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5327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1717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2.9807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ffff99"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Prehl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"/>
        <table:table-column table:style-name="co3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8"/>
        <table:table-column table:style-name="co13" table:default-cell-style-name="ce10"/>
        <table:table-column table:style-name="co14" table:default-cell-style-name="ce13"/>
        <table:table-column table:style-name="co15" table:default-cell-style-name="ce2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7"/>
          <table:table-cell table:style-name="ce6" office:value-type="string" calcext:value-type="string">
            <text:p>Base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7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</text:p>
            <text:p>[m/n]</text:p>
          </table:table-cell>
          <table:table-cell table:style-name="ce3" office:value-type="string" calcext:value-type="string">
            <text:p>Polozka</text:p>
            <text:p>[nazev]</text:p>
          </table:table-cell>
          <table:table-cell table:style-name="ce3" office:value-type="string" calcext:value-type="string">
            <text:p>Detail</text:p>
            <text:p>[znacka, typ, atp]</text:p>
          </table:table-cell>
          <table:table-cell table:style-name="ce3" office:value-type="string" calcext:value-type="string">
            <text:p>Cena</text:p>
            <text:p>[kc]</text:p>
          </table:table-cell>
          <table:table-cell table:style-name="ce3" office:value-type="string" calcext:value-type="string">
            <text:p>Faktuara</text:p>
            <text:p>[a/n]</text:p>
          </table:table-cell>
          <table:table-cell table:style-name="ce3" office:value-type="string" calcext:value-type="string">
            <text:p>Poskozeni</text:p>
            <text:p>[z,k,r]</text:p>
          </table:table-cell>
          <table:table-cell table:style-name="ce9" office:value-type="string" calcext:value-type="string">
            <text:p>Poznamka</text:p>
            <text:p>[Alter. produkt; url; typ; ozn; pozn.]</text:p>
          </table:table-cell>
          <table:table-cell table:style-name="ce11" office:value-type="string" calcext:value-type="string">
            <text:p>Fotografie</text:p>
            <text:p>[jmeno]</text:p>
          </table:table-cell>
          <table:table-cell table:style-name="ce14" office:value-type="string" calcext:value-type="string">
            <text:p>Fotografie</text:p>
            <text:p>[nahled]</text:p>
          </table:table-cell>
          <table:table-cell table:style-name="ce3" office:value-type="string" calcext:value-type="string">
            <text:p>Lokace</text:p>
            <text:p/>
          </table:table-cell>
          <table:table-cell table:style-name="ce3"/>
          <table:table-cell table:style-name="ce3" office:value-type="string" calcext:value-type="string">
            <text:p>Forma</text:p>
            <text:p>Obnovy</text:p>
          </table:table-cell>
          <table:table-cell table:style-name="ce3" office:value-type="string" calcext:value-type="string">
            <text:p>Ostatni</text:p>
            <text:p>Naklady</text:p>
          </table:table-cell>
          <table:table-cell table:style-name="ce3" table:number-columns-repeated="1009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/text:p>
            <text:p>[nahled]</text:p>
          </table:table-cell>
          <table:table-cell table:formula="of:=VLOOKUP(LEFT([.I5];IF(               ISNUMBER(FIND(&quot; &quot;;[.I5]));FIND(&quot; &quot;;[.I5])-1;LEN([.I5])       )                );[#REF!];3;0)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 table:number-columns-repeated="2"/>
          <table:table-cell table:formula="of:=IF([.G5]=&quot;&quot;;&quot;&quot;;[.G5])">
            <text:p/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B1:.D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 table:number-columns-repeated="2"/>
          <table:table-cell table:formula="of:=IF([.G6]=&quot;&quot;;&quot;&quot;;[.G6])">
            <text:p/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B2:.D406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table:formula="of:=IF([.F7]=&quot;&quot;;&quot;&quot;;[.F7])">
            <text:p/>
          </table:table-cell>
          <table:table-cell table:formula="of:=IF([.G7]=&quot;&quot;;&quot;&quot;;[.G7])">
            <text:p/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B3:.D407];3;0)" office:value-type="string" office:string-value="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5"/>
          <table:table-cell table:style-name="ce12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B4:.D408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 table:number-columns-repeated="4"/>
          <table:table-cell table:style-name="ce12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B5:.D409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5"/>
          <table:table-cell table:style-name="ce12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B6:.D410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 table:number-columns-repeated="4"/>
          <table:table-cell table:style-name="ce12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B7:.D411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6"/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kuchyne/20140625_0024.jpg" calcext:value-type="string">
            <text:p>./kuchyne/20140625_0024.jpg</text:p>
          </table:table-cell>
          <table:table-cell table:formula="of:=VLOOKUP(LEFT([.I13];IF(               ISNUMBER(FIND(&quot; &quot;;[.I13]));FIND(&quot; &quot;;[.I13])-1;LEN([.I13])       )                );[Fotografie.B8:.D412];3;0)" office:value-type="string" office:string-value="" calcext:value-type="error">
            <text:p>#N/A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</text:p>
          </table:table-cell>
          <table:table-cell table:number-columns-repeated="6"/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kuchyne/20140625_0024.jpg" calcext:value-type="string">
            <text:p>./kuchyne/20140625_0024.jpg</text:p>
          </table:table-cell>
          <table:table-cell table:formula="of:=VLOOKUP(LEFT([.I14];IF(               ISNUMBER(FIND(&quot; &quot;;[.I14]));FIND(&quot; &quot;;[.I14])-1;LEN([.I14])       )                );[Fotografie.B9:.D413];3;0)" office:value-type="string" office:string-value="" calcext:value-type="error">
            <text:p>#N/A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izka na ventilaci</text:p>
          </table:table-cell>
          <table:table-cell table:number-columns-repeated="6"/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[.J14])" office:value-type="string" office:string-value="./kuchyne/20140625_0024.jpg" calcext:value-type="string">
            <text:p>./kuchyne/20140625_0024.jpg</text:p>
          </table:table-cell>
          <table:table-cell table:formula="of:=VLOOKUP(LEFT([.I15];IF(               ISNUMBER(FIND(&quot; &quot;;[.I15]));FIND(&quot; &quot;;[.I15])-1;LEN([.I15])       )                );[Fotografie.B10:.D414];3;0)" office:value-type="string" office:string-value="" calcext:value-type="error">
            <text:p>#N/A</text:p>
          </table:table-cell>
          <table:table-cell table:formula="of:=IF([.L14]=&quot;&quot;;&quot;&quot;;[.L14])">
            <text:p/>
          </table:table-cell>
          <table:table-cell/>
          <table:table-cell table:formula="of:=IF([.N14]=&quot;&quot;;&quot;&quot;;[.N14])">
            <text:p/>
          </table:table-cell>
          <table:table-cell table:formula="of:=IF([.O14]=&quot;&quot;;&quot;&quot;;[.O14])">
            <text:p/>
          </table:table-cell>
          <table:table-cell table:number-columns-repeated="100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table:number-columns-repeated="6"/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20140625_0024.jpg" calcext:value-type="string">
            <text:p>./kuchyne/20140625_0024.jpg</text:p>
          </table:table-cell>
          <table:table-cell table:formula="of:=VLOOKUP(LEFT([.I16];IF(               ISNUMBER(FIND(&quot; &quot;;[.I16]));FIND(&quot; &quot;;[.I16])-1;LEN([.I16])       )                );[Fotografie.B11:.D415];3;0)" office:value-type="string" office:string-value="" calcext:value-type="error">
            <text:p>#N/A</text:p>
          </table:table-cell>
          <table:table-cell table:formula="of:=IF([.L15]=&quot;&quot;;&quot;&quot;;[.L15])">
            <text:p/>
          </table:table-cell>
          <table:table-cell/>
          <table:table-cell table:formula="of:=IF([.N15]=&quot;&quot;;&quot;&quot;;[.N15])">
            <text:p/>
          </table:table-cell>
          <table:table-cell table:formula="of:=IF([.O15]=&quot;&quot;;&quot;&quot;;[.O15])">
            <text:p/>
          </table:table-cell>
          <table:table-cell table:number-columns-repeated="100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5"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B12:.D416];3;0)" office:value-type="string" office:string-value="./kuchyne/" calcext:value-type="string">
            <text:p>./kuchyne/</text:p>
          </table:table-cell>
          <table:table-cell table:formula="of:=IF([.L16]=&quot;&quot;;&quot;&quot;;[.L16])">
            <text:p/>
          </table:table-cell>
          <table:table-cell/>
          <table:table-cell table:formula="of:=IF([.N16]=&quot;&quot;;&quot;&quot;;[.N16])">
            <text:p/>
          </table:table-cell>
          <table:table-cell table:formula="of:=IF([.O16]=&quot;&quot;;&quot;&quot;;[.O16])">
            <text:p/>
          </table:table-cell>
          <table:table-cell table:number-columns-repeated="1009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5"/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B13:.D417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 table:number-columns-repeated="3"/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B14:.D418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5"/>
          <table:table-cell office:value-type="string" calcext:value-type="string">
            <text:p>_APE0799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_APE0799.jpg" calcext:value-type="string">
            <text:p>./kuchyne/_APE0799.jpg</text:p>
          </table:table-cell>
          <table:table-cell table:formula="of:=VLOOKUP(LEFT([.I20];IF(               ISNUMBER(FIND(&quot; &quot;;[.I20]));FIND(&quot; &quot;;[.I20])-1;LEN([.I20])       )                );[Fotografie.B15:.D419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6"/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_APE0799.jpg" calcext:value-type="string">
            <text:p>./kuchyne/_APE0799.jpg</text:p>
          </table:table-cell>
          <table:table-cell table:formula="of:=VLOOKUP(LEFT([.I21];IF(               ISNUMBER(FIND(&quot; &quot;;[.I21]));FIND(&quot; &quot;;[.I21])-1;LEN([.I21])       )                );[Fotografie.B16:.D4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6"/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./kuchyne/_APE0799.jpg" calcext:value-type="string">
            <text:p>./kuchyne/_APE0799.jpg</text:p>
          </table:table-cell>
          <table:table-cell table:formula="of:=VLOOKUP(LEFT([.I22];IF(               ISNUMBER(FIND(&quot; &quot;;[.I22]));FIND(&quot; &quot;;[.I22])-1;LEN([.I22])       )                );[Fotografie.B17:.D4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6"/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_APE0799.jpg" calcext:value-type="string">
            <text:p>./kuchyne/_APE0799.jpg</text:p>
          </table:table-cell>
          <table:table-cell table:formula="of:=VLOOKUP(LEFT([.I23];IF(               ISNUMBER(FIND(&quot; &quot;;[.I23]));FIND(&quot; &quot;;[.I23])-1;LEN([.I23])       )                );[Fotografie.B18:.D4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6"/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_APE0799.jpg" calcext:value-type="string">
            <text:p>./kuchyne/_APE0799.jpg</text:p>
          </table:table-cell>
          <table:table-cell table:formula="of:=VLOOKUP(LEFT([.I24];IF(               ISNUMBER(FIND(&quot; &quot;;[.I24]));FIND(&quot; &quot;;[.I24])-1;LEN([.I24])       )                );[Fotografie.B19:.D4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table:number-columns-repeated="6"/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_APE0799.jpg" calcext:value-type="string">
            <text:p>./kuchyne/_APE0799.jpg</text:p>
          </table:table-cell>
          <table:table-cell table:formula="of:=VLOOKUP(LEFT([.I25];IF(               ISNUMBER(FIND(&quot; &quot;;[.I25]));FIND(&quot; &quot;;[.I25])-1;LEN([.I25])       )                );[Fotografie.B20:.D4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table:number-columns-repeated="6"/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_APE0799.jpg" calcext:value-type="string">
            <text:p>./kuchyne/_APE0799.jpg</text:p>
          </table:table-cell>
          <table:table-cell table:formula="of:=VLOOKUP(LEFT([.I26];IF(               ISNUMBER(FIND(&quot; &quot;;[.I26]));FIND(&quot; &quot;;[.I26])-1;LEN([.I26])       )                );[Fotografie.B21:.D4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table:number-columns-repeated="6"/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[.J26])" office:value-type="string" office:string-value="./kuchyne/_APE0799.jpg" calcext:value-type="string">
            <text:p>./kuchyne/_APE0799.jpg</text:p>
          </table:table-cell>
          <table:table-cell table:formula="of:=VLOOKUP(LEFT([.I27];IF(               ISNUMBER(FIND(&quot; &quot;;[.I27]));FIND(&quot; &quot;;[.I27])-1;LEN([.I27])       )                );[Fotografie.B22:.D4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+kvetinac+podtacek</text:p>
          </table:table-cell>
          <table:table-cell table:number-columns-repeated="6"/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_APE0799.jpg" calcext:value-type="string">
            <text:p>./kuchyne/_APE0799.jpg</text:p>
          </table:table-cell>
          <table:table-cell table:formula="of:=VLOOKUP(LEFT([.I28];IF(               ISNUMBER(FIND(&quot; &quot;;[.I28]));FIND(&quot; &quot;;[.I28])-1;LEN([.I28])       )                );[Fotografie.B23:.D4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table:number-columns-repeated="6"/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_APE0799.jpg" calcext:value-type="string">
            <text:p>./kuchyne/_APE0799.jpg</text:p>
          </table:table-cell>
          <table:table-cell table:formula="of:=VLOOKUP(LEFT([.I29];IF(               ISNUMBER(FIND(&quot; &quot;;[.I29]));FIND(&quot; &quot;;[.I29])-1;LEN([.I29])       )                );[Fotografie.B24:.D4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6"/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_APE0799.jpg" calcext:value-type="string">
            <text:p>./kuchyne/_APE0799.jpg</text:p>
          </table:table-cell>
          <table:table-cell table:formula="of:=VLOOKUP(LEFT([.I30];IF(               ISNUMBER(FIND(&quot; &quot;;[.I30]));FIND(&quot; &quot;;[.I30])-1;LEN([.I30])       )                );[Fotografie.B25:.D4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[.J30])" office:value-type="string" office:string-value="./kuchyne/_APE0799.jpg" calcext:value-type="string">
            <text:p>./kuchyne/_APE0799.jpg</text:p>
          </table:table-cell>
          <table:table-cell table:formula="of:=VLOOKUP(LEFT([.I31];IF(               ISNUMBER(FIND(&quot; &quot;;[.I31]));FIND(&quot; &quot;;[.I31])-1;LEN([.I31])       )                );[Fotografie.B26:.D4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6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./kuchyne/_APE0799.jpg" calcext:value-type="string">
            <text:p>./kuchyne/_APE0799.jpg</text:p>
          </table:table-cell>
          <table:table-cell table:formula="of:=VLOOKUP(LEFT([.I32];IF(               ISNUMBER(FIND(&quot; &quot;;[.I32]));FIND(&quot; &quot;;[.I32])-1;LEN([.I32])       )                );[Fotografie.B27:.D4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doby na uchov.potravin</text:p>
          </table:table-cell>
          <table:table-cell table:number-columns-repeated="4"/>
          <table:table-cell office:value-type="string" calcext:value-type="string">
            <text:p>4velke,5str.,1xmala</text:p>
          </table:table-cell>
          <table:table-cell/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_APE0799.jpg" calcext:value-type="string">
            <text:p>./kuchyne/_APE0799.jpg</text:p>
          </table:table-cell>
          <table:table-cell table:formula="of:=VLOOKUP(LEFT([.I33];IF(               ISNUMBER(FIND(&quot; &quot;;[.I33]));FIND(&quot; &quot;;[.I33])-1;LEN([.I33])       )                );[Fotografie.B28:.D4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doby na uchov.potravin</text:p>
          </table:table-cell>
          <table:table-cell table:number-columns-repeated="4"/>
          <table:table-cell office:value-type="string" calcext:value-type="string">
            <text:p>Sada 4 doz</text:p>
          </table:table-cell>
          <table:table-cell/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9.jpg" calcext:value-type="string">
            <text:p>./kuchyne/_APE0799.jpg</text:p>
          </table:table-cell>
          <table:table-cell table:formula="of:=VLOOKUP(LEFT([.I34];IF(               ISNUMBER(FIND(&quot; &quot;;[.I34]));FIND(&quot; &quot;;[.I34])-1;LEN([.I34])       )                );[Fotografie.B29:.D4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_APE0799.jpg" calcext:value-type="string">
            <text:p>./kuchyne/_APE0799.jpg</text:p>
          </table:table-cell>
          <table:table-cell table:formula="of:=VLOOKUP(LEFT([.I35];IF(               ISNUMBER(FIND(&quot; &quot;;[.I35]));FIND(&quot; &quot;;[.I35])-1;LEN([.I35])       )                );[Fotografie.B30:.D4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6"/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./kuchyne/_APE0799.jpg" calcext:value-type="string">
            <text:p>./kuchyne/_APE0799.jpg</text:p>
          </table:table-cell>
          <table:table-cell table:formula="of:=VLOOKUP(LEFT([.I36];IF(               ISNUMBER(FIND(&quot; &quot;;[.I36]));FIND(&quot; &quot;;[.I36])-1;LEN([.I36])       )                );[Fotografie.B31:.D4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spotrebice/_APE0792.jpg" calcext:value-type="string">
            <text:p>./kuchyne/spotrebice/_APE0792.jpg</text:p>
          </table:table-cell>
          <table:table-cell table:formula="of:=VLOOKUP(LEFT([.I37];IF(               ISNUMBER(FIND(&quot; &quot;;[.I37]));FIND(&quot; &quot;;[.I37])-1;LEN([.I37])       )                );[Fotografie.B32:.D436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table:number-columns-repeated="6"/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792.jpg" calcext:value-type="string">
            <text:p>./kuchyne/spotrebice/_APE0792.jpg</text:p>
          </table:table-cell>
          <table:table-cell table:formula="of:=VLOOKUP(LEFT([.I38];IF(               ISNUMBER(FIND(&quot; &quot;;[.I38]));FIND(&quot; &quot;;[.I38])-1;LEN([.I38])       )                );[Fotografie.B33:.D4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table:number-columns-repeated="6"/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spotrebice/_APE0792.jpg" calcext:value-type="string">
            <text:p>./kuchyne/spotrebice/_APE0792.jpg</text:p>
          </table:table-cell>
          <table:table-cell table:formula="of:=VLOOKUP(LEFT([.I39];IF(               ISNUMBER(FIND(&quot; &quot;;[.I39]));FIND(&quot; &quot;;[.I39])-1;LEN([.I39])       )                );[Fotografie.B34:.D4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6"/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spotrebice/_APE0792.jpg" calcext:value-type="string">
            <text:p>./kuchyne/spotrebice/_APE0792.jpg</text:p>
          </table:table-cell>
          <table:table-cell table:formula="of:=VLOOKUP(LEFT([.I40];IF(               ISNUMBER(FIND(&quot; &quot;;[.I40]));FIND(&quot; &quot;;[.I40])-1;LEN([.I40])       )                );[Fotografie.B35:.D4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20140625_0024.jpg" calcext:value-type="string">
            <text:p>./kuchyne/20140625_0024.jpg</text:p>
          </table:table-cell>
          <table:table-cell table:formula="of:=VLOOKUP(LEFT([.I41];IF(               ISNUMBER(FIND(&quot; &quot;;[.I41]));FIND(&quot; &quot;;[.I41])-1;LEN([.I41])       )                );[Fotografie.B36:.D440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5"/>
          <table:table-cell office:value-type="string" calcext:value-type="string">
            <text:p>_APE0812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spotrebice/_APE0812.jpg" calcext:value-type="string">
            <text:p>./kuchyne/spotrebice/_APE0812.jpg</text:p>
          </table:table-cell>
          <table:table-cell table:formula="of:=VLOOKUP(LEFT([.I42];IF(               ISNUMBER(FIND(&quot; &quot;;[.I42]));FIND(&quot; &quot;;[.I42])-1;LEN([.I42])       )                );[Fotografie.B37:.D441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6"/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spotrebice/_APE0812.jpg" calcext:value-type="string">
            <text:p>./kuchyne/spotrebice/_APE0812.jpg</text:p>
          </table:table-cell>
          <table:table-cell table:formula="of:=VLOOKUP(LEFT([.I43];IF(               ISNUMBER(FIND(&quot; &quot;;[.I43]));FIND(&quot; &quot;;[.I43])-1;LEN([.I43])       )                );[Fotografie.B38:.D4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6"/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spotrebice/_APE0812.jpg" calcext:value-type="string">
            <text:p>./kuchyne/spotrebice/_APE0812.jpg</text:p>
          </table:table-cell>
          <table:table-cell table:formula="of:=VLOOKUP(LEFT([.I44];IF(               ISNUMBER(FIND(&quot; &quot;;[.I44]));FIND(&quot; &quot;;[.I44])-1;LEN([.I44])       )                );[Fotografie.B39:.D4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6"/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spotrebice/_APE0812.jpg" calcext:value-type="string">
            <text:p>./kuchyne/spotrebice/_APE0812.jpg</text:p>
          </table:table-cell>
          <table:table-cell table:formula="of:=VLOOKUP(LEFT([.I45];IF(               ISNUMBER(FIND(&quot; &quot;;[.I45]));FIND(&quot; &quot;;[.I45])-1;LEN([.I45])       )                );[Fotografie.B40:.D4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6"/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spotrebice/_APE0812.jpg" calcext:value-type="string">
            <text:p>./kuchyne/spotrebice/_APE0812.jpg</text:p>
          </table:table-cell>
          <table:table-cell table:formula="of:=VLOOKUP(LEFT([.I46];IF(               ISNUMBER(FIND(&quot; &quot;;[.I46]));FIND(&quot; &quot;;[.I46])-1;LEN([.I46])       )                );[Fotografie.B41:.D4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6"/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spotrebice/_APE0812.jpg" calcext:value-type="string">
            <text:p>./kuchyne/spotrebice/_APE0812.jpg</text:p>
          </table:table-cell>
          <table:table-cell table:formula="of:=VLOOKUP(LEFT([.I47];IF(               ISNUMBER(FIND(&quot; &quot;;[.I47]));FIND(&quot; &quot;;[.I47])-1;LEN([.I47])       )                );[Fotografie.B42:.D4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18.jpg" calcext:value-type="string">
            <text:p>./kuchyne/_APE0818.jpg</text:p>
          </table:table-cell>
          <table:table-cell table:formula="of:=VLOOKUP(LEFT([.I48];IF(               ISNUMBER(FIND(&quot; &quot;;[.I48]));FIND(&quot; &quot;;[.I48])-1;LEN([.I48])       )                );[Fotografie.B43:.D447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6"/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18.jpg" calcext:value-type="string">
            <text:p>./kuchyne/_APE0818.jpg</text:p>
          </table:table-cell>
          <table:table-cell table:formula="of:=VLOOKUP(LEFT([.I49];IF(               ISNUMBER(FIND(&quot; &quot;;[.I49]));FIND(&quot; &quot;;[.I49])-1;LEN([.I49])       )                );[Fotografie.B44:.D4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6"/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18.jpg" calcext:value-type="string">
            <text:p>./kuchyne/_APE0818.jpg</text:p>
          </table:table-cell>
          <table:table-cell table:formula="of:=VLOOKUP(LEFT([.I50];IF(               ISNUMBER(FIND(&quot; &quot;;[.I50]));FIND(&quot; &quot;;[.I50])-1;LEN([.I50])       )                );[Fotografie.B45:.D4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_APE0805.jpg" calcext:value-type="string">
            <text:p>./kuchyne/_APE0805.jpg</text:p>
          </table:table-cell>
          <table:table-cell table:formula="of:=VLOOKUP(LEFT([.I51];IF(               ISNUMBER(FIND(&quot; &quot;;[.I51]));FIND(&quot; &quot;;[.I51])-1;LEN([.I51])       )                );[Fotografie.B46:.D450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6"/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_APE0805.jpg" calcext:value-type="string">
            <text:p>./kuchyne/_APE0805.jpg</text:p>
          </table:table-cell>
          <table:table-cell table:formula="of:=VLOOKUP(LEFT([.I52];IF(               ISNUMBER(FIND(&quot; &quot;;[.I52]));FIND(&quot; &quot;;[.I52])-1;LEN([.I52])       )                );[Fotografie.B47:.D4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6"/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_APE0805.jpg" calcext:value-type="string">
            <text:p>./kuchyne/_APE0805.jpg</text:p>
          </table:table-cell>
          <table:table-cell table:formula="of:=VLOOKUP(LEFT([.I53];IF(               ISNUMBER(FIND(&quot; &quot;;[.I53]));FIND(&quot; &quot;;[.I53])-1;LEN([.I53])       )                );[Fotografie.B48:.D4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6"/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805.jpg" calcext:value-type="string">
            <text:p>./kuchyne/_APE0805.jpg</text:p>
          </table:table-cell>
          <table:table-cell table:formula="of:=VLOOKUP(LEFT([.I54];IF(               ISNUMBER(FIND(&quot; &quot;;[.I54]));FIND(&quot; &quot;;[.I54])-1;LEN([.I54])       )                );[Fotografie.B49:.D4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20140625_0021.jpg" calcext:value-type="string">
            <text:p>./kuchyne/20140625_0021.jpg</text:p>
          </table:table-cell>
          <table:table-cell table:formula="of:=VLOOKUP(LEFT([.I55];IF(               ISNUMBER(FIND(&quot; &quot;;[.I55]));FIND(&quot; &quot;;[.I55])-1;LEN([.I55])       )                );[Fotografie.B50:.D454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20140625_0023.jpg" calcext:value-type="string">
            <text:p>./kuchyne/20140625_0023.jpg</text:p>
          </table:table-cell>
          <table:table-cell table:formula="of:=VLOOKUP(LEFT([.I56];IF(               ISNUMBER(FIND(&quot; &quot;;[.I56]));FIND(&quot; &quot;;[.I56])-1;LEN([.I56])       )                );[Fotografie.B51:.D45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table:number-columns-repeated="2"/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20140625_0023.jpg" calcext:value-type="string">
            <text:p>./kuchyne/20140625_0023.jpg</text:p>
          </table:table-cell>
          <table:table-cell table:formula="of:=VLOOKUP(LEFT([.I57];IF(               ISNUMBER(FIND(&quot; &quot;;[.I57]));FIND(&quot; &quot;;[.I57])-1;LEN([.I57])       )                );[Fotografie.B52:.D456];3;0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7]);&quot;A&quot;;&quot;N&quot;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_APE0793.jpg" calcext:value-type="string">
            <text:p>./kuchyne/_APE0793.jpg</text:p>
          </table:table-cell>
          <table:table-cell table:formula="of:=VLOOKUP(LEFT([.I58];IF(               ISNUMBER(FIND(&quot; &quot;;[.I58]));FIND(&quot; &quot;;[.I58])-1;LEN([.I58])       )                );[Fotografie.B53:.D457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               ISNUMBER(FIND(&quot; &quot;;[.O58]));FIND(&quot; &quot;;[.O58]);LEN([.O58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_APE0799.jpg" calcext:value-type="string">
            <text:p>./kuchyne/_APE0799.jpg</text:p>
          </table:table-cell>
          <table:table-cell table:formula="of:=VLOOKUP(LEFT([.I59];IF(               ISNUMBER(FIND(&quot; &quot;;[.I59]));FIND(&quot; &quot;;[.I59])-1;LEN([.I59])       )                );[Fotografie.B54:.D458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9];IF(               ISNUMBER(FIND(&quot; &quot;;[.O59]));FIND(&quot; &quot;;[.O59]);LEN([.O59])       )                )" office:value-type="string" office:string-value="Aaa&#10;Bbbb" calcext:value-type="string">
            <text:p>Aaa</text:p>
            <text:p>Bbbb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/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99.jpg" calcext:value-type="string">
            <text:p>./kuchyne/_APE0799.jpg</text:p>
          </table:table-cell>
          <table:table-cell table:formula="of:=VLOOKUP(LEFT([.I60];IF(               ISNUMBER(FIND(&quot; &quot;;[.I60]));FIND(&quot; &quot;;[.I60])-1;LEN([.I60])       )                );[Fotografie.B55:.D459];3;0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60];IF(               ISNUMBER(FIND(&quot; &quot;;[.O60]));FIND(&quot; &quot;;[.O60]);LEN([.O60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/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_APE0799.jpg" calcext:value-type="string">
            <text:p>./kuchyne/_APE0799.jpg</text:p>
          </table:table-cell>
          <table:table-cell table:formula="of:=VLOOKUP(LEFT([.I61];IF(               ISNUMBER(FIND(&quot; &quot;;[.I61]));FIND(&quot; &quot;;[.I61])-1;LEN([.I61])       )                );[Fotografie.B56:.D460];3;0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61];IF(               ISNUMBER(FIND(&quot; &quot;;[.O61]));FIND(&quot; &quot;;[.O61]);LEN([.O61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20140625_0024.jpg" calcext:value-type="string">
            <text:p>./kuchyne/20140625_0024.jpg</text:p>
          </table:table-cell>
          <table:table-cell table:formula="of:=VLOOKUP(LEFT([.I62];IF(               ISNUMBER(FIND(&quot; &quot;;[.I62]));FIND(&quot; &quot;;[.I62])-1;LEN([.I62])       )                );[Fotografie.B57:.D461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62];IF(ISNUMBER(FIND(&quot; &quot;;[.O61]);FIND(&quot; &quot;;[.O62]);LEN([.O62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3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20140625_0024.jpg" calcext:value-type="string">
            <text:p>./kuchyne/20140625_0024.jpg</text:p>
          </table:table-cell>
          <table:table-cell table:formula="of:=VLOOKUP(LEFT([.I63];IF(               ISNUMBER(FIND(&quot; &quot;;[.I63]));FIND(&quot; &quot;;[.I63])-1;LEN([.I63])       )                );[Fotografie.B58:.D462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63];IF(ISNUMBER(FIND(&quot; &quot;;[.O62]);FIND(&quot; &quot;;[.O63]);LEN([.O63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88.jpg" calcext:value-type="string">
            <text:p>./kuchyne/_APE0788.jpg</text:p>
          </table:table-cell>
          <table:table-cell table:formula="of:=VLOOKUP(LEFT([.I64];IF(               ISNUMBER(FIND(&quot; &quot;;[.I64]));FIND(&quot; &quot;;[.I64])-1;LEN([.I64])       )                );[Fotografie.B59:.D463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0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0.jpg" calcext:value-type="string">
            <text:p>./kuchyne/_APE0790.jpg</text:p>
          </table:table-cell>
          <table:table-cell table:formula="of:=VLOOKUP(LEFT([.I65];IF(               ISNUMBER(FIND(&quot; &quot;;[.I65]));FIND(&quot; &quot;;[.I65])-1;LEN([.I65])       )                );[Fotografie.B60:.D464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3.jpg" calcext:value-type="string">
            <text:p>./kuchyne/_APE0793.jpg</text:p>
          </table:table-cell>
          <table:table-cell table:formula="of:=VLOOKUP(LEFT([.I66];IF(               ISNUMBER(FIND(&quot; &quot;;[.I66]));FIND(&quot; &quot;;[.I66])-1;LEN([.I66])       )                );[Fotografie.B61:.D46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_APE0793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3.jpg" calcext:value-type="string">
            <text:p>./kuchyne/_APE0793.jpg</text:p>
          </table:table-cell>
          <table:table-cell table:formula="of:=VLOOKUP(LEFT([.I67];IF(               ISNUMBER(FIND(&quot; &quot;;[.I67]));FIND(&quot; &quot;;[.I67])-1;LEN([.I67])       )                );[Fotografie.B62:.D466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B63:.D467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6.jpg" calcext:value-type="string">
            <text:p>./kuchyne/_APE0796.jpg</text:p>
          </table:table-cell>
          <table:table-cell table:formula="of:=VLOOKUP(LEFT([.I69];IF(               ISNUMBER(FIND(&quot; &quot;;[.I69]));FIND(&quot; &quot;;[.I69])-1;LEN([.I69])       )                );[Fotografie.B64:.D468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5.jpg" calcext:value-type="string">
            <text:p>./kuchyne/_APE0795.jpg</text:p>
          </table:table-cell>
          <table:table-cell table:formula="of:=VLOOKUP(LEFT([.I70];IF(               ISNUMBER(FIND(&quot; &quot;;[.I70]));FIND(&quot; &quot;;[.I70])-1;LEN([.I70])       )                );[Fotografie.B65:.D469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5.jpg" calcext:value-type="string">
            <text:p>./kuchyne/_APE0795.jpg</text:p>
          </table:table-cell>
          <table:table-cell table:formula="of:=VLOOKUP(LEFT([.I71];IF(               ISNUMBER(FIND(&quot; &quot;;[.I71]));FIND(&quot; &quot;;[.I71])-1;LEN([.I71])       )                );[Fotografie.B66:.D470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5.jpg" calcext:value-type="string">
            <text:p>./kuchyne/_APE0795.jpg</text:p>
          </table:table-cell>
          <table:table-cell table:formula="of:=VLOOKUP(LEFT([.I72];IF(               ISNUMBER(FIND(&quot; &quot;;[.I72]));FIND(&quot; &quot;;[.I72])-1;LEN([.I72])       )                );[Fotografie.B67:.D4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_APE0799.jpg" calcext:value-type="string">
            <text:p>./kuchyne/_APE0799.jpg</text:p>
          </table:table-cell>
          <table:table-cell table:formula="of:=VLOOKUP(LEFT([.I73];IF(               ISNUMBER(FIND(&quot; &quot;;[.I73]));FIND(&quot; &quot;;[.I73])-1;LEN([.I73])       )                );[Fotografie.B68:.D472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799.jpg" calcext:value-type="string">
            <text:p>./kuchyne/_APE0799.jpg</text:p>
          </table:table-cell>
          <table:table-cell table:formula="of:=VLOOKUP(LEFT([.I74];IF(               ISNUMBER(FIND(&quot; &quot;;[.I74]));FIND(&quot; &quot;;[.I74])-1;LEN([.I74])       )                );[Fotografie.B69:.D473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799.jpg" calcext:value-type="string">
            <text:p>./kuchyne/_APE0799.jpg</text:p>
          </table:table-cell>
          <table:table-cell table:formula="of:=VLOOKUP(LEFT([.I75];IF(               ISNUMBER(FIND(&quot; &quot;;[.I75]));FIND(&quot; &quot;;[.I75])-1;LEN([.I75])       )                );[Fotografie.B70:.D474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799.jpg" calcext:value-type="string">
            <text:p>./kuchyne/_APE0799.jpg</text:p>
          </table:table-cell>
          <table:table-cell table:formula="of:=VLOOKUP(LEFT([.I76];IF(               ISNUMBER(FIND(&quot; &quot;;[.I76]));FIND(&quot; &quot;;[.I76])-1;LEN([.I76])       )                );[Fotografie.B71:.D47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_APE0803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3.jpg" calcext:value-type="string">
            <text:p>./kuchyne/_APE0803.jpg</text:p>
          </table:table-cell>
          <table:table-cell table:formula="of:=VLOOKUP(LEFT([.I77];IF(               ISNUMBER(FIND(&quot; &quot;;[.I77]));FIND(&quot; &quot;;[.I77])-1;LEN([.I77])       )                );[Fotografie.B72:.D476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_APE0803.jpg" calcext:value-type="string">
            <text:p>./kuchyne/_APE0803.jpg</text:p>
          </table:table-cell>
          <table:table-cell table:formula="of:=VLOOKUP(LEFT([.I78];IF(               ISNUMBER(FIND(&quot; &quot;;[.I78]));FIND(&quot; &quot;;[.I78])-1;LEN([.I78])       )                );[Fotografie.B73:.D477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_APE0805.jpg" calcext:value-type="string">
            <text:p>./kuchyne/_APE0805.jpg</text:p>
          </table:table-cell>
          <table:table-cell table:formula="of:=VLOOKUP(LEFT([.I79];IF(               ISNUMBER(FIND(&quot; &quot;;[.I79]));FIND(&quot; &quot;;[.I79])-1;LEN([.I79])       )                );[Fotografie.B74:.D478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_APE0805.jpg" calcext:value-type="string">
            <text:p>./kuchyne/_APE0805.jpg</text:p>
          </table:table-cell>
          <table:table-cell table:formula="of:=VLOOKUP(LEFT([.I80];IF(               ISNUMBER(FIND(&quot; &quot;;[.I80]));FIND(&quot; &quot;;[.I80])-1;LEN([.I80])       )                );[Fotografie.B75:.D479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5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_APE0805.jpg" calcext:value-type="string">
            <text:p>./kuchyne/_APE0805.jpg</text:p>
          </table:table-cell>
          <table:table-cell table:formula="of:=VLOOKUP(LEFT([.I81];IF(               ISNUMBER(FIND(&quot; &quot;;[.I81]));FIND(&quot; &quot;;[.I81])-1;LEN([.I81])       )                );[Fotografie.B76:.D480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_APE0805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_APE0805.jpg" calcext:value-type="string">
            <text:p>./kuchyne/_APE0805.jpg</text:p>
          </table:table-cell>
          <table:table-cell table:formula="of:=VLOOKUP(LEFT([.I82];IF(               ISNUMBER(FIND(&quot; &quot;;[.I82]));FIND(&quot; &quot;;[.I82])-1;LEN([.I82])       )                );[Fotografie.B77:.D481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number-columns-repeated="8"/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_APE0805.jpg" calcext:value-type="string">
            <text:p>./kuchyne/_APE0805.jpg</text:p>
          </table:table-cell>
          <table:table-cell table:formula="of:=VLOOKUP(LEFT([.I83];IF(               ISNUMBER(FIND(&quot; &quot;;[.I83]));FIND(&quot; &quot;;[.I83])-1;LEN([.I83])       )                );[Fotografie.B78:.D4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number-columns-repeated="8"/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_APE0805.jpg" calcext:value-type="string">
            <text:p>./kuchyne/_APE0805.jpg</text:p>
          </table:table-cell>
          <table:table-cell table:formula="of:=VLOOKUP(LEFT([.I84];IF(               ISNUMBER(FIND(&quot; &quot;;[.I84]));FIND(&quot; &quot;;[.I84])-1;LEN([.I84])       )                );[Fotografie.B79:.D4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number-columns-repeated="8"/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_APE0805.jpg" calcext:value-type="string">
            <text:p>./kuchyne/_APE0805.jpg</text:p>
          </table:table-cell>
          <table:table-cell table:formula="of:=VLOOKUP(LEFT([.I85];IF(               ISNUMBER(FIND(&quot; &quot;;[.I85]));FIND(&quot; &quot;;[.I85])-1;LEN([.I85])       )                );[Fotografie.B80:.D4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number-columns-repeated="8"/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_APE0805.jpg" calcext:value-type="string">
            <text:p>./kuchyne/_APE0805.jpg</text:p>
          </table:table-cell>
          <table:table-cell table:formula="of:=VLOOKUP(LEFT([.I86];IF(               ISNUMBER(FIND(&quot; &quot;;[.I86]));FIND(&quot; &quot;;[.I86])-1;LEN([.I86])       )                );[Fotografie.B81:.D4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number-columns-repeated="8"/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_APE0805.jpg" calcext:value-type="string">
            <text:p>./kuchyne/_APE0805.jpg</text:p>
          </table:table-cell>
          <table:table-cell table:formula="of:=VLOOKUP(LEFT([.I87];IF(               ISNUMBER(FIND(&quot; &quot;;[.I87]));FIND(&quot; &quot;;[.I87])-1;LEN([.I87])       )                );[Fotografie.B82:.D4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number-columns-repeated="8"/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_APE0805.jpg" calcext:value-type="string">
            <text:p>./kuchyne/_APE0805.jpg</text:p>
          </table:table-cell>
          <table:table-cell table:formula="of:=VLOOKUP(LEFT([.I88];IF(               ISNUMBER(FIND(&quot; &quot;;[.I88]));FIND(&quot; &quot;;[.I88])-1;LEN([.I88])       )                );[Fotografie.B83:.D4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number-columns-repeated="8"/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_APE0805.jpg" calcext:value-type="string">
            <text:p>./kuchyne/_APE0805.jpg</text:p>
          </table:table-cell>
          <table:table-cell table:formula="of:=VLOOKUP(LEFT([.I89];IF(               ISNUMBER(FIND(&quot; &quot;;[.I89]));FIND(&quot; &quot;;[.I89])-1;LEN([.I89])       )                );[Fotografie.B84:.D4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number-columns-repeated="8"/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_APE0805.jpg" calcext:value-type="string">
            <text:p>./kuchyne/_APE0805.jpg</text:p>
          </table:table-cell>
          <table:table-cell table:formula="of:=VLOOKUP(LEFT([.I90];IF(               ISNUMBER(FIND(&quot; &quot;;[.I90]));FIND(&quot; &quot;;[.I90])-1;LEN([.I90])       )                );[Fotografie.B85:.D4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number-columns-repeated="8"/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_APE0805.jpg" calcext:value-type="string">
            <text:p>./kuchyne/_APE0805.jpg</text:p>
          </table:table-cell>
          <table:table-cell table:formula="of:=VLOOKUP(LEFT([.I91];IF(               ISNUMBER(FIND(&quot; &quot;;[.I91]));FIND(&quot; &quot;;[.I91])-1;LEN([.I91])       )                );[Fotografie.B86:.D4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number-columns-repeated="8"/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_APE0805.jpg" calcext:value-type="string">
            <text:p>./kuchyne/_APE0805.jpg</text:p>
          </table:table-cell>
          <table:table-cell table:formula="of:=VLOOKUP(LEFT([.I92];IF(               ISNUMBER(FIND(&quot; &quot;;[.I92]));FIND(&quot; &quot;;[.I92])-1;LEN([.I92])       )                );[Fotografie.B87:.D4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number-columns-repeated="8"/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_APE0805.jpg" calcext:value-type="string">
            <text:p>./kuchyne/_APE0805.jpg</text:p>
          </table:table-cell>
          <table:table-cell table:formula="of:=VLOOKUP(LEFT([.I93];IF(               ISNUMBER(FIND(&quot; &quot;;[.I93]));FIND(&quot; &quot;;[.I93])-1;LEN([.I93])       )                );[Fotografie.B88:.D4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number-columns-repeated="8"/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_APE0805.jpg" calcext:value-type="string">
            <text:p>./kuchyne/_APE0805.jpg</text:p>
          </table:table-cell>
          <table:table-cell table:formula="of:=VLOOKUP(LEFT([.I94];IF(               ISNUMBER(FIND(&quot; &quot;;[.I94]));FIND(&quot; &quot;;[.I94])-1;LEN([.I94])       )                );[Fotografie.B89:.D4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table:number-columns-repeated="8"/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_APE0805.jpg" calcext:value-type="string">
            <text:p>./kuchyne/_APE0805.jpg</text:p>
          </table:table-cell>
          <table:table-cell table:formula="of:=VLOOKUP(LEFT([.I95];IF(               ISNUMBER(FIND(&quot; &quot;;[.I95]));FIND(&quot; &quot;;[.I95])-1;LEN([.I95])       )                );[Fotografie.B90:.D4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table:number-columns-repeated="8"/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_APE0805.jpg" calcext:value-type="string">
            <text:p>./kuchyne/_APE0805.jpg</text:p>
          </table:table-cell>
          <table:table-cell table:formula="of:=VLOOKUP(LEFT([.I96];IF(               ISNUMBER(FIND(&quot; &quot;;[.I96]));FIND(&quot; &quot;;[.I96])-1;LEN([.I96])       )                );[Fotografie.B91:.D4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table:number-columns-repeated="8"/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_APE0805.jpg" calcext:value-type="string">
            <text:p>./kuchyne/_APE0805.jpg</text:p>
          </table:table-cell>
          <table:table-cell table:formula="of:=VLOOKUP(LEFT([.I97];IF(               ISNUMBER(FIND(&quot; &quot;;[.I97]));FIND(&quot; &quot;;[.I97])-1;LEN([.I97])       )                );[Fotografie.B92:.D4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table:number-columns-repeated="8"/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_APE0805.jpg" calcext:value-type="string">
            <text:p>./kuchyne/_APE0805.jpg</text:p>
          </table:table-cell>
          <table:table-cell table:formula="of:=VLOOKUP(LEFT([.I98];IF(               ISNUMBER(FIND(&quot; &quot;;[.I98]));FIND(&quot; &quot;;[.I98])-1;LEN([.I98])       )                );[Fotografie.B93:.D4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table:number-columns-repeated="8"/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_APE0805.jpg" calcext:value-type="string">
            <text:p>./kuchyne/_APE0805.jpg</text:p>
          </table:table-cell>
          <table:table-cell table:formula="of:=VLOOKUP(LEFT([.I99];IF(               ISNUMBER(FIND(&quot; &quot;;[.I99]));FIND(&quot; &quot;;[.I99])-1;LEN([.I99])       )                );[Fotografie.B94:.D4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table:number-columns-repeated="8"/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_APE0805.jpg" calcext:value-type="string">
            <text:p>./kuchyne/_APE0805.jpg</text:p>
          </table:table-cell>
          <table:table-cell table:formula="of:=VLOOKUP(LEFT([.I100];IF(               ISNUMBER(FIND(&quot; &quot;;[.I100]));FIND(&quot; &quot;;[.I100])-1;LEN([.I100])       )                );[Fotografie.B95:.D4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table:number-columns-repeated="8"/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_APE0805.jpg" calcext:value-type="string">
            <text:p>./kuchyne/_APE0805.jpg</text:p>
          </table:table-cell>
          <table:table-cell table:formula="of:=VLOOKUP(LEFT([.I101];IF(               ISNUMBER(FIND(&quot; &quot;;[.I101]));FIND(&quot; &quot;;[.I101])-1;LEN([.I101])       )                );[Fotografie.B96:.D5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number-columns-repeated="8"/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_APE0805.jpg" calcext:value-type="string">
            <text:p>./kuchyne/_APE0805.jpg</text:p>
          </table:table-cell>
          <table:table-cell table:formula="of:=VLOOKUP(LEFT([.I102];IF(               ISNUMBER(FIND(&quot; &quot;;[.I102]));FIND(&quot; &quot;;[.I102])-1;LEN([.I102])       )                );[Fotografie.B97:.D5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table:number-columns-repeated="8"/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_APE0805.jpg" calcext:value-type="string">
            <text:p>./kuchyne/_APE0805.jpg</text:p>
          </table:table-cell>
          <table:table-cell table:formula="of:=VLOOKUP(LEFT([.I103];IF(               ISNUMBER(FIND(&quot; &quot;;[.I103]));FIND(&quot; &quot;;[.I103])-1;LEN([.I103])       )                );[Fotografie.B98:.D50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table:number-columns-repeated="8"/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_APE0805.jpg" calcext:value-type="string">
            <text:p>./kuchyne/_APE0805.jpg</text:p>
          </table:table-cell>
          <table:table-cell table:formula="of:=VLOOKUP(LEFT([.I104];IF(               ISNUMBER(FIND(&quot; &quot;;[.I104]));FIND(&quot; &quot;;[.I104])-1;LEN([.I104])       )                );[Fotografie.B99:.D50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table:number-columns-repeated="8"/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_APE0805.jpg" calcext:value-type="string">
            <text:p>./kuchyne/_APE0805.jpg</text:p>
          </table:table-cell>
          <table:table-cell table:formula="of:=VLOOKUP(LEFT([.I105];IF(               ISNUMBER(FIND(&quot; &quot;;[.I105]));FIND(&quot; &quot;;[.I105])-1;LEN([.I105])       )                );[Fotografie.B100:.D50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table:number-columns-repeated="8"/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_APE0805.jpg" calcext:value-type="string">
            <text:p>./kuchyne/_APE0805.jpg</text:p>
          </table:table-cell>
          <table:table-cell table:formula="of:=VLOOKUP(LEFT([.I106];IF(               ISNUMBER(FIND(&quot; &quot;;[.I106]));FIND(&quot; &quot;;[.I106])-1;LEN([.I106])       )                );[Fotografie.B101:.D5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table:number-columns-repeated="8"/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_APE0805.jpg" calcext:value-type="string">
            <text:p>./kuchyne/_APE0805.jpg</text:p>
          </table:table-cell>
          <table:table-cell table:formula="of:=VLOOKUP(LEFT([.I107];IF(               ISNUMBER(FIND(&quot; &quot;;[.I107]));FIND(&quot; &quot;;[.I107])-1;LEN([.I107])       )                );[Fotografie.B102:.D50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table:number-columns-repeated="8"/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_APE0805.jpg" calcext:value-type="string">
            <text:p>./kuchyne/_APE0805.jpg</text:p>
          </table:table-cell>
          <table:table-cell table:formula="of:=VLOOKUP(LEFT([.I108];IF(               ISNUMBER(FIND(&quot; &quot;;[.I108]));FIND(&quot; &quot;;[.I108])-1;LEN([.I108])       )                );[Fotografie.B103:.D50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table:number-columns-repeated="8"/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_APE0805.jpg" calcext:value-type="string">
            <text:p>./kuchyne/_APE0805.jpg</text:p>
          </table:table-cell>
          <table:table-cell table:formula="of:=VLOOKUP(LEFT([.I109];IF(               ISNUMBER(FIND(&quot; &quot;;[.I109]));FIND(&quot; &quot;;[.I109])-1;LEN([.I109])       )                );[Fotografie.B104:.D50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table:number-columns-repeated="8"/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_APE0805.jpg" calcext:value-type="string">
            <text:p>./kuchyne/_APE0805.jpg</text:p>
          </table:table-cell>
          <table:table-cell table:formula="of:=VLOOKUP(LEFT([.I110];IF(               ISNUMBER(FIND(&quot; &quot;;[.I110]));FIND(&quot; &quot;;[.I110])-1;LEN([.I110])       )                );[Fotografie.B105:.D50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table:number-columns-repeated="8"/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_APE0805.jpg" calcext:value-type="string">
            <text:p>./kuchyne/_APE0805.jpg</text:p>
          </table:table-cell>
          <table:table-cell table:formula="of:=VLOOKUP(LEFT([.I111];IF(               ISNUMBER(FIND(&quot; &quot;;[.I111]));FIND(&quot; &quot;;[.I111])-1;LEN([.I111])       )                );[Fotografie.B106:.D51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table:number-columns-repeated="8"/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_APE0805.jpg" calcext:value-type="string">
            <text:p>./kuchyne/_APE0805.jpg</text:p>
          </table:table-cell>
          <table:table-cell table:formula="of:=VLOOKUP(LEFT([.I112];IF(               ISNUMBER(FIND(&quot; &quot;;[.I112]));FIND(&quot; &quot;;[.I112])-1;LEN([.I112])       )                );[Fotografie.B107:.D51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table:number-columns-repeated="8"/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_APE0805.jpg" calcext:value-type="string">
            <text:p>./kuchyne/_APE0805.jpg</text:p>
          </table:table-cell>
          <table:table-cell table:formula="of:=VLOOKUP(LEFT([.I113];IF(               ISNUMBER(FIND(&quot; &quot;;[.I113]));FIND(&quot; &quot;;[.I113])-1;LEN([.I113])       )                );[Fotografie.B108:.D51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table:number-columns-repeated="8"/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_APE0805.jpg" calcext:value-type="string">
            <text:p>./kuchyne/_APE0805.jpg</text:p>
          </table:table-cell>
          <table:table-cell table:formula="of:=VLOOKUP(LEFT([.I114];IF(               ISNUMBER(FIND(&quot; &quot;;[.I114]));FIND(&quot; &quot;;[.I114])-1;LEN([.I114])       )                );[Fotografie.B109:.D51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table:number-columns-repeated="8"/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_APE0805.jpg" calcext:value-type="string">
            <text:p>./kuchyne/_APE0805.jpg</text:p>
          </table:table-cell>
          <table:table-cell table:formula="of:=VLOOKUP(LEFT([.I115];IF(               ISNUMBER(FIND(&quot; &quot;;[.I115]));FIND(&quot; &quot;;[.I115])-1;LEN([.I115])       )                );[Fotografie.B110:.D51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table:number-columns-repeated="8"/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_APE0805.jpg" calcext:value-type="string">
            <text:p>./kuchyne/_APE0805.jpg</text:p>
          </table:table-cell>
          <table:table-cell table:formula="of:=VLOOKUP(LEFT([.I116];IF(               ISNUMBER(FIND(&quot; &quot;;[.I116]));FIND(&quot; &quot;;[.I116])-1;LEN([.I116])       )                );[Fotografie.B111:.D51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table:number-columns-repeated="8"/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_APE0805.jpg" calcext:value-type="string">
            <text:p>./kuchyne/_APE0805.jpg</text:p>
          </table:table-cell>
          <table:table-cell table:formula="of:=VLOOKUP(LEFT([.I117];IF(               ISNUMBER(FIND(&quot; &quot;;[.I117]));FIND(&quot; &quot;;[.I117])-1;LEN([.I117])       )                );[Fotografie.B112:.D51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table:number-columns-repeated="8"/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_APE0805.jpg" calcext:value-type="string">
            <text:p>./kuchyne/_APE0805.jpg</text:p>
          </table:table-cell>
          <table:table-cell table:formula="of:=VLOOKUP(LEFT([.I118];IF(               ISNUMBER(FIND(&quot; &quot;;[.I118]));FIND(&quot; &quot;;[.I118])-1;LEN([.I118])       )                );[Fotografie.B113:.D51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table:number-columns-repeated="8"/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_APE0805.jpg" calcext:value-type="string">
            <text:p>./kuchyne/_APE0805.jpg</text:p>
          </table:table-cell>
          <table:table-cell table:formula="of:=VLOOKUP(LEFT([.I119];IF(               ISNUMBER(FIND(&quot; &quot;;[.I119]));FIND(&quot; &quot;;[.I119])-1;LEN([.I119])       )                );[Fotografie.B114:.D51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16" calcext:value-type="float">
            <text:p>116</text:p>
          </table:table-cell>
          <table:table-cell table:number-columns-repeated="8"/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_APE0805.jpg" calcext:value-type="string">
            <text:p>./kuchyne/_APE0805.jpg</text:p>
          </table:table-cell>
          <table:table-cell table:formula="of:=VLOOKUP(LEFT([.I120];IF(               ISNUMBER(FIND(&quot; &quot;;[.I120]));FIND(&quot; &quot;;[.I120])-1;LEN([.I120])       )                );[Fotografie.B115:.D51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table:number-columns-repeated="8"/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_APE0805.jpg" calcext:value-type="string">
            <text:p>./kuchyne/_APE0805.jpg</text:p>
          </table:table-cell>
          <table:table-cell table:formula="of:=VLOOKUP(LEFT([.I121];IF(               ISNUMBER(FIND(&quot; &quot;;[.I121]));FIND(&quot; &quot;;[.I121])-1;LEN([.I121])       )                );[Fotografie.B116:.D5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table:number-columns-repeated="8"/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_APE0805.jpg" calcext:value-type="string">
            <text:p>./kuchyne/_APE0805.jpg</text:p>
          </table:table-cell>
          <table:table-cell table:formula="of:=VLOOKUP(LEFT([.I122];IF(               ISNUMBER(FIND(&quot; &quot;;[.I122]));FIND(&quot; &quot;;[.I122])-1;LEN([.I122])       )                );[Fotografie.B117:.D5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table:number-columns-repeated="8"/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_APE0805.jpg" calcext:value-type="string">
            <text:p>./kuchyne/_APE0805.jpg</text:p>
          </table:table-cell>
          <table:table-cell table:formula="of:=VLOOKUP(LEFT([.I123];IF(               ISNUMBER(FIND(&quot; &quot;;[.I123]));FIND(&quot; &quot;;[.I123])-1;LEN([.I123])       )                );[Fotografie.B118:.D5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table:number-columns-repeated="8"/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_APE0805.jpg" calcext:value-type="string">
            <text:p>./kuchyne/_APE0805.jpg</text:p>
          </table:table-cell>
          <table:table-cell table:formula="of:=VLOOKUP(LEFT([.I124];IF(               ISNUMBER(FIND(&quot; &quot;;[.I124]));FIND(&quot; &quot;;[.I124])-1;LEN([.I124])       )                );[Fotografie.B119:.D5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table:number-columns-repeated="8"/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_APE0805.jpg" calcext:value-type="string">
            <text:p>./kuchyne/_APE0805.jpg</text:p>
          </table:table-cell>
          <table:table-cell table:formula="of:=VLOOKUP(LEFT([.I125];IF(               ISNUMBER(FIND(&quot; &quot;;[.I125]));FIND(&quot; &quot;;[.I125])-1;LEN([.I125])       )                );[Fotografie.B120:.D5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table:number-columns-repeated="8"/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_APE0805.jpg" calcext:value-type="string">
            <text:p>./kuchyne/_APE0805.jpg</text:p>
          </table:table-cell>
          <table:table-cell table:formula="of:=VLOOKUP(LEFT([.I126];IF(               ISNUMBER(FIND(&quot; &quot;;[.I126]));FIND(&quot; &quot;;[.I126])-1;LEN([.I126])       )                );[Fotografie.B121:.D5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table:number-columns-repeated="8"/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_APE0805.jpg" calcext:value-type="string">
            <text:p>./kuchyne/_APE0805.jpg</text:p>
          </table:table-cell>
          <table:table-cell table:formula="of:=VLOOKUP(LEFT([.I127];IF(               ISNUMBER(FIND(&quot; &quot;;[.I127]));FIND(&quot; &quot;;[.I127])-1;LEN([.I127])       )                );[Fotografie.B122:.D5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table:number-columns-repeated="8"/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_APE0805.jpg" calcext:value-type="string">
            <text:p>./kuchyne/_APE0805.jpg</text:p>
          </table:table-cell>
          <table:table-cell table:formula="of:=VLOOKUP(LEFT([.I128];IF(               ISNUMBER(FIND(&quot; &quot;;[.I128]));FIND(&quot; &quot;;[.I128])-1;LEN([.I128])       )                );[Fotografie.B123:.D5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table:number-columns-repeated="8"/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_APE0805.jpg" calcext:value-type="string">
            <text:p>./kuchyne/_APE0805.jpg</text:p>
          </table:table-cell>
          <table:table-cell table:formula="of:=VLOOKUP(LEFT([.I129];IF(               ISNUMBER(FIND(&quot; &quot;;[.I129]));FIND(&quot; &quot;;[.I129])-1;LEN([.I129])       )                );[Fotografie.B124:.D5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table:number-columns-repeated="8"/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_APE0805.jpg" calcext:value-type="string">
            <text:p>./kuchyne/_APE0805.jpg</text:p>
          </table:table-cell>
          <table:table-cell table:formula="of:=VLOOKUP(LEFT([.I130];IF(               ISNUMBER(FIND(&quot; &quot;;[.I130]));FIND(&quot; &quot;;[.I130])-1;LEN([.I130])       )                );[Fotografie.B125:.D5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table:number-columns-repeated="8"/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_APE0805.jpg" calcext:value-type="string">
            <text:p>./kuchyne/_APE0805.jpg</text:p>
          </table:table-cell>
          <table:table-cell table:formula="of:=VLOOKUP(LEFT([.I131];IF(               ISNUMBER(FIND(&quot; &quot;;[.I131]));FIND(&quot; &quot;;[.I131])-1;LEN([.I131])       )                );[Fotografie.B126:.D5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table:number-columns-repeated="8"/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_APE0805.jpg" calcext:value-type="string">
            <text:p>./kuchyne/_APE0805.jpg</text:p>
          </table:table-cell>
          <table:table-cell table:formula="of:=VLOOKUP(LEFT([.I132];IF(               ISNUMBER(FIND(&quot; &quot;;[.I132]));FIND(&quot; &quot;;[.I132])-1;LEN([.I132])       )                );[Fotografie.B127:.D5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table:number-columns-repeated="8"/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_APE0805.jpg" calcext:value-type="string">
            <text:p>./kuchyne/_APE0805.jpg</text:p>
          </table:table-cell>
          <table:table-cell table:formula="of:=VLOOKUP(LEFT([.I133];IF(               ISNUMBER(FIND(&quot; &quot;;[.I133]));FIND(&quot; &quot;;[.I133])-1;LEN([.I133])       )                );[Fotografie.B128:.D5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table:number-columns-repeated="8"/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_APE0805.jpg" calcext:value-type="string">
            <text:p>./kuchyne/_APE0805.jpg</text:p>
          </table:table-cell>
          <table:table-cell table:formula="of:=VLOOKUP(LEFT([.I134];IF(               ISNUMBER(FIND(&quot; &quot;;[.I134]));FIND(&quot; &quot;;[.I134])-1;LEN([.I134])       )                );[Fotografie.B129:.D5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table:number-columns-repeated="8"/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_APE0805.jpg" calcext:value-type="string">
            <text:p>./kuchyne/_APE0805.jpg</text:p>
          </table:table-cell>
          <table:table-cell table:formula="of:=VLOOKUP(LEFT([.I135];IF(               ISNUMBER(FIND(&quot; &quot;;[.I135]));FIND(&quot; &quot;;[.I135])-1;LEN([.I135])       )                );[Fotografie.B130:.D5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table:number-columns-repeated="8"/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_APE0805.jpg" calcext:value-type="string">
            <text:p>./kuchyne/_APE0805.jpg</text:p>
          </table:table-cell>
          <table:table-cell table:formula="of:=VLOOKUP(LEFT([.I136];IF(               ISNUMBER(FIND(&quot; &quot;;[.I136]));FIND(&quot; &quot;;[.I136])-1;LEN([.I136])       )                );[Fotografie.B131:.D5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table:number-columns-repeated="8"/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_APE0805.jpg" calcext:value-type="string">
            <text:p>./kuchyne/_APE0805.jpg</text:p>
          </table:table-cell>
          <table:table-cell table:formula="of:=VLOOKUP(LEFT([.I137];IF(               ISNUMBER(FIND(&quot; &quot;;[.I137]));FIND(&quot; &quot;;[.I137])-1;LEN([.I137])       )                );[Fotografie.B132:.D53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table:number-columns-repeated="8"/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_APE0805.jpg" calcext:value-type="string">
            <text:p>./kuchyne/_APE0805.jpg</text:p>
          </table:table-cell>
          <table:table-cell table:formula="of:=VLOOKUP(LEFT([.I138];IF(               ISNUMBER(FIND(&quot; &quot;;[.I138]));FIND(&quot; &quot;;[.I138])-1;LEN([.I138])       )                );[Fotografie.B133:.D5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table:number-columns-repeated="8"/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_APE0805.jpg" calcext:value-type="string">
            <text:p>./kuchyne/_APE0805.jpg</text:p>
          </table:table-cell>
          <table:table-cell table:formula="of:=VLOOKUP(LEFT([.I139];IF(               ISNUMBER(FIND(&quot; &quot;;[.I139]));FIND(&quot; &quot;;[.I139])-1;LEN([.I139])       )                );[Fotografie.B134:.D5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table:number-columns-repeated="8"/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_APE0805.jpg" calcext:value-type="string">
            <text:p>./kuchyne/_APE0805.jpg</text:p>
          </table:table-cell>
          <table:table-cell table:formula="of:=VLOOKUP(LEFT([.I140];IF(               ISNUMBER(FIND(&quot; &quot;;[.I140]));FIND(&quot; &quot;;[.I140])-1;LEN([.I140])       )                );[Fotografie.B135:.D5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table:number-columns-repeated="8"/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_APE0805.jpg" calcext:value-type="string">
            <text:p>./kuchyne/_APE0805.jpg</text:p>
          </table:table-cell>
          <table:table-cell table:formula="of:=VLOOKUP(LEFT([.I141];IF(               ISNUMBER(FIND(&quot; &quot;;[.I141]));FIND(&quot; &quot;;[.I141])-1;LEN([.I141])       )                );[Fotografie.B136:.D54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table:number-columns-repeated="8"/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_APE0805.jpg" calcext:value-type="string">
            <text:p>./kuchyne/_APE0805.jpg</text:p>
          </table:table-cell>
          <table:table-cell table:formula="of:=VLOOKUP(LEFT([.I142];IF(               ISNUMBER(FIND(&quot; &quot;;[.I142]));FIND(&quot; &quot;;[.I142])-1;LEN([.I142])       )                );[Fotografie.B137:.D54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table:number-columns-repeated="8"/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_APE0805.jpg" calcext:value-type="string">
            <text:p>./kuchyne/_APE0805.jpg</text:p>
          </table:table-cell>
          <table:table-cell table:formula="of:=VLOOKUP(LEFT([.I143];IF(               ISNUMBER(FIND(&quot; &quot;;[.I143]));FIND(&quot; &quot;;[.I143])-1;LEN([.I143])       )                );[Fotografie.B138:.D5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table:number-columns-repeated="8"/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_APE0805.jpg" calcext:value-type="string">
            <text:p>./kuchyne/_APE0805.jpg</text:p>
          </table:table-cell>
          <table:table-cell table:formula="of:=VLOOKUP(LEFT([.I144];IF(               ISNUMBER(FIND(&quot; &quot;;[.I144]));FIND(&quot; &quot;;[.I144])-1;LEN([.I144])       )                );[Fotografie.B139:.D5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table:number-columns-repeated="8"/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_APE0805.jpg" calcext:value-type="string">
            <text:p>./kuchyne/_APE0805.jpg</text:p>
          </table:table-cell>
          <table:table-cell table:formula="of:=VLOOKUP(LEFT([.I145];IF(               ISNUMBER(FIND(&quot; &quot;;[.I145]));FIND(&quot; &quot;;[.I145])-1;LEN([.I145])       )                );[Fotografie.B140:.D5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table:number-columns-repeated="8"/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_APE0805.jpg" calcext:value-type="string">
            <text:p>./kuchyne/_APE0805.jpg</text:p>
          </table:table-cell>
          <table:table-cell table:formula="of:=VLOOKUP(LEFT([.I146];IF(               ISNUMBER(FIND(&quot; &quot;;[.I146]));FIND(&quot; &quot;;[.I146])-1;LEN([.I146])       )                );[Fotografie.B141:.D5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table:number-columns-repeated="8"/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_APE0805.jpg" calcext:value-type="string">
            <text:p>./kuchyne/_APE0805.jpg</text:p>
          </table:table-cell>
          <table:table-cell table:formula="of:=VLOOKUP(LEFT([.I147];IF(               ISNUMBER(FIND(&quot; &quot;;[.I147]));FIND(&quot; &quot;;[.I147])-1;LEN([.I147])       )                );[Fotografie.B142:.D5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table:number-columns-repeated="8"/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_APE0805.jpg" calcext:value-type="string">
            <text:p>./kuchyne/_APE0805.jpg</text:p>
          </table:table-cell>
          <table:table-cell table:formula="of:=VLOOKUP(LEFT([.I148];IF(               ISNUMBER(FIND(&quot; &quot;;[.I148]));FIND(&quot; &quot;;[.I148])-1;LEN([.I148])       )                );[Fotografie.B143:.D5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table:number-columns-repeated="8"/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_APE0805.jpg" calcext:value-type="string">
            <text:p>./kuchyne/_APE0805.jpg</text:p>
          </table:table-cell>
          <table:table-cell table:formula="of:=VLOOKUP(LEFT([.I149];IF(               ISNUMBER(FIND(&quot; &quot;;[.I149]));FIND(&quot; &quot;;[.I149])-1;LEN([.I149])       )                );[Fotografie.B144:.D5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table:number-columns-repeated="8"/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_APE0805.jpg" calcext:value-type="string">
            <text:p>./kuchyne/_APE0805.jpg</text:p>
          </table:table-cell>
          <table:table-cell table:formula="of:=VLOOKUP(LEFT([.I150];IF(               ISNUMBER(FIND(&quot; &quot;;[.I150]));FIND(&quot; &quot;;[.I150])-1;LEN([.I150])       )                );[Fotografie.B145:.D5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table:number-columns-repeated="8"/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_APE0805.jpg" calcext:value-type="string">
            <text:p>./kuchyne/_APE0805.jpg</text:p>
          </table:table-cell>
          <table:table-cell table:formula="of:=VLOOKUP(LEFT([.I151];IF(               ISNUMBER(FIND(&quot; &quot;;[.I151]));FIND(&quot; &quot;;[.I151])-1;LEN([.I151])       )                );[Fotografie.B146:.D5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table:number-columns-repeated="8"/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_APE0805.jpg" calcext:value-type="string">
            <text:p>./kuchyne/_APE0805.jpg</text:p>
          </table:table-cell>
          <table:table-cell table:formula="of:=VLOOKUP(LEFT([.I152];IF(               ISNUMBER(FIND(&quot; &quot;;[.I152]));FIND(&quot; &quot;;[.I152])-1;LEN([.I152])       )                );[Fotografie.B147:.D5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table:number-columns-repeated="8"/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_APE0805.jpg" calcext:value-type="string">
            <text:p>./kuchyne/_APE0805.jpg</text:p>
          </table:table-cell>
          <table:table-cell table:formula="of:=VLOOKUP(LEFT([.I153];IF(               ISNUMBER(FIND(&quot; &quot;;[.I153]));FIND(&quot; &quot;;[.I153])-1;LEN([.I153])       )                );[Fotografie.B148:.D5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table:number-columns-repeated="8"/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_APE0805.jpg" calcext:value-type="string">
            <text:p>./kuchyne/_APE0805.jpg</text:p>
          </table:table-cell>
          <table:table-cell table:formula="of:=VLOOKUP(LEFT([.I154];IF(               ISNUMBER(FIND(&quot; &quot;;[.I154]));FIND(&quot; &quot;;[.I154])-1;LEN([.I154])       )                );[Fotografie.B149:.D5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table:number-columns-repeated="8"/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_APE0805.jpg" calcext:value-type="string">
            <text:p>./kuchyne/_APE0805.jpg</text:p>
          </table:table-cell>
          <table:table-cell table:formula="of:=VLOOKUP(LEFT([.I155];IF(               ISNUMBER(FIND(&quot; &quot;;[.I155]));FIND(&quot; &quot;;[.I155])-1;LEN([.I155])       )                );[Fotografie.B150:.D5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table:number-columns-repeated="8"/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_APE0805.jpg" calcext:value-type="string">
            <text:p>./kuchyne/_APE0805.jpg</text:p>
          </table:table-cell>
          <table:table-cell table:formula="of:=VLOOKUP(LEFT([.I156];IF(               ISNUMBER(FIND(&quot; &quot;;[.I156]));FIND(&quot; &quot;;[.I156])-1;LEN([.I156])       )                );[Fotografie.B151:.D5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table:number-columns-repeated="8"/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_APE0805.jpg" calcext:value-type="string">
            <text:p>./kuchyne/_APE0805.jpg</text:p>
          </table:table-cell>
          <table:table-cell table:formula="of:=VLOOKUP(LEFT([.I157];IF(               ISNUMBER(FIND(&quot; &quot;;[.I157]));FIND(&quot; &quot;;[.I157])-1;LEN([.I157])       )                );[Fotografie.B152:.D5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table:number-columns-repeated="8"/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_APE0805.jpg" calcext:value-type="string">
            <text:p>./kuchyne/_APE0805.jpg</text:p>
          </table:table-cell>
          <table:table-cell table:formula="of:=VLOOKUP(LEFT([.I158];IF(               ISNUMBER(FIND(&quot; &quot;;[.I158]));FIND(&quot; &quot;;[.I158])-1;LEN([.I158])       )                );[Fotografie.B153:.D5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table:number-columns-repeated="8"/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_APE0805.jpg" calcext:value-type="string">
            <text:p>./kuchyne/_APE0805.jpg</text:p>
          </table:table-cell>
          <table:table-cell table:formula="of:=VLOOKUP(LEFT([.I159];IF(               ISNUMBER(FIND(&quot; &quot;;[.I159]));FIND(&quot; &quot;;[.I159])-1;LEN([.I159])       )                );[Fotografie.B154:.D5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table:number-columns-repeated="8"/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_APE0805.jpg" calcext:value-type="string">
            <text:p>./kuchyne/_APE0805.jpg</text:p>
          </table:table-cell>
          <table:table-cell table:formula="of:=VLOOKUP(LEFT([.I160];IF(               ISNUMBER(FIND(&quot; &quot;;[.I160]));FIND(&quot; &quot;;[.I160])-1;LEN([.I160])       )                );[Fotografie.B155:.D5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table:number-columns-repeated="8"/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_APE0805.jpg" calcext:value-type="string">
            <text:p>./kuchyne/_APE0805.jpg</text:p>
          </table:table-cell>
          <table:table-cell table:formula="of:=VLOOKUP(LEFT([.I161];IF(               ISNUMBER(FIND(&quot; &quot;;[.I161]));FIND(&quot; &quot;;[.I161])-1;LEN([.I161])       )                );[Fotografie.B156:.D5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table:number-columns-repeated="8"/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_APE0805.jpg" calcext:value-type="string">
            <text:p>./kuchyne/_APE0805.jpg</text:p>
          </table:table-cell>
          <table:table-cell table:formula="of:=VLOOKUP(LEFT([.I162];IF(               ISNUMBER(FIND(&quot; &quot;;[.I162]));FIND(&quot; &quot;;[.I162])-1;LEN([.I162])       )                );[Fotografie.B157:.D5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table:number-columns-repeated="8"/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_APE0805.jpg" calcext:value-type="string">
            <text:p>./kuchyne/_APE0805.jpg</text:p>
          </table:table-cell>
          <table:table-cell table:formula="of:=VLOOKUP(LEFT([.I163];IF(               ISNUMBER(FIND(&quot; &quot;;[.I163]));FIND(&quot; &quot;;[.I163])-1;LEN([.I163])       )                );[Fotografie.B158:.D5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table:number-columns-repeated="8"/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_APE0805.jpg" calcext:value-type="string">
            <text:p>./kuchyne/_APE0805.jpg</text:p>
          </table:table-cell>
          <table:table-cell table:formula="of:=VLOOKUP(LEFT([.I164];IF(               ISNUMBER(FIND(&quot; &quot;;[.I164]));FIND(&quot; &quot;;[.I164])-1;LEN([.I164])       )                );[Fotografie.B159:.D56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table:number-columns-repeated="8"/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_APE0805.jpg" calcext:value-type="string">
            <text:p>./kuchyne/_APE0805.jpg</text:p>
          </table:table-cell>
          <table:table-cell table:formula="of:=VLOOKUP(LEFT([.I165];IF(               ISNUMBER(FIND(&quot; &quot;;[.I165]));FIND(&quot; &quot;;[.I165])-1;LEN([.I165])       )                );[Fotografie.B160:.D56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table:number-columns-repeated="8"/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_APE0805.jpg" calcext:value-type="string">
            <text:p>./kuchyne/_APE0805.jpg</text:p>
          </table:table-cell>
          <table:table-cell table:formula="of:=VLOOKUP(LEFT([.I166];IF(               ISNUMBER(FIND(&quot; &quot;;[.I166]));FIND(&quot; &quot;;[.I166])-1;LEN([.I166])       )                );[Fotografie.B161:.D56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table:number-columns-repeated="8"/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_APE0805.jpg" calcext:value-type="string">
            <text:p>./kuchyne/_APE0805.jpg</text:p>
          </table:table-cell>
          <table:table-cell table:formula="of:=VLOOKUP(LEFT([.I167];IF(               ISNUMBER(FIND(&quot; &quot;;[.I167]));FIND(&quot; &quot;;[.I167])-1;LEN([.I167])       )                );[Fotografie.B162:.D56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table:number-columns-repeated="8"/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_APE0805.jpg" calcext:value-type="string">
            <text:p>./kuchyne/_APE0805.jpg</text:p>
          </table:table-cell>
          <table:table-cell table:formula="of:=VLOOKUP(LEFT([.I168];IF(               ISNUMBER(FIND(&quot; &quot;;[.I168]));FIND(&quot; &quot;;[.I168])-1;LEN([.I168])       )                );[Fotografie.B163:.D56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table:number-columns-repeated="8"/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_APE0805.jpg" calcext:value-type="string">
            <text:p>./kuchyne/_APE0805.jpg</text:p>
          </table:table-cell>
          <table:table-cell table:formula="of:=VLOOKUP(LEFT([.I169];IF(               ISNUMBER(FIND(&quot; &quot;;[.I169]));FIND(&quot; &quot;;[.I169])-1;LEN([.I169])       )                );[Fotografie.B164:.D56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table:number-columns-repeated="8"/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_APE0805.jpg" calcext:value-type="string">
            <text:p>./kuchyne/_APE0805.jpg</text:p>
          </table:table-cell>
          <table:table-cell table:formula="of:=VLOOKUP(LEFT([.I170];IF(               ISNUMBER(FIND(&quot; &quot;;[.I170]));FIND(&quot; &quot;;[.I170])-1;LEN([.I170])       )                );[Fotografie.B165:.D56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table:number-columns-repeated="8"/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_APE0805.jpg" calcext:value-type="string">
            <text:p>./kuchyne/_APE0805.jpg</text:p>
          </table:table-cell>
          <table:table-cell table:formula="of:=VLOOKUP(LEFT([.I171];IF(               ISNUMBER(FIND(&quot; &quot;;[.I171]));FIND(&quot; &quot;;[.I171])-1;LEN([.I171])       )                );[Fotografie.B166:.D57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table:number-columns-repeated="8"/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_APE0805.jpg" calcext:value-type="string">
            <text:p>./kuchyne/_APE0805.jpg</text:p>
          </table:table-cell>
          <table:table-cell table:formula="of:=VLOOKUP(LEFT([.I172];IF(               ISNUMBER(FIND(&quot; &quot;;[.I172]));FIND(&quot; &quot;;[.I172])-1;LEN([.I172])       )                );[Fotografie.B167:.D5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table:number-columns-repeated="8"/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_APE0805.jpg" calcext:value-type="string">
            <text:p>./kuchyne/_APE0805.jpg</text:p>
          </table:table-cell>
          <table:table-cell table:formula="of:=VLOOKUP(LEFT([.I173];IF(               ISNUMBER(FIND(&quot; &quot;;[.I173]));FIND(&quot; &quot;;[.I173])-1;LEN([.I173])       )                );[Fotografie.B168:.D57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table:number-columns-repeated="8"/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_APE0805.jpg" calcext:value-type="string">
            <text:p>./kuchyne/_APE0805.jpg</text:p>
          </table:table-cell>
          <table:table-cell table:formula="of:=VLOOKUP(LEFT([.I174];IF(               ISNUMBER(FIND(&quot; &quot;;[.I174]));FIND(&quot; &quot;;[.I174])-1;LEN([.I174])       )                );[Fotografie.B169:.D57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table:number-columns-repeated="8"/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_APE0805.jpg" calcext:value-type="string">
            <text:p>./kuchyne/_APE0805.jpg</text:p>
          </table:table-cell>
          <table:table-cell table:formula="of:=VLOOKUP(LEFT([.I175];IF(               ISNUMBER(FIND(&quot; &quot;;[.I175]));FIND(&quot; &quot;;[.I175])-1;LEN([.I175])       )                );[Fotografie.B170:.D57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table:number-columns-repeated="8"/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_APE0805.jpg" calcext:value-type="string">
            <text:p>./kuchyne/_APE0805.jpg</text:p>
          </table:table-cell>
          <table:table-cell table:formula="of:=VLOOKUP(LEFT([.I176];IF(               ISNUMBER(FIND(&quot; &quot;;[.I176]));FIND(&quot; &quot;;[.I176])-1;LEN([.I176])       )                );[Fotografie.B171:.D57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table:number-columns-repeated="8"/>
          <table:table-cell table:formula="of:=IF([.I177]&lt;&gt;&quot;&quot;;HYPERLINK(CONCATENATE(&quot;file://&quot;;[.$H$2];&quot;/&quot;;[.K177];&quot;/&quot;;LEFT([.I177];IF(               ISNUMBER(FIND(&quot; &quot;;[.I177]));FIND(&quot; &quot;;[.I177])-1;LEN([.I177])       )                ));CONCATENATE([.K177];LEFT([.I177];IF(               ISNUMBER(FIND(&quot; &quot;;[.I177]));FIND(&quot; &quot;;[.I177])-1;LEN([.I177])       )                )) );[.J176])" office:value-type="string" office:string-value="./kuchyne/_APE0805.jpg" calcext:value-type="string">
            <text:p>./kuchyne/_APE0805.jpg</text:p>
          </table:table-cell>
          <table:table-cell table:formula="of:=VLOOKUP(LEFT([.I177];IF(               ISNUMBER(FIND(&quot; &quot;;[.I177]));FIND(&quot; &quot;;[.I177])-1;LEN([.I177])       )                );[Fotografie.B172:.D57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number-columns-repeated="8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string" office:string-value="./kuchyne/_APE0805.jpg" calcext:value-type="string">
            <text:p>./kuchyne/_APE0805.jpg</text:p>
          </table:table-cell>
          <table:table-cell table:formula="of:=VLOOKUP(LEFT([.I178];IF(               ISNUMBER(FIND(&quot; &quot;;[.I178]));FIND(&quot; &quot;;[.I178])-1;LEN([.I178])       )                );[Fotografie.B173:.D57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number-columns-repeated="8"/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string" office:string-value="./kuchyne/_APE0805.jpg" calcext:value-type="string">
            <text:p>./kuchyne/_APE0805.jpg</text:p>
          </table:table-cell>
          <table:table-cell table:formula="of:=VLOOKUP(LEFT([.I179];IF(               ISNUMBER(FIND(&quot; &quot;;[.I179]));FIND(&quot; &quot;;[.I179])-1;LEN([.I179])       )                );[Fotografie.B174:.D57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number-columns-repeated="8"/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string" office:string-value="./kuchyne/_APE0805.jpg" calcext:value-type="string">
            <text:p>./kuchyne/_APE0805.jpg</text:p>
          </table:table-cell>
          <table:table-cell table:formula="of:=VLOOKUP(LEFT([.I180];IF(               ISNUMBER(FIND(&quot; &quot;;[.I180]));FIND(&quot; &quot;;[.I180])-1;LEN([.I180])       )                );[Fotografie.B175:.D57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number-columns-repeated="8"/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string" office:string-value="./kuchyne/_APE0805.jpg" calcext:value-type="string">
            <text:p>./kuchyne/_APE0805.jpg</text:p>
          </table:table-cell>
          <table:table-cell table:formula="of:=VLOOKUP(LEFT([.I181];IF(               ISNUMBER(FIND(&quot; &quot;;[.I181]));FIND(&quot; &quot;;[.I181])-1;LEN([.I181])       )                );[Fotografie.B176:.D58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number-columns-repeated="8"/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string" office:string-value="./kuchyne/_APE0805.jpg" calcext:value-type="string">
            <text:p>./kuchyne/_APE0805.jpg</text:p>
          </table:table-cell>
          <table:table-cell table:formula="of:=VLOOKUP(LEFT([.I182];IF(               ISNUMBER(FIND(&quot; &quot;;[.I182]));FIND(&quot; &quot;;[.I182])-1;LEN([.I182])       )                );[Fotografie.B177:.D58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number-columns-repeated="8"/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string" office:string-value="./kuchyne/_APE0805.jpg" calcext:value-type="string">
            <text:p>./kuchyne/_APE0805.jpg</text:p>
          </table:table-cell>
          <table:table-cell table:formula="of:=VLOOKUP(LEFT([.I183];IF(               ISNUMBER(FIND(&quot; &quot;;[.I183]));FIND(&quot; &quot;;[.I183])-1;LEN([.I183])       )                );[Fotografie.B178:.D5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number-columns-repeated="8"/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string" office:string-value="./kuchyne/_APE0805.jpg" calcext:value-type="string">
            <text:p>./kuchyne/_APE0805.jpg</text:p>
          </table:table-cell>
          <table:table-cell table:formula="of:=VLOOKUP(LEFT([.I184];IF(               ISNUMBER(FIND(&quot; &quot;;[.I184]));FIND(&quot; &quot;;[.I184])-1;LEN([.I184])       )                );[Fotografie.B179:.D5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number-columns-repeated="8"/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string" office:string-value="./kuchyne/_APE0805.jpg" calcext:value-type="string">
            <text:p>./kuchyne/_APE0805.jpg</text:p>
          </table:table-cell>
          <table:table-cell table:formula="of:=VLOOKUP(LEFT([.I185];IF(               ISNUMBER(FIND(&quot; &quot;;[.I185]));FIND(&quot; &quot;;[.I185])-1;LEN([.I185])       )                );[Fotografie.B180:.D5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number-columns-repeated="8"/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string" office:string-value="./kuchyne/_APE0805.jpg" calcext:value-type="string">
            <text:p>./kuchyne/_APE0805.jpg</text:p>
          </table:table-cell>
          <table:table-cell table:formula="of:=VLOOKUP(LEFT([.I186];IF(               ISNUMBER(FIND(&quot; &quot;;[.I186]));FIND(&quot; &quot;;[.I186])-1;LEN([.I186])       )                );[Fotografie.B181:.D5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number-columns-repeated="8"/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string" office:string-value="./kuchyne/_APE0805.jpg" calcext:value-type="string">
            <text:p>./kuchyne/_APE0805.jpg</text:p>
          </table:table-cell>
          <table:table-cell table:formula="of:=VLOOKUP(LEFT([.I187];IF(               ISNUMBER(FIND(&quot; &quot;;[.I187]));FIND(&quot; &quot;;[.I187])-1;LEN([.I187])       )                );[Fotografie.B182:.D5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number-columns-repeated="8"/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string" office:string-value="./kuchyne/_APE0805.jpg" calcext:value-type="string">
            <text:p>./kuchyne/_APE0805.jpg</text:p>
          </table:table-cell>
          <table:table-cell table:formula="of:=VLOOKUP(LEFT([.I188];IF(               ISNUMBER(FIND(&quot; &quot;;[.I188]));FIND(&quot; &quot;;[.I188])-1;LEN([.I188])       )                );[Fotografie.B183:.D5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number-columns-repeated="8"/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string" office:string-value="./kuchyne/_APE0805.jpg" calcext:value-type="string">
            <text:p>./kuchyne/_APE0805.jpg</text:p>
          </table:table-cell>
          <table:table-cell table:formula="of:=VLOOKUP(LEFT([.I189];IF(               ISNUMBER(FIND(&quot; &quot;;[.I189]));FIND(&quot; &quot;;[.I189])-1;LEN([.I189])       )                );[Fotografie.B184:.D5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number-columns-repeated="8"/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string" office:string-value="./kuchyne/_APE0805.jpg" calcext:value-type="string">
            <text:p>./kuchyne/_APE0805.jpg</text:p>
          </table:table-cell>
          <table:table-cell table:formula="of:=VLOOKUP(LEFT([.I190];IF(               ISNUMBER(FIND(&quot; &quot;;[.I190]));FIND(&quot; &quot;;[.I190])-1;LEN([.I190])       )                );[Fotografie.B185:.D5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number-columns-repeated="8"/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string" office:string-value="./kuchyne/_APE0805.jpg" calcext:value-type="string">
            <text:p>./kuchyne/_APE0805.jpg</text:p>
          </table:table-cell>
          <table:table-cell table:formula="of:=VLOOKUP(LEFT([.I191];IF(               ISNUMBER(FIND(&quot; &quot;;[.I191]));FIND(&quot; &quot;;[.I191])-1;LEN([.I191])       )                );[Fotografie.B186:.D5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number-columns-repeated="8"/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string" office:string-value="./kuchyne/_APE0805.jpg" calcext:value-type="string">
            <text:p>./kuchyne/_APE0805.jpg</text:p>
          </table:table-cell>
          <table:table-cell table:formula="of:=VLOOKUP(LEFT([.I192];IF(               ISNUMBER(FIND(&quot; &quot;;[.I192]));FIND(&quot; &quot;;[.I192])-1;LEN([.I192])       )                );[Fotografie.B187:.D5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number-columns-repeated="8"/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string" office:string-value="./kuchyne/_APE0805.jpg" calcext:value-type="string">
            <text:p>./kuchyne/_APE0805.jpg</text:p>
          </table:table-cell>
          <table:table-cell table:formula="of:=VLOOKUP(LEFT([.I193];IF(               ISNUMBER(FIND(&quot; &quot;;[.I193]));FIND(&quot; &quot;;[.I193])-1;LEN([.I193])       )                );[Fotografie.B188:.D5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number-columns-repeated="8"/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string" office:string-value="./kuchyne/_APE0805.jpg" calcext:value-type="string">
            <text:p>./kuchyne/_APE0805.jpg</text:p>
          </table:table-cell>
          <table:table-cell table:formula="of:=VLOOKUP(LEFT([.I194];IF(               ISNUMBER(FIND(&quot; &quot;;[.I194]));FIND(&quot; &quot;;[.I194])-1;LEN([.I194])       )                );[Fotografie.B189:.D5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number-columns-repeated="8"/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string" office:string-value="./kuchyne/_APE0805.jpg" calcext:value-type="string">
            <text:p>./kuchyne/_APE0805.jpg</text:p>
          </table:table-cell>
          <table:table-cell table:formula="of:=VLOOKUP(LEFT([.I195];IF(               ISNUMBER(FIND(&quot; &quot;;[.I195]));FIND(&quot; &quot;;[.I195])-1;LEN([.I195])       )                );[Fotografie.B190:.D5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number-columns-repeated="8"/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string" office:string-value="./kuchyne/_APE0805.jpg" calcext:value-type="string">
            <text:p>./kuchyne/_APE0805.jpg</text:p>
          </table:table-cell>
          <table:table-cell table:formula="of:=VLOOKUP(LEFT([.I196];IF(               ISNUMBER(FIND(&quot; &quot;;[.I196]));FIND(&quot; &quot;;[.I196])-1;LEN([.I196])       )                );[Fotografie.B191:.D5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number-columns-repeated="8"/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string" office:string-value="./kuchyne/_APE0805.jpg" calcext:value-type="string">
            <text:p>./kuchyne/_APE0805.jpg</text:p>
          </table:table-cell>
          <table:table-cell table:formula="of:=VLOOKUP(LEFT([.I197];IF(               ISNUMBER(FIND(&quot; &quot;;[.I197]));FIND(&quot; &quot;;[.I197])-1;LEN([.I197])       )                );[Fotografie.B192:.D5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number-columns-repeated="8"/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string" office:string-value="./kuchyne/_APE0805.jpg" calcext:value-type="string">
            <text:p>./kuchyne/_APE0805.jpg</text:p>
          </table:table-cell>
          <table:table-cell table:formula="of:=VLOOKUP(LEFT([.I198];IF(               ISNUMBER(FIND(&quot; &quot;;[.I198]));FIND(&quot; &quot;;[.I198])-1;LEN([.I198])       )                );[Fotografie.B193:.D5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number-columns-repeated="8"/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string" office:string-value="./kuchyne/_APE0805.jpg" calcext:value-type="string">
            <text:p>./kuchyne/_APE0805.jpg</text:p>
          </table:table-cell>
          <table:table-cell table:formula="of:=VLOOKUP(LEFT([.I199];IF(               ISNUMBER(FIND(&quot; &quot;;[.I199]));FIND(&quot; &quot;;[.I199])-1;LEN([.I199])       )                );[Fotografie.B194:.D5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number-columns-repeated="8"/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string" office:string-value="./kuchyne/_APE0805.jpg" calcext:value-type="string">
            <text:p>./kuchyne/_APE0805.jpg</text:p>
          </table:table-cell>
          <table:table-cell table:formula="of:=VLOOKUP(LEFT([.I200];IF(               ISNUMBER(FIND(&quot; &quot;;[.I200]));FIND(&quot; &quot;;[.I200])-1;LEN([.I200])       )                );[Fotografie.B195:.D5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number-columns-repeated="8"/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string" office:string-value="./kuchyne/_APE0805.jpg" calcext:value-type="string">
            <text:p>./kuchyne/_APE0805.jpg</text:p>
          </table:table-cell>
          <table:table-cell table:formula="of:=VLOOKUP(LEFT([.I201];IF(               ISNUMBER(FIND(&quot; &quot;;[.I201]));FIND(&quot; &quot;;[.I201])-1;LEN([.I201])       )                );[Fotografie.B196:.D6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number-columns-repeated="8"/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string" office:string-value="./kuchyne/_APE0805.jpg" calcext:value-type="string">
            <text:p>./kuchyne/_APE0805.jpg</text:p>
          </table:table-cell>
          <table:table-cell table:formula="of:=VLOOKUP(LEFT([.I202];IF(               ISNUMBER(FIND(&quot; &quot;;[.I202]));FIND(&quot; &quot;;[.I202])-1;LEN([.I202])       )                );[Fotografie.B197:.D6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number-columns-repeated="8"/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string" office:string-value="./kuchyne/_APE0805.jpg" calcext:value-type="string">
            <text:p>./kuchyne/_APE0805.jpg</text:p>
          </table:table-cell>
          <table:table-cell table:formula="of:=VLOOKUP(LEFT([.I203];IF(               ISNUMBER(FIND(&quot; &quot;;[.I203]));FIND(&quot; &quot;;[.I203])-1;LEN([.I203])       )                );[Fotografie.B198:.D60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table:number-columns-repeated="8"/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805.jpg" calcext:value-type="string">
            <text:p>./kuchyne/_APE0805.jpg</text:p>
          </table:table-cell>
          <table:table-cell table:formula="of:=VLOOKUP(LEFT([.I204];IF(               ISNUMBER(FIND(&quot; &quot;;[.I204]));FIND(&quot; &quot;;[.I204])-1;LEN([.I204])       )                );[Fotografie.B199:.D60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table:number-columns-repeated="8"/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805.jpg" calcext:value-type="string">
            <text:p>./kuchyne/_APE0805.jpg</text:p>
          </table:table-cell>
          <table:table-cell table:formula="of:=VLOOKUP(LEFT([.I205];IF(               ISNUMBER(FIND(&quot; &quot;;[.I205]));FIND(&quot; &quot;;[.I205])-1;LEN([.I205])       )                );[Fotografie.B200:.D60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table:number-columns-repeated="8"/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kuchyne/_APE0805.jpg" calcext:value-type="string">
            <text:p>./kuchyne/_APE0805.jpg</text:p>
          </table:table-cell>
          <table:table-cell table:formula="of:=VLOOKUP(LEFT([.I206];IF(               ISNUMBER(FIND(&quot; &quot;;[.I206]));FIND(&quot; &quot;;[.I206])-1;LEN([.I206])       )                );[Fotografie.B201:.D6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table:number-columns-repeated="8"/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kuchyne/_APE0805.jpg" calcext:value-type="string">
            <text:p>./kuchyne/_APE0805.jpg</text:p>
          </table:table-cell>
          <table:table-cell table:formula="of:=VLOOKUP(LEFT([.I207];IF(               ISNUMBER(FIND(&quot; &quot;;[.I207]));FIND(&quot; &quot;;[.I207])-1;LEN([.I207])       )                );[Fotografie.B202:.D60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table:number-columns-repeated="8"/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kuchyne/_APE0805.jpg" calcext:value-type="string">
            <text:p>./kuchyne/_APE0805.jpg</text:p>
          </table:table-cell>
          <table:table-cell table:formula="of:=VLOOKUP(LEFT([.I208];IF(               ISNUMBER(FIND(&quot; &quot;;[.I208]));FIND(&quot; &quot;;[.I208])-1;LEN([.I208])       )                );[Fotografie.B203:.D60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table:number-columns-repeated="8"/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kuchyne/_APE0805.jpg" calcext:value-type="string">
            <text:p>./kuchyne/_APE0805.jpg</text:p>
          </table:table-cell>
          <table:table-cell table:formula="of:=VLOOKUP(LEFT([.I209];IF(               ISNUMBER(FIND(&quot; &quot;;[.I209]));FIND(&quot; &quot;;[.I209])-1;LEN([.I209])       )                );[Fotografie.B204:.D60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table:number-columns-repeated="8"/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kuchyne/_APE0805.jpg" calcext:value-type="string">
            <text:p>./kuchyne/_APE0805.jpg</text:p>
          </table:table-cell>
          <table:table-cell table:formula="of:=VLOOKUP(LEFT([.I210];IF(               ISNUMBER(FIND(&quot; &quot;;[.I210]));FIND(&quot; &quot;;[.I210])-1;LEN([.I210])       )                );[Fotografie.B205:.D60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table:number-columns-repeated="8"/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kuchyne/_APE0805.jpg" calcext:value-type="string">
            <text:p>./kuchyne/_APE0805.jpg</text:p>
          </table:table-cell>
          <table:table-cell table:formula="of:=VLOOKUP(LEFT([.I211];IF(               ISNUMBER(FIND(&quot; &quot;;[.I211]));FIND(&quot; &quot;;[.I211])-1;LEN([.I211])       )                );[Fotografie.B206:.D61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table:number-columns-repeated="8"/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kuchyne/_APE0805.jpg" calcext:value-type="string">
            <text:p>./kuchyne/_APE0805.jpg</text:p>
          </table:table-cell>
          <table:table-cell table:formula="of:=VLOOKUP(LEFT([.I212];IF(               ISNUMBER(FIND(&quot; &quot;;[.I212]));FIND(&quot; &quot;;[.I212])-1;LEN([.I212])       )                );[Fotografie.B207:.D61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table:number-columns-repeated="8"/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kuchyne/_APE0805.jpg" calcext:value-type="string">
            <text:p>./kuchyne/_APE0805.jpg</text:p>
          </table:table-cell>
          <table:table-cell table:formula="of:=VLOOKUP(LEFT([.I213];IF(               ISNUMBER(FIND(&quot; &quot;;[.I213]));FIND(&quot; &quot;;[.I213])-1;LEN([.I213])       )                );[Fotografie.B208:.D61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table:number-columns-repeated="8"/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kuchyne/_APE0805.jpg" calcext:value-type="string">
            <text:p>./kuchyne/_APE0805.jpg</text:p>
          </table:table-cell>
          <table:table-cell table:formula="of:=VLOOKUP(LEFT([.I214];IF(               ISNUMBER(FIND(&quot; &quot;;[.I214]));FIND(&quot; &quot;;[.I214])-1;LEN([.I214])       )                );[Fotografie.B209:.D61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table:number-columns-repeated="8"/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kuchyne/_APE0805.jpg" calcext:value-type="string">
            <text:p>./kuchyne/_APE0805.jpg</text:p>
          </table:table-cell>
          <table:table-cell table:formula="of:=VLOOKUP(LEFT([.I215];IF(               ISNUMBER(FIND(&quot; &quot;;[.I215]));FIND(&quot; &quot;;[.I215])-1;LEN([.I215])       )                );[Fotografie.B210:.D61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table:number-columns-repeated="8"/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kuchyne/_APE0805.jpg" calcext:value-type="string">
            <text:p>./kuchyne/_APE0805.jpg</text:p>
          </table:table-cell>
          <table:table-cell table:formula="of:=VLOOKUP(LEFT([.I216];IF(               ISNUMBER(FIND(&quot; &quot;;[.I216]));FIND(&quot; &quot;;[.I216])-1;LEN([.I216])       )                );[Fotografie.B211:.D61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table:number-columns-repeated="8"/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kuchyne/_APE0805.jpg" calcext:value-type="string">
            <text:p>./kuchyne/_APE0805.jpg</text:p>
          </table:table-cell>
          <table:table-cell table:formula="of:=VLOOKUP(LEFT([.I217];IF(               ISNUMBER(FIND(&quot; &quot;;[.I217]));FIND(&quot; &quot;;[.I217])-1;LEN([.I217])       )                );[Fotografie.B212:.D61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table:number-columns-repeated="8"/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kuchyne/_APE0805.jpg" calcext:value-type="string">
            <text:p>./kuchyne/_APE0805.jpg</text:p>
          </table:table-cell>
          <table:table-cell table:formula="of:=VLOOKUP(LEFT([.I218];IF(               ISNUMBER(FIND(&quot; &quot;;[.I218]));FIND(&quot; &quot;;[.I218])-1;LEN([.I218])       )                );[Fotografie.B213:.D61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table:number-columns-repeated="8"/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kuchyne/_APE0805.jpg" calcext:value-type="string">
            <text:p>./kuchyne/_APE0805.jpg</text:p>
          </table:table-cell>
          <table:table-cell table:formula="of:=VLOOKUP(LEFT([.I219];IF(               ISNUMBER(FIND(&quot; &quot;;[.I219]));FIND(&quot; &quot;;[.I219])-1;LEN([.I219])       )                );[Fotografie.B214:.D61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table:number-columns-repeated="8"/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kuchyne/_APE0805.jpg" calcext:value-type="string">
            <text:p>./kuchyne/_APE0805.jpg</text:p>
          </table:table-cell>
          <table:table-cell table:formula="of:=VLOOKUP(LEFT([.I220];IF(               ISNUMBER(FIND(&quot; &quot;;[.I220]));FIND(&quot; &quot;;[.I220])-1;LEN([.I220])       )                );[Fotografie.B215:.D61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table:number-columns-repeated="8"/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kuchyne/_APE0805.jpg" calcext:value-type="string">
            <text:p>./kuchyne/_APE0805.jpg</text:p>
          </table:table-cell>
          <table:table-cell table:formula="of:=VLOOKUP(LEFT([.I221];IF(               ISNUMBER(FIND(&quot; &quot;;[.I221]));FIND(&quot; &quot;;[.I221])-1;LEN([.I221])       )                );[Fotografie.B216:.D6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table:number-columns-repeated="8"/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kuchyne/_APE0805.jpg" calcext:value-type="string">
            <text:p>./kuchyne/_APE0805.jpg</text:p>
          </table:table-cell>
          <table:table-cell table:formula="of:=VLOOKUP(LEFT([.I222];IF(               ISNUMBER(FIND(&quot; &quot;;[.I222]));FIND(&quot; &quot;;[.I222])-1;LEN([.I222])       )                );[Fotografie.B217:.D6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table:number-columns-repeated="8"/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kuchyne/_APE0805.jpg" calcext:value-type="string">
            <text:p>./kuchyne/_APE0805.jpg</text:p>
          </table:table-cell>
          <table:table-cell table:formula="of:=VLOOKUP(LEFT([.I223];IF(               ISNUMBER(FIND(&quot; &quot;;[.I223]));FIND(&quot; &quot;;[.I223])-1;LEN([.I223])       )                );[Fotografie.B218:.D6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table:number-columns-repeated="8"/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kuchyne/_APE0805.jpg" calcext:value-type="string">
            <text:p>./kuchyne/_APE0805.jpg</text:p>
          </table:table-cell>
          <table:table-cell table:formula="of:=VLOOKUP(LEFT([.I224];IF(               ISNUMBER(FIND(&quot; &quot;;[.I224]));FIND(&quot; &quot;;[.I224])-1;LEN([.I224])       )                );[Fotografie.B219:.D6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table:number-columns-repeated="8"/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kuchyne/_APE0805.jpg" calcext:value-type="string">
            <text:p>./kuchyne/_APE0805.jpg</text:p>
          </table:table-cell>
          <table:table-cell table:formula="of:=VLOOKUP(LEFT([.I225];IF(               ISNUMBER(FIND(&quot; &quot;;[.I225]));FIND(&quot; &quot;;[.I225])-1;LEN([.I225])       )                );[Fotografie.B220:.D6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table:number-columns-repeated="8"/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kuchyne/_APE0805.jpg" calcext:value-type="string">
            <text:p>./kuchyne/_APE0805.jpg</text:p>
          </table:table-cell>
          <table:table-cell table:formula="of:=VLOOKUP(LEFT([.I226];IF(               ISNUMBER(FIND(&quot; &quot;;[.I226]));FIND(&quot; &quot;;[.I226])-1;LEN([.I226])       )                );[Fotografie.B221:.D6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table:number-columns-repeated="8"/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kuchyne/_APE0805.jpg" calcext:value-type="string">
            <text:p>./kuchyne/_APE0805.jpg</text:p>
          </table:table-cell>
          <table:table-cell table:formula="of:=VLOOKUP(LEFT([.I227];IF(               ISNUMBER(FIND(&quot; &quot;;[.I227]));FIND(&quot; &quot;;[.I227])-1;LEN([.I227])       )                );[Fotografie.B222:.D6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table:number-columns-repeated="8"/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kuchyne/_APE0805.jpg" calcext:value-type="string">
            <text:p>./kuchyne/_APE0805.jpg</text:p>
          </table:table-cell>
          <table:table-cell table:formula="of:=VLOOKUP(LEFT([.I228];IF(               ISNUMBER(FIND(&quot; &quot;;[.I228]));FIND(&quot; &quot;;[.I228])-1;LEN([.I228])       )                );[Fotografie.B223:.D6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table:number-columns-repeated="8"/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kuchyne/_APE0805.jpg" calcext:value-type="string">
            <text:p>./kuchyne/_APE0805.jpg</text:p>
          </table:table-cell>
          <table:table-cell table:formula="of:=VLOOKUP(LEFT([.I229];IF(               ISNUMBER(FIND(&quot; &quot;;[.I229]));FIND(&quot; &quot;;[.I229])-1;LEN([.I229])       )                );[Fotografie.B224:.D6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table:number-columns-repeated="8"/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kuchyne/_APE0805.jpg" calcext:value-type="string">
            <text:p>./kuchyne/_APE0805.jpg</text:p>
          </table:table-cell>
          <table:table-cell table:formula="of:=VLOOKUP(LEFT([.I230];IF(               ISNUMBER(FIND(&quot; &quot;;[.I230]));FIND(&quot; &quot;;[.I230])-1;LEN([.I230])       )                );[Fotografie.B225:.D6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table:number-columns-repeated="8"/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kuchyne/_APE0805.jpg" calcext:value-type="string">
            <text:p>./kuchyne/_APE0805.jpg</text:p>
          </table:table-cell>
          <table:table-cell table:formula="of:=VLOOKUP(LEFT([.I231];IF(               ISNUMBER(FIND(&quot; &quot;;[.I231]));FIND(&quot; &quot;;[.I231])-1;LEN([.I231])       )                );[Fotografie.B226:.D6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table:number-columns-repeated="8"/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kuchyne/_APE0805.jpg" calcext:value-type="string">
            <text:p>./kuchyne/_APE0805.jpg</text:p>
          </table:table-cell>
          <table:table-cell table:formula="of:=VLOOKUP(LEFT([.I232];IF(               ISNUMBER(FIND(&quot; &quot;;[.I232]));FIND(&quot; &quot;;[.I232])-1;LEN([.I232])       )                );[Fotografie.B227:.D6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table:number-columns-repeated="8"/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kuchyne/_APE0805.jpg" calcext:value-type="string">
            <text:p>./kuchyne/_APE0805.jpg</text:p>
          </table:table-cell>
          <table:table-cell table:formula="of:=VLOOKUP(LEFT([.I233];IF(               ISNUMBER(FIND(&quot; &quot;;[.I233]));FIND(&quot; &quot;;[.I233])-1;LEN([.I233])       )                );[Fotografie.B228:.D6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table:number-columns-repeated="8"/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kuchyne/_APE0805.jpg" calcext:value-type="string">
            <text:p>./kuchyne/_APE0805.jpg</text:p>
          </table:table-cell>
          <table:table-cell table:formula="of:=VLOOKUP(LEFT([.I234];IF(               ISNUMBER(FIND(&quot; &quot;;[.I234]));FIND(&quot; &quot;;[.I234])-1;LEN([.I234])       )                );[Fotografie.B229:.D6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table:number-columns-repeated="8"/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kuchyne/_APE0805.jpg" calcext:value-type="string">
            <text:p>./kuchyne/_APE0805.jpg</text:p>
          </table:table-cell>
          <table:table-cell table:formula="of:=VLOOKUP(LEFT([.I235];IF(               ISNUMBER(FIND(&quot; &quot;;[.I235]));FIND(&quot; &quot;;[.I235])-1;LEN([.I235])       )                );[Fotografie.B230:.D6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table:number-columns-repeated="8"/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kuchyne/_APE0805.jpg" calcext:value-type="string">
            <text:p>./kuchyne/_APE0805.jpg</text:p>
          </table:table-cell>
          <table:table-cell table:formula="of:=VLOOKUP(LEFT([.I236];IF(               ISNUMBER(FIND(&quot; &quot;;[.I236]));FIND(&quot; &quot;;[.I236])-1;LEN([.I236])       )                );[Fotografie.B231:.D6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table:number-columns-repeated="8"/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kuchyne/_APE0805.jpg" calcext:value-type="string">
            <text:p>./kuchyne/_APE0805.jpg</text:p>
          </table:table-cell>
          <table:table-cell table:formula="of:=VLOOKUP(LEFT([.I237];IF(               ISNUMBER(FIND(&quot; &quot;;[.I237]));FIND(&quot; &quot;;[.I237])-1;LEN([.I237])       )                );[Fotografie.B232:.D63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table:number-columns-repeated="8"/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kuchyne/_APE0805.jpg" calcext:value-type="string">
            <text:p>./kuchyne/_APE0805.jpg</text:p>
          </table:table-cell>
          <table:table-cell table:formula="of:=VLOOKUP(LEFT([.I238];IF(               ISNUMBER(FIND(&quot; &quot;;[.I238]));FIND(&quot; &quot;;[.I238])-1;LEN([.I238])       )                );[Fotografie.B233:.D6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table:number-columns-repeated="8"/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kuchyne/_APE0805.jpg" calcext:value-type="string">
            <text:p>./kuchyne/_APE0805.jpg</text:p>
          </table:table-cell>
          <table:table-cell table:formula="of:=VLOOKUP(LEFT([.I239];IF(               ISNUMBER(FIND(&quot; &quot;;[.I239]));FIND(&quot; &quot;;[.I239])-1;LEN([.I239])       )                );[Fotografie.B234:.D6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table:number-columns-repeated="8"/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kuchyne/_APE0805.jpg" calcext:value-type="string">
            <text:p>./kuchyne/_APE0805.jpg</text:p>
          </table:table-cell>
          <table:table-cell table:formula="of:=VLOOKUP(LEFT([.I240];IF(               ISNUMBER(FIND(&quot; &quot;;[.I240]));FIND(&quot; &quot;;[.I240])-1;LEN([.I240])       )                );[Fotografie.B235:.D6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table:number-columns-repeated="8"/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kuchyne/_APE0805.jpg" calcext:value-type="string">
            <text:p>./kuchyne/_APE0805.jpg</text:p>
          </table:table-cell>
          <table:table-cell table:formula="of:=VLOOKUP(LEFT([.I241];IF(               ISNUMBER(FIND(&quot; &quot;;[.I241]));FIND(&quot; &quot;;[.I241])-1;LEN([.I241])       )                );[Fotografie.B236:.D64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table:number-columns-repeated="8"/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kuchyne/_APE0805.jpg" calcext:value-type="string">
            <text:p>./kuchyne/_APE0805.jpg</text:p>
          </table:table-cell>
          <table:table-cell table:formula="of:=VLOOKUP(LEFT([.I242];IF(               ISNUMBER(FIND(&quot; &quot;;[.I242]));FIND(&quot; &quot;;[.I242])-1;LEN([.I242])       )                );[Fotografie.B237:.D64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table:number-columns-repeated="8"/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kuchyne/_APE0805.jpg" calcext:value-type="string">
            <text:p>./kuchyne/_APE0805.jpg</text:p>
          </table:table-cell>
          <table:table-cell table:formula="of:=VLOOKUP(LEFT([.I243];IF(               ISNUMBER(FIND(&quot; &quot;;[.I243]));FIND(&quot; &quot;;[.I243])-1;LEN([.I243])       )                );[Fotografie.B238:.D6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number-columns-repeated="8"/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kuchyne/_APE0805.jpg" calcext:value-type="string">
            <text:p>./kuchyne/_APE0805.jpg</text:p>
          </table:table-cell>
          <table:table-cell table:formula="of:=VLOOKUP(LEFT([.I244];IF(               ISNUMBER(FIND(&quot; &quot;;[.I244]));FIND(&quot; &quot;;[.I244])-1;LEN([.I244])       )                );[Fotografie.B239:.D6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number-columns-repeated="8"/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kuchyne/_APE0805.jpg" calcext:value-type="string">
            <text:p>./kuchyne/_APE0805.jpg</text:p>
          </table:table-cell>
          <table:table-cell table:formula="of:=VLOOKUP(LEFT([.I245];IF(               ISNUMBER(FIND(&quot; &quot;;[.I245]));FIND(&quot; &quot;;[.I245])-1;LEN([.I245])       )                );[Fotografie.B240:.D6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number-columns-repeated="8"/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kuchyne/_APE0805.jpg" calcext:value-type="string">
            <text:p>./kuchyne/_APE0805.jpg</text:p>
          </table:table-cell>
          <table:table-cell table:formula="of:=VLOOKUP(LEFT([.I246];IF(               ISNUMBER(FIND(&quot; &quot;;[.I246]));FIND(&quot; &quot;;[.I246])-1;LEN([.I246])       )                );[Fotografie.B241:.D6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number-columns-repeated="8"/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kuchyne/_APE0805.jpg" calcext:value-type="string">
            <text:p>./kuchyne/_APE0805.jpg</text:p>
          </table:table-cell>
          <table:table-cell table:formula="of:=VLOOKUP(LEFT([.I247];IF(               ISNUMBER(FIND(&quot; &quot;;[.I247]));FIND(&quot; &quot;;[.I247])-1;LEN([.I247])       )                );[Fotografie.B242:.D6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number-columns-repeated="8"/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kuchyne/_APE0805.jpg" calcext:value-type="string">
            <text:p>./kuchyne/_APE0805.jpg</text:p>
          </table:table-cell>
          <table:table-cell table:formula="of:=VLOOKUP(LEFT([.I248];IF(               ISNUMBER(FIND(&quot; &quot;;[.I248]));FIND(&quot; &quot;;[.I248])-1;LEN([.I248])       )                );[Fotografie.B243:.D6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number-columns-repeated="8"/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kuchyne/_APE0805.jpg" calcext:value-type="string">
            <text:p>./kuchyne/_APE0805.jpg</text:p>
          </table:table-cell>
          <table:table-cell table:formula="of:=VLOOKUP(LEFT([.I249];IF(               ISNUMBER(FIND(&quot; &quot;;[.I249]));FIND(&quot; &quot;;[.I249])-1;LEN([.I249])       )                );[Fotografie.B244:.D6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number-columns-repeated="8"/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kuchyne/_APE0805.jpg" calcext:value-type="string">
            <text:p>./kuchyne/_APE0805.jpg</text:p>
          </table:table-cell>
          <table:table-cell table:formula="of:=VLOOKUP(LEFT([.I250];IF(               ISNUMBER(FIND(&quot; &quot;;[.I250]));FIND(&quot; &quot;;[.I250])-1;LEN([.I250])       )                );[Fotografie.B245:.D6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number-columns-repeated="8"/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kuchyne/_APE0805.jpg" calcext:value-type="string">
            <text:p>./kuchyne/_APE0805.jpg</text:p>
          </table:table-cell>
          <table:table-cell table:formula="of:=VLOOKUP(LEFT([.I251];IF(               ISNUMBER(FIND(&quot; &quot;;[.I251]));FIND(&quot; &quot;;[.I251])-1;LEN([.I251])       )                );[Fotografie.B246:.D6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number-columns-repeated="8"/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kuchyne/_APE0805.jpg" calcext:value-type="string">
            <text:p>./kuchyne/_APE0805.jpg</text:p>
          </table:table-cell>
          <table:table-cell table:formula="of:=VLOOKUP(LEFT([.I252];IF(               ISNUMBER(FIND(&quot; &quot;;[.I252]));FIND(&quot; &quot;;[.I252])-1;LEN([.I252])       )                );[Fotografie.B247:.D6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number-columns-repeated="8"/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kuchyne/_APE0805.jpg" calcext:value-type="string">
            <text:p>./kuchyne/_APE0805.jpg</text:p>
          </table:table-cell>
          <table:table-cell table:formula="of:=VLOOKUP(LEFT([.I253];IF(               ISNUMBER(FIND(&quot; &quot;;[.I253]));FIND(&quot; &quot;;[.I253])-1;LEN([.I253])       )                );[Fotografie.B248:.D6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0" calcext:value-type="float">
            <text:p>250</text:p>
          </table:table-cell>
          <table:table-cell table:number-columns-repeated="8"/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kuchyne/_APE0805.jpg" calcext:value-type="string">
            <text:p>./kuchyne/_APE0805.jpg</text:p>
          </table:table-cell>
          <table:table-cell table:formula="of:=VLOOKUP(LEFT([.I254];IF(               ISNUMBER(FIND(&quot; &quot;;[.I254]));FIND(&quot; &quot;;[.I254])-1;LEN([.I254])       )                );[Fotografie.B249:.D6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 table:number-columns-repeated="8"/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kuchyne/_APE0805.jpg" calcext:value-type="string">
            <text:p>./kuchyne/_APE0805.jpg</text:p>
          </table:table-cell>
          <table:table-cell table:formula="of:=VLOOKUP(LEFT([.I255];IF(               ISNUMBER(FIND(&quot; &quot;;[.I255]));FIND(&quot; &quot;;[.I255])-1;LEN([.I255])       )                );[Fotografie.B250:.D6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 table:number-columns-repeated="8"/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kuchyne/_APE0805.jpg" calcext:value-type="string">
            <text:p>./kuchyne/_APE0805.jpg</text:p>
          </table:table-cell>
          <table:table-cell table:formula="of:=VLOOKUP(LEFT([.I256];IF(               ISNUMBER(FIND(&quot; &quot;;[.I256]));FIND(&quot; &quot;;[.I256])-1;LEN([.I256])       )                );[Fotografie.B251:.D6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 table:number-columns-repeated="8"/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kuchyne/_APE0805.jpg" calcext:value-type="string">
            <text:p>./kuchyne/_APE0805.jpg</text:p>
          </table:table-cell>
          <table:table-cell table:formula="of:=VLOOKUP(LEFT([.I257];IF(               ISNUMBER(FIND(&quot; &quot;;[.I257]));FIND(&quot; &quot;;[.I257])-1;LEN([.I257])       )                );[Fotografie.B252:.D6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 table:number-columns-repeated="8"/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kuchyne/_APE0805.jpg" calcext:value-type="string">
            <text:p>./kuchyne/_APE0805.jpg</text:p>
          </table:table-cell>
          <table:table-cell table:formula="of:=VLOOKUP(LEFT([.I258];IF(               ISNUMBER(FIND(&quot; &quot;;[.I258]));FIND(&quot; &quot;;[.I258])-1;LEN([.I258])       )                );[Fotografie.B253:.D6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 table:number-columns-repeated="8"/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kuchyne/_APE0805.jpg" calcext:value-type="string">
            <text:p>./kuchyne/_APE0805.jpg</text:p>
          </table:table-cell>
          <table:table-cell table:formula="of:=VLOOKUP(LEFT([.I259];IF(               ISNUMBER(FIND(&quot; &quot;;[.I259]));FIND(&quot; &quot;;[.I259])-1;LEN([.I259])       )                );[Fotografie.B254:.D6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 table:number-columns-repeated="8"/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kuchyne/_APE0805.jpg" calcext:value-type="string">
            <text:p>./kuchyne/_APE0805.jpg</text:p>
          </table:table-cell>
          <table:table-cell table:formula="of:=VLOOKUP(LEFT([.I260];IF(               ISNUMBER(FIND(&quot; &quot;;[.I260]));FIND(&quot; &quot;;[.I260])-1;LEN([.I260])       )                );[Fotografie.B255:.D6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 table:number-columns-repeated="8"/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kuchyne/_APE0805.jpg" calcext:value-type="string">
            <text:p>./kuchyne/_APE0805.jpg</text:p>
          </table:table-cell>
          <table:table-cell table:formula="of:=VLOOKUP(LEFT([.I261];IF(               ISNUMBER(FIND(&quot; &quot;;[.I261]));FIND(&quot; &quot;;[.I261])-1;LEN([.I261])       )                );[Fotografie.B256:.D6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 table:number-columns-repeated="8"/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kuchyne/_APE0805.jpg" calcext:value-type="string">
            <text:p>./kuchyne/_APE0805.jpg</text:p>
          </table:table-cell>
          <table:table-cell table:formula="of:=VLOOKUP(LEFT([.I262];IF(               ISNUMBER(FIND(&quot; &quot;;[.I262]));FIND(&quot; &quot;;[.I262])-1;LEN([.I262])       )                );[Fotografie.B257:.D6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 table:number-columns-repeated="8"/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kuchyne/_APE0805.jpg" calcext:value-type="string">
            <text:p>./kuchyne/_APE0805.jpg</text:p>
          </table:table-cell>
          <table:table-cell table:formula="of:=VLOOKUP(LEFT([.I263];IF(               ISNUMBER(FIND(&quot; &quot;;[.I263]));FIND(&quot; &quot;;[.I263])-1;LEN([.I263])       )                );[Fotografie.B258:.D6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 table:number-columns-repeated="8"/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kuchyne/_APE0805.jpg" calcext:value-type="string">
            <text:p>./kuchyne/_APE0805.jpg</text:p>
          </table:table-cell>
          <table:table-cell table:formula="of:=VLOOKUP(LEFT([.I264];IF(               ISNUMBER(FIND(&quot; &quot;;[.I264]));FIND(&quot; &quot;;[.I264])-1;LEN([.I264])       )                );[Fotografie.B259:.D66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 table:number-columns-repeated="8"/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kuchyne/_APE0805.jpg" calcext:value-type="string">
            <text:p>./kuchyne/_APE0805.jpg</text:p>
          </table:table-cell>
          <table:table-cell table:formula="of:=VLOOKUP(LEFT([.I265];IF(               ISNUMBER(FIND(&quot; &quot;;[.I265]));FIND(&quot; &quot;;[.I265])-1;LEN([.I265])       )                );[Fotografie.B260:.D66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 table:number-columns-repeated="8"/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kuchyne/_APE0805.jpg" calcext:value-type="string">
            <text:p>./kuchyne/_APE0805.jpg</text:p>
          </table:table-cell>
          <table:table-cell table:formula="of:=VLOOKUP(LEFT([.I266];IF(               ISNUMBER(FIND(&quot; &quot;;[.I266]));FIND(&quot; &quot;;[.I266])-1;LEN([.I266])       )                );[Fotografie.B261:.D66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 table:number-columns-repeated="8"/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kuchyne/_APE0805.jpg" calcext:value-type="string">
            <text:p>./kuchyne/_APE0805.jpg</text:p>
          </table:table-cell>
          <table:table-cell table:formula="of:=VLOOKUP(LEFT([.I267];IF(               ISNUMBER(FIND(&quot; &quot;;[.I267]));FIND(&quot; &quot;;[.I267])-1;LEN([.I267])       )                );[Fotografie.B262:.D66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 table:number-columns-repeated="8"/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kuchyne/_APE0805.jpg" calcext:value-type="string">
            <text:p>./kuchyne/_APE0805.jpg</text:p>
          </table:table-cell>
          <table:table-cell table:formula="of:=VLOOKUP(LEFT([.I268];IF(               ISNUMBER(FIND(&quot; &quot;;[.I268]));FIND(&quot; &quot;;[.I268])-1;LEN([.I268])       )                );[Fotografie.B263:.D66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 table:number-columns-repeated="8"/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kuchyne/_APE0805.jpg" calcext:value-type="string">
            <text:p>./kuchyne/_APE0805.jpg</text:p>
          </table:table-cell>
          <table:table-cell table:formula="of:=VLOOKUP(LEFT([.I269];IF(               ISNUMBER(FIND(&quot; &quot;;[.I269]));FIND(&quot; &quot;;[.I269])-1;LEN([.I269])       )                );[Fotografie.B264:.D66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 table:number-columns-repeated="8"/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kuchyne/_APE0805.jpg" calcext:value-type="string">
            <text:p>./kuchyne/_APE0805.jpg</text:p>
          </table:table-cell>
          <table:table-cell table:formula="of:=VLOOKUP(LEFT([.I270];IF(               ISNUMBER(FIND(&quot; &quot;;[.I270]));FIND(&quot; &quot;;[.I270])-1;LEN([.I270])       )                );[Fotografie.B265:.D66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 table:number-columns-repeated="8"/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kuchyne/_APE0805.jpg" calcext:value-type="string">
            <text:p>./kuchyne/_APE0805.jpg</text:p>
          </table:table-cell>
          <table:table-cell table:formula="of:=VLOOKUP(LEFT([.I271];IF(               ISNUMBER(FIND(&quot; &quot;;[.I271]));FIND(&quot; &quot;;[.I271])-1;LEN([.I271])       )                );[Fotografie.B266:.D67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1]+1" office:value-type="float" office:value="268" calcext:value-type="float">
            <text:p>268</text:p>
          </table:table-cell>
          <table:table-cell table:number-columns-repeated="8"/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kuchyne/_APE0805.jpg" calcext:value-type="string">
            <text:p>./kuchyne/_APE0805.jpg</text:p>
          </table:table-cell>
          <table:table-cell table:formula="of:=VLOOKUP(LEFT([.I272];IF(               ISNUMBER(FIND(&quot; &quot;;[.I272]));FIND(&quot; &quot;;[.I272])-1;LEN([.I272])       )                );[Fotografie.B267:.D6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 table:number-columns-repeated="8"/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kuchyne/_APE0805.jpg" calcext:value-type="string">
            <text:p>./kuchyne/_APE0805.jpg</text:p>
          </table:table-cell>
          <table:table-cell table:formula="of:=VLOOKUP(LEFT([.I273];IF(               ISNUMBER(FIND(&quot; &quot;;[.I273]));FIND(&quot; &quot;;[.I273])-1;LEN([.I273])       )                );[Fotografie.B268:.D67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 table:number-columns-repeated="8"/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kuchyne/_APE0805.jpg" calcext:value-type="string">
            <text:p>./kuchyne/_APE0805.jpg</text:p>
          </table:table-cell>
          <table:table-cell table:formula="of:=VLOOKUP(LEFT([.I274];IF(               ISNUMBER(FIND(&quot; &quot;;[.I274]));FIND(&quot; &quot;;[.I274])-1;LEN([.I274])       )                );[Fotografie.B269:.D67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 table:number-columns-repeated="8"/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kuchyne/_APE0805.jpg" calcext:value-type="string">
            <text:p>./kuchyne/_APE0805.jpg</text:p>
          </table:table-cell>
          <table:table-cell table:formula="of:=VLOOKUP(LEFT([.I275];IF(               ISNUMBER(FIND(&quot; &quot;;[.I275]));FIND(&quot; &quot;;[.I275])-1;LEN([.I275])       )                );[Fotografie.B270:.D67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 table:number-columns-repeated="8"/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kuchyne/_APE0805.jpg" calcext:value-type="string">
            <text:p>./kuchyne/_APE0805.jpg</text:p>
          </table:table-cell>
          <table:table-cell table:formula="of:=VLOOKUP(LEFT([.I276];IF(               ISNUMBER(FIND(&quot; &quot;;[.I276]));FIND(&quot; &quot;;[.I276])-1;LEN([.I276])       )                );[Fotografie.B271:.D67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 table:number-columns-repeated="8"/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kuchyne/_APE0805.jpg" calcext:value-type="string">
            <text:p>./kuchyne/_APE0805.jpg</text:p>
          </table:table-cell>
          <table:table-cell table:formula="of:=VLOOKUP(LEFT([.I277];IF(               ISNUMBER(FIND(&quot; &quot;;[.I277]));FIND(&quot; &quot;;[.I277])-1;LEN([.I277])       )                );[Fotografie.B272:.D67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 table:number-columns-repeated="8"/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kuchyne/_APE0805.jpg" calcext:value-type="string">
            <text:p>./kuchyne/_APE0805.jpg</text:p>
          </table:table-cell>
          <table:table-cell table:formula="of:=VLOOKUP(LEFT([.I278];IF(               ISNUMBER(FIND(&quot; &quot;;[.I278]));FIND(&quot; &quot;;[.I278])-1;LEN([.I278])       )                );[Fotografie.B273:.D67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8]+1" office:value-type="float" office:value="275" calcext:value-type="float">
            <text:p>275</text:p>
          </table:table-cell>
          <table:table-cell table:number-columns-repeated="8"/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kuchyne/_APE0805.jpg" calcext:value-type="string">
            <text:p>./kuchyne/_APE0805.jpg</text:p>
          </table:table-cell>
          <table:table-cell table:formula="of:=VLOOKUP(LEFT([.I279];IF(               ISNUMBER(FIND(&quot; &quot;;[.I279]));FIND(&quot; &quot;;[.I279])-1;LEN([.I279])       )                );[Fotografie.B274:.D67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79]+1" office:value-type="float" office:value="276" calcext:value-type="float">
            <text:p>276</text:p>
          </table:table-cell>
          <table:table-cell table:number-columns-repeated="8"/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./kuchyne/_APE0805.jpg" calcext:value-type="string">
            <text:p>./kuchyne/_APE0805.jpg</text:p>
          </table:table-cell>
          <table:table-cell table:formula="of:=VLOOKUP(LEFT([.I280];IF(               ISNUMBER(FIND(&quot; &quot;;[.I280]));FIND(&quot; &quot;;[.I280])-1;LEN([.I280])       )                );[Fotografie.B275:.D67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 table:number-columns-repeated="8"/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kuchyne/_APE0805.jpg" calcext:value-type="string">
            <text:p>./kuchyne/_APE0805.jpg</text:p>
          </table:table-cell>
          <table:table-cell table:formula="of:=VLOOKUP(LEFT([.I281];IF(               ISNUMBER(FIND(&quot; &quot;;[.I281]));FIND(&quot; &quot;;[.I281])-1;LEN([.I281])       )                );[Fotografie.B276:.D68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 table:number-columns-repeated="8"/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kuchyne/_APE0805.jpg" calcext:value-type="string">
            <text:p>./kuchyne/_APE0805.jpg</text:p>
          </table:table-cell>
          <table:table-cell table:formula="of:=VLOOKUP(LEFT([.I282];IF(               ISNUMBER(FIND(&quot; &quot;;[.I282]));FIND(&quot; &quot;;[.I282])-1;LEN([.I282])       )                );[Fotografie.B277:.D68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 table:number-columns-repeated="8"/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kuchyne/_APE0805.jpg" calcext:value-type="string">
            <text:p>./kuchyne/_APE0805.jpg</text:p>
          </table:table-cell>
          <table:table-cell table:formula="of:=VLOOKUP(LEFT([.I283];IF(               ISNUMBER(FIND(&quot; &quot;;[.I283]));FIND(&quot; &quot;;[.I283])-1;LEN([.I283])       )                );[Fotografie.B278:.D6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 table:number-columns-repeated="8"/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kuchyne/_APE0805.jpg" calcext:value-type="string">
            <text:p>./kuchyne/_APE0805.jpg</text:p>
          </table:table-cell>
          <table:table-cell table:formula="of:=VLOOKUP(LEFT([.I284];IF(               ISNUMBER(FIND(&quot; &quot;;[.I284]));FIND(&quot; &quot;;[.I284])-1;LEN([.I284])       )                );[Fotografie.B279:.D6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 table:number-columns-repeated="8"/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kuchyne/_APE0805.jpg" calcext:value-type="string">
            <text:p>./kuchyne/_APE0805.jpg</text:p>
          </table:table-cell>
          <table:table-cell table:formula="of:=VLOOKUP(LEFT([.I285];IF(               ISNUMBER(FIND(&quot; &quot;;[.I285]));FIND(&quot; &quot;;[.I285])-1;LEN([.I285])       )                );[Fotografie.B280:.D6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 table:number-columns-repeated="8"/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kuchyne/_APE0805.jpg" calcext:value-type="string">
            <text:p>./kuchyne/_APE0805.jpg</text:p>
          </table:table-cell>
          <table:table-cell table:formula="of:=VLOOKUP(LEFT([.I286];IF(               ISNUMBER(FIND(&quot; &quot;;[.I286]));FIND(&quot; &quot;;[.I286])-1;LEN([.I286])       )                );[Fotografie.B281:.D6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 table:number-columns-repeated="8"/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kuchyne/_APE0805.jpg" calcext:value-type="string">
            <text:p>./kuchyne/_APE0805.jpg</text:p>
          </table:table-cell>
          <table:table-cell table:formula="of:=VLOOKUP(LEFT([.I287];IF(               ISNUMBER(FIND(&quot; &quot;;[.I287]));FIND(&quot; &quot;;[.I287])-1;LEN([.I287])       )                );[Fotografie.B282:.D6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7]+1" office:value-type="float" office:value="284" calcext:value-type="float">
            <text:p>284</text:p>
          </table:table-cell>
          <table:table-cell table:number-columns-repeated="8"/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kuchyne/_APE0805.jpg" calcext:value-type="string">
            <text:p>./kuchyne/_APE0805.jpg</text:p>
          </table:table-cell>
          <table:table-cell table:formula="of:=VLOOKUP(LEFT([.I288];IF(               ISNUMBER(FIND(&quot; &quot;;[.I288]));FIND(&quot; &quot;;[.I288])-1;LEN([.I288])       )                );[Fotografie.B283:.D6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 table:number-columns-repeated="8"/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kuchyne/_APE0805.jpg" calcext:value-type="string">
            <text:p>./kuchyne/_APE0805.jpg</text:p>
          </table:table-cell>
          <table:table-cell table:formula="of:=VLOOKUP(LEFT([.I289];IF(               ISNUMBER(FIND(&quot; &quot;;[.I289]));FIND(&quot; &quot;;[.I289])-1;LEN([.I289])       )                );[Fotografie.B284:.D6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 table:number-columns-repeated="8"/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kuchyne/_APE0805.jpg" calcext:value-type="string">
            <text:p>./kuchyne/_APE0805.jpg</text:p>
          </table:table-cell>
          <table:table-cell table:formula="of:=VLOOKUP(LEFT([.I290];IF(               ISNUMBER(FIND(&quot; &quot;;[.I290]));FIND(&quot; &quot;;[.I290])-1;LEN([.I290])       )                );[Fotografie.B285:.D6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0]+1" office:value-type="float" office:value="287" calcext:value-type="float">
            <text:p>287</text:p>
          </table:table-cell>
          <table:table-cell table:number-columns-repeated="8"/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kuchyne/_APE0805.jpg" calcext:value-type="string">
            <text:p>./kuchyne/_APE0805.jpg</text:p>
          </table:table-cell>
          <table:table-cell table:formula="of:=VLOOKUP(LEFT([.I291];IF(               ISNUMBER(FIND(&quot; &quot;;[.I291]));FIND(&quot; &quot;;[.I291])-1;LEN([.I291])       )                );[Fotografie.B286:.D6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 table:number-columns-repeated="8"/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kuchyne/_APE0805.jpg" calcext:value-type="string">
            <text:p>./kuchyne/_APE0805.jpg</text:p>
          </table:table-cell>
          <table:table-cell table:formula="of:=VLOOKUP(LEFT([.I292];IF(               ISNUMBER(FIND(&quot; &quot;;[.I292]));FIND(&quot; &quot;;[.I292])-1;LEN([.I292])       )                );[Fotografie.B287:.D6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2]+1" office:value-type="float" office:value="289" calcext:value-type="float">
            <text:p>289</text:p>
          </table:table-cell>
          <table:table-cell table:number-columns-repeated="8"/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kuchyne/_APE0805.jpg" calcext:value-type="string">
            <text:p>./kuchyne/_APE0805.jpg</text:p>
          </table:table-cell>
          <table:table-cell table:formula="of:=VLOOKUP(LEFT([.I293];IF(               ISNUMBER(FIND(&quot; &quot;;[.I293]));FIND(&quot; &quot;;[.I293])-1;LEN([.I293])       )                );[Fotografie.B288:.D6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 table:number-columns-repeated="8"/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kuchyne/_APE0805.jpg" calcext:value-type="string">
            <text:p>./kuchyne/_APE0805.jpg</text:p>
          </table:table-cell>
          <table:table-cell table:formula="of:=VLOOKUP(LEFT([.I294];IF(               ISNUMBER(FIND(&quot; &quot;;[.I294]));FIND(&quot; &quot;;[.I294])-1;LEN([.I294])       )                );[Fotografie.B289:.D6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 table:number-columns-repeated="8"/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kuchyne/_APE0805.jpg" calcext:value-type="string">
            <text:p>./kuchyne/_APE0805.jpg</text:p>
          </table:table-cell>
          <table:table-cell table:formula="of:=VLOOKUP(LEFT([.I295];IF(               ISNUMBER(FIND(&quot; &quot;;[.I295]));FIND(&quot; &quot;;[.I295])-1;LEN([.I295])       )                );[Fotografie.B290:.D6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 table:number-columns-repeated="8"/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kuchyne/_APE0805.jpg" calcext:value-type="string">
            <text:p>./kuchyne/_APE0805.jpg</text:p>
          </table:table-cell>
          <table:table-cell table:formula="of:=VLOOKUP(LEFT([.I296];IF(               ISNUMBER(FIND(&quot; &quot;;[.I296]));FIND(&quot; &quot;;[.I296])-1;LEN([.I296])       )                );[Fotografie.B291:.D6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6]+1" office:value-type="float" office:value="293" calcext:value-type="float">
            <text:p>293</text:p>
          </table:table-cell>
          <table:table-cell table:number-columns-repeated="8"/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kuchyne/_APE0805.jpg" calcext:value-type="string">
            <text:p>./kuchyne/_APE0805.jpg</text:p>
          </table:table-cell>
          <table:table-cell table:formula="of:=VLOOKUP(LEFT([.I297];IF(               ISNUMBER(FIND(&quot; &quot;;[.I297]));FIND(&quot; &quot;;[.I297])-1;LEN([.I297])       )                );[Fotografie.B292:.D6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 table:number-columns-repeated="8"/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kuchyne/_APE0805.jpg" calcext:value-type="string">
            <text:p>./kuchyne/_APE0805.jpg</text:p>
          </table:table-cell>
          <table:table-cell table:formula="of:=VLOOKUP(LEFT([.I298];IF(               ISNUMBER(FIND(&quot; &quot;;[.I298]));FIND(&quot; &quot;;[.I298])-1;LEN([.I298])       )                );[Fotografie.B293:.D6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 table:number-columns-repeated="8"/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kuchyne/_APE0805.jpg" calcext:value-type="string">
            <text:p>./kuchyne/_APE0805.jpg</text:p>
          </table:table-cell>
          <table:table-cell table:formula="of:=VLOOKUP(LEFT([.I299];IF(               ISNUMBER(FIND(&quot; &quot;;[.I299]));FIND(&quot; &quot;;[.I299])-1;LEN([.I299])       )                );[Fotografie.B294:.D6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 table:number-columns-repeated="8"/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kuchyne/_APE0805.jpg" calcext:value-type="string">
            <text:p>./kuchyne/_APE0805.jpg</text:p>
          </table:table-cell>
          <table:table-cell table:formula="of:=VLOOKUP(LEFT([.I300];IF(               ISNUMBER(FIND(&quot; &quot;;[.I300]));FIND(&quot; &quot;;[.I300])-1;LEN([.I300])       )                );[Fotografie.B295:.D6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 table:number-columns-repeated="8"/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kuchyne/_APE0805.jpg" calcext:value-type="string">
            <text:p>./kuchyne/_APE0805.jpg</text:p>
          </table:table-cell>
          <table:table-cell table:formula="of:=VLOOKUP(LEFT([.I301];IF(               ISNUMBER(FIND(&quot; &quot;;[.I301]));FIND(&quot; &quot;;[.I301])-1;LEN([.I301])       )                );[Fotografie.B296:.D7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 table:number-columns-repeated="8"/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kuchyne/_APE0805.jpg" calcext:value-type="string">
            <text:p>./kuchyne/_APE0805.jpg</text:p>
          </table:table-cell>
          <table:table-cell table:formula="of:=VLOOKUP(LEFT([.I302];IF(               ISNUMBER(FIND(&quot; &quot;;[.I302]));FIND(&quot; &quot;;[.I302])-1;LEN([.I302])       )                );[Fotografie.B297:.D7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 table:number-columns-repeated="8"/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kuchyne/_APE0805.jpg" calcext:value-type="string">
            <text:p>./kuchyne/_APE0805.jpg</text:p>
          </table:table-cell>
          <table:table-cell table:formula="of:=VLOOKUP(LEFT([.I303];IF(               ISNUMBER(FIND(&quot; &quot;;[.I303]));FIND(&quot; &quot;;[.I303])-1;LEN([.I303])       )                );[Fotografie.B298:.D70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 table:number-columns-repeated="8"/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kuchyne/_APE0805.jpg" calcext:value-type="string">
            <text:p>./kuchyne/_APE0805.jpg</text:p>
          </table:table-cell>
          <table:table-cell table:formula="of:=VLOOKUP(LEFT([.I304];IF(               ISNUMBER(FIND(&quot; &quot;;[.I304]));FIND(&quot; &quot;;[.I304])-1;LEN([.I304])       )                );[Fotografie.B299:.D70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 table:number-columns-repeated="8"/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kuchyne/_APE0805.jpg" calcext:value-type="string">
            <text:p>./kuchyne/_APE0805.jpg</text:p>
          </table:table-cell>
          <table:table-cell table:formula="of:=VLOOKUP(LEFT([.I305];IF(               ISNUMBER(FIND(&quot; &quot;;[.I305]));FIND(&quot; &quot;;[.I305])-1;LEN([.I305])       )                );[Fotografie.B300:.D70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 table:number-columns-repeated="8"/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kuchyne/_APE0805.jpg" calcext:value-type="string">
            <text:p>./kuchyne/_APE0805.jpg</text:p>
          </table:table-cell>
          <table:table-cell table:formula="of:=VLOOKUP(LEFT([.I306];IF(               ISNUMBER(FIND(&quot; &quot;;[.I306]));FIND(&quot; &quot;;[.I306])-1;LEN([.I306])       )                );[Fotografie.B301:.D7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 table:number-columns-repeated="8"/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kuchyne/_APE0805.jpg" calcext:value-type="string">
            <text:p>./kuchyne/_APE0805.jpg</text:p>
          </table:table-cell>
          <table:table-cell table:formula="of:=VLOOKUP(LEFT([.I307];IF(               ISNUMBER(FIND(&quot; &quot;;[.I307]));FIND(&quot; &quot;;[.I307])-1;LEN([.I307])       )                );[Fotografie.B302:.D70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 table:number-columns-repeated="8"/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kuchyne/_APE0805.jpg" calcext:value-type="string">
            <text:p>./kuchyne/_APE0805.jpg</text:p>
          </table:table-cell>
          <table:table-cell table:formula="of:=VLOOKUP(LEFT([.I308];IF(               ISNUMBER(FIND(&quot; &quot;;[.I308]));FIND(&quot; &quot;;[.I308])-1;LEN([.I308])       )                );[Fotografie.B303:.D70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number-columns-repeated="8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kuchyne/_APE0805.jpg" calcext:value-type="string">
            <text:p>./kuchyne/_APE0805.jpg</text:p>
          </table:table-cell>
          <table:table-cell table:formula="of:=VLOOKUP(LEFT([.I309];IF(               ISNUMBER(FIND(&quot; &quot;;[.I309]));FIND(&quot; &quot;;[.I309])-1;LEN([.I309])       )                );[Fotografie.B304:.D70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number-columns-repeated="8"/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kuchyne/_APE0805.jpg" calcext:value-type="string">
            <text:p>./kuchyne/_APE0805.jpg</text:p>
          </table:table-cell>
          <table:table-cell table:formula="of:=VLOOKUP(LEFT([.I310];IF(               ISNUMBER(FIND(&quot; &quot;;[.I310]));FIND(&quot; &quot;;[.I310])-1;LEN([.I310])       )                );[Fotografie.B305:.D70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number-columns-repeated="8"/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kuchyne/_APE0805.jpg" calcext:value-type="string">
            <text:p>./kuchyne/_APE0805.jpg</text:p>
          </table:table-cell>
          <table:table-cell table:formula="of:=VLOOKUP(LEFT([.I311];IF(               ISNUMBER(FIND(&quot; &quot;;[.I311]));FIND(&quot; &quot;;[.I311])-1;LEN([.I311])       )                );[Fotografie.B306:.D71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number-columns-repeated="8"/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kuchyne/_APE0805.jpg" calcext:value-type="string">
            <text:p>./kuchyne/_APE0805.jpg</text:p>
          </table:table-cell>
          <table:table-cell table:formula="of:=VLOOKUP(LEFT([.I312];IF(               ISNUMBER(FIND(&quot; &quot;;[.I312]));FIND(&quot; &quot;;[.I312])-1;LEN([.I312])       )                );[Fotografie.B307:.D71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number-columns-repeated="8"/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kuchyne/_APE0805.jpg" calcext:value-type="string">
            <text:p>./kuchyne/_APE0805.jpg</text:p>
          </table:table-cell>
          <table:table-cell table:formula="of:=VLOOKUP(LEFT([.I313];IF(               ISNUMBER(FIND(&quot; &quot;;[.I313]));FIND(&quot; &quot;;[.I313])-1;LEN([.I313])       )                );[Fotografie.B308:.D71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number-columns-repeated="8"/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kuchyne/_APE0805.jpg" calcext:value-type="string">
            <text:p>./kuchyne/_APE0805.jpg</text:p>
          </table:table-cell>
          <table:table-cell table:formula="of:=VLOOKUP(LEFT([.I314];IF(               ISNUMBER(FIND(&quot; &quot;;[.I314]));FIND(&quot; &quot;;[.I314])-1;LEN([.I314])       )                );[Fotografie.B309:.D71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number-columns-repeated="8"/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kuchyne/_APE0805.jpg" calcext:value-type="string">
            <text:p>./kuchyne/_APE0805.jpg</text:p>
          </table:table-cell>
          <table:table-cell table:formula="of:=VLOOKUP(LEFT([.I315];IF(               ISNUMBER(FIND(&quot; &quot;;[.I315]));FIND(&quot; &quot;;[.I315])-1;LEN([.I315])       )                );[Fotografie.B310:.D71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number-columns-repeated="8"/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kuchyne/_APE0805.jpg" calcext:value-type="string">
            <text:p>./kuchyne/_APE0805.jpg</text:p>
          </table:table-cell>
          <table:table-cell table:formula="of:=VLOOKUP(LEFT([.I316];IF(               ISNUMBER(FIND(&quot; &quot;;[.I316]));FIND(&quot; &quot;;[.I316])-1;LEN([.I316])       )                );[Fotografie.B311:.D71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number-columns-repeated="8"/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kuchyne/_APE0805.jpg" calcext:value-type="string">
            <text:p>./kuchyne/_APE0805.jpg</text:p>
          </table:table-cell>
          <table:table-cell table:formula="of:=VLOOKUP(LEFT([.I317];IF(               ISNUMBER(FIND(&quot; &quot;;[.I317]));FIND(&quot; &quot;;[.I317])-1;LEN([.I317])       )                );[Fotografie.B312:.D71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number-columns-repeated="8"/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kuchyne/_APE0805.jpg" calcext:value-type="string">
            <text:p>./kuchyne/_APE0805.jpg</text:p>
          </table:table-cell>
          <table:table-cell table:formula="of:=VLOOKUP(LEFT([.I318];IF(               ISNUMBER(FIND(&quot; &quot;;[.I318]));FIND(&quot; &quot;;[.I318])-1;LEN([.I318])       )                );[Fotografie.B313:.D71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number-columns-repeated="8"/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kuchyne/_APE0805.jpg" calcext:value-type="string">
            <text:p>./kuchyne/_APE0805.jpg</text:p>
          </table:table-cell>
          <table:table-cell table:formula="of:=VLOOKUP(LEFT([.I319];IF(               ISNUMBER(FIND(&quot; &quot;;[.I319]));FIND(&quot; &quot;;[.I319])-1;LEN([.I319])       )                );[Fotografie.B314:.D71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number-columns-repeated="8"/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kuchyne/_APE0805.jpg" calcext:value-type="string">
            <text:p>./kuchyne/_APE0805.jpg</text:p>
          </table:table-cell>
          <table:table-cell table:formula="of:=VLOOKUP(LEFT([.I320];IF(               ISNUMBER(FIND(&quot; &quot;;[.I320]));FIND(&quot; &quot;;[.I320])-1;LEN([.I320])       )                );[Fotografie.B315:.D71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number-columns-repeated="8"/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kuchyne/_APE0805.jpg" calcext:value-type="string">
            <text:p>./kuchyne/_APE0805.jpg</text:p>
          </table:table-cell>
          <table:table-cell table:formula="of:=VLOOKUP(LEFT([.I321];IF(               ISNUMBER(FIND(&quot; &quot;;[.I321]));FIND(&quot; &quot;;[.I321])-1;LEN([.I321])       )                );[Fotografie.B316:.D7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number-columns-repeated="8"/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kuchyne/_APE0805.jpg" calcext:value-type="string">
            <text:p>./kuchyne/_APE0805.jpg</text:p>
          </table:table-cell>
          <table:table-cell table:formula="of:=VLOOKUP(LEFT([.I322];IF(               ISNUMBER(FIND(&quot; &quot;;[.I322]));FIND(&quot; &quot;;[.I322])-1;LEN([.I322])       )                );[Fotografie.B317:.D7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number-columns-repeated="8"/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kuchyne/_APE0805.jpg" calcext:value-type="string">
            <text:p>./kuchyne/_APE0805.jpg</text:p>
          </table:table-cell>
          <table:table-cell table:formula="of:=VLOOKUP(LEFT([.I323];IF(               ISNUMBER(FIND(&quot; &quot;;[.I323]));FIND(&quot; &quot;;[.I323])-1;LEN([.I323])       )                );[Fotografie.B318:.D7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number-columns-repeated="8"/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kuchyne/_APE0805.jpg" calcext:value-type="string">
            <text:p>./kuchyne/_APE0805.jpg</text:p>
          </table:table-cell>
          <table:table-cell table:formula="of:=VLOOKUP(LEFT([.I324];IF(               ISNUMBER(FIND(&quot; &quot;;[.I324]));FIND(&quot; &quot;;[.I324])-1;LEN([.I324])       )                );[Fotografie.B319:.D7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number-columns-repeated="8"/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kuchyne/_APE0805.jpg" calcext:value-type="string">
            <text:p>./kuchyne/_APE0805.jpg</text:p>
          </table:table-cell>
          <table:table-cell table:formula="of:=VLOOKUP(LEFT([.I325];IF(               ISNUMBER(FIND(&quot; &quot;;[.I325]));FIND(&quot; &quot;;[.I325])-1;LEN([.I325])       )                );[Fotografie.B320:.D7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number-columns-repeated="8"/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kuchyne/_APE0805.jpg" calcext:value-type="string">
            <text:p>./kuchyne/_APE0805.jpg</text:p>
          </table:table-cell>
          <table:table-cell table:formula="of:=VLOOKUP(LEFT([.I326];IF(               ISNUMBER(FIND(&quot; &quot;;[.I326]));FIND(&quot; &quot;;[.I326])-1;LEN([.I326])       )                );[Fotografie.B321:.D7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number-columns-repeated="8"/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kuchyne/_APE0805.jpg" calcext:value-type="string">
            <text:p>./kuchyne/_APE0805.jpg</text:p>
          </table:table-cell>
          <table:table-cell table:formula="of:=VLOOKUP(LEFT([.I327];IF(               ISNUMBER(FIND(&quot; &quot;;[.I327]));FIND(&quot; &quot;;[.I327])-1;LEN([.I327])       )                );[Fotografie.B322:.D7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number-columns-repeated="8"/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kuchyne/_APE0805.jpg" calcext:value-type="string">
            <text:p>./kuchyne/_APE0805.jpg</text:p>
          </table:table-cell>
          <table:table-cell table:formula="of:=VLOOKUP(LEFT([.I328];IF(               ISNUMBER(FIND(&quot; &quot;;[.I328]));FIND(&quot; &quot;;[.I328])-1;LEN([.I328])       )                );[Fotografie.B323:.D7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number-columns-repeated="8"/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kuchyne/_APE0805.jpg" calcext:value-type="string">
            <text:p>./kuchyne/_APE0805.jpg</text:p>
          </table:table-cell>
          <table:table-cell table:formula="of:=VLOOKUP(LEFT([.I329];IF(               ISNUMBER(FIND(&quot; &quot;;[.I329]));FIND(&quot; &quot;;[.I329])-1;LEN([.I329])       )                );[Fotografie.B324:.D7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number-columns-repeated="8"/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kuchyne/_APE0805.jpg" calcext:value-type="string">
            <text:p>./kuchyne/_APE0805.jpg</text:p>
          </table:table-cell>
          <table:table-cell table:formula="of:=VLOOKUP(LEFT([.I330];IF(               ISNUMBER(FIND(&quot; &quot;;[.I330]));FIND(&quot; &quot;;[.I330])-1;LEN([.I330])       )                );[Fotografie.B325:.D7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number-columns-repeated="8"/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kuchyne/_APE0805.jpg" calcext:value-type="string">
            <text:p>./kuchyne/_APE0805.jpg</text:p>
          </table:table-cell>
          <table:table-cell table:formula="of:=VLOOKUP(LEFT([.I331];IF(               ISNUMBER(FIND(&quot; &quot;;[.I331]));FIND(&quot; &quot;;[.I331])-1;LEN([.I331])       )                );[Fotografie.B326:.D7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number-columns-repeated="8"/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kuchyne/_APE0805.jpg" calcext:value-type="string">
            <text:p>./kuchyne/_APE0805.jpg</text:p>
          </table:table-cell>
          <table:table-cell table:formula="of:=VLOOKUP(LEFT([.I332];IF(               ISNUMBER(FIND(&quot; &quot;;[.I332]));FIND(&quot; &quot;;[.I332])-1;LEN([.I332])       )                );[Fotografie.B327:.D7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number-columns-repeated="8"/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kuchyne/_APE0805.jpg" calcext:value-type="string">
            <text:p>./kuchyne/_APE0805.jpg</text:p>
          </table:table-cell>
          <table:table-cell table:formula="of:=VLOOKUP(LEFT([.I333];IF(               ISNUMBER(FIND(&quot; &quot;;[.I333]));FIND(&quot; &quot;;[.I333])-1;LEN([.I333])       )                );[Fotografie.B328:.D7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number-columns-repeated="8"/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kuchyne/_APE0805.jpg" calcext:value-type="string">
            <text:p>./kuchyne/_APE0805.jpg</text:p>
          </table:table-cell>
          <table:table-cell table:formula="of:=VLOOKUP(LEFT([.I334];IF(               ISNUMBER(FIND(&quot; &quot;;[.I334]));FIND(&quot; &quot;;[.I334])-1;LEN([.I334])       )                );[Fotografie.B329:.D7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number-columns-repeated="8"/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kuchyne/_APE0805.jpg" calcext:value-type="string">
            <text:p>./kuchyne/_APE0805.jpg</text:p>
          </table:table-cell>
          <table:table-cell table:formula="of:=VLOOKUP(LEFT([.I335];IF(               ISNUMBER(FIND(&quot; &quot;;[.I335]));FIND(&quot; &quot;;[.I335])-1;LEN([.I335])       )                );[Fotografie.B330:.D7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number-columns-repeated="8"/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kuchyne/_APE0805.jpg" calcext:value-type="string">
            <text:p>./kuchyne/_APE0805.jpg</text:p>
          </table:table-cell>
          <table:table-cell table:formula="of:=VLOOKUP(LEFT([.I336];IF(               ISNUMBER(FIND(&quot; &quot;;[.I336]));FIND(&quot; &quot;;[.I336])-1;LEN([.I336])       )                );[Fotografie.B331:.D7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number-columns-repeated="8"/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kuchyne/_APE0805.jpg" calcext:value-type="string">
            <text:p>./kuchyne/_APE0805.jpg</text:p>
          </table:table-cell>
          <table:table-cell table:formula="of:=VLOOKUP(LEFT([.I337];IF(               ISNUMBER(FIND(&quot; &quot;;[.I337]));FIND(&quot; &quot;;[.I337])-1;LEN([.I337])       )                );[Fotografie.B332:.D73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number-columns-repeated="8"/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kuchyne/_APE0805.jpg" calcext:value-type="string">
            <text:p>./kuchyne/_APE0805.jpg</text:p>
          </table:table-cell>
          <table:table-cell table:formula="of:=VLOOKUP(LEFT([.I338];IF(               ISNUMBER(FIND(&quot; &quot;;[.I338]));FIND(&quot; &quot;;[.I338])-1;LEN([.I338])       )                );[Fotografie.B333:.D7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number-columns-repeated="8"/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kuchyne/_APE0805.jpg" calcext:value-type="string">
            <text:p>./kuchyne/_APE0805.jpg</text:p>
          </table:table-cell>
          <table:table-cell table:formula="of:=VLOOKUP(LEFT([.I339];IF(               ISNUMBER(FIND(&quot; &quot;;[.I339]));FIND(&quot; &quot;;[.I339])-1;LEN([.I339])       )                );[Fotografie.B334:.D7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number-columns-repeated="8"/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kuchyne/_APE0805.jpg" calcext:value-type="string">
            <text:p>./kuchyne/_APE0805.jpg</text:p>
          </table:table-cell>
          <table:table-cell table:formula="of:=VLOOKUP(LEFT([.I340];IF(               ISNUMBER(FIND(&quot; &quot;;[.I340]));FIND(&quot; &quot;;[.I340])-1;LEN([.I340])       )                );[Fotografie.B335:.D7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number-columns-repeated="8"/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kuchyne/_APE0805.jpg" calcext:value-type="string">
            <text:p>./kuchyne/_APE0805.jpg</text:p>
          </table:table-cell>
          <table:table-cell table:formula="of:=VLOOKUP(LEFT([.I341];IF(               ISNUMBER(FIND(&quot; &quot;;[.I341]));FIND(&quot; &quot;;[.I341])-1;LEN([.I341])       )                );[Fotografie.B336:.D74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number-columns-repeated="8"/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kuchyne/_APE0805.jpg" calcext:value-type="string">
            <text:p>./kuchyne/_APE0805.jpg</text:p>
          </table:table-cell>
          <table:table-cell table:formula="of:=VLOOKUP(LEFT([.I342];IF(               ISNUMBER(FIND(&quot; &quot;;[.I342]));FIND(&quot; &quot;;[.I342])-1;LEN([.I342])       )                );[Fotografie.B337:.D74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number-columns-repeated="8"/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kuchyne/_APE0805.jpg" calcext:value-type="string">
            <text:p>./kuchyne/_APE0805.jpg</text:p>
          </table:table-cell>
          <table:table-cell table:formula="of:=VLOOKUP(LEFT([.I343];IF(               ISNUMBER(FIND(&quot; &quot;;[.I343]));FIND(&quot; &quot;;[.I343])-1;LEN([.I343])       )                );[Fotografie.B338:.D7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number-columns-repeated="8"/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kuchyne/_APE0805.jpg" calcext:value-type="string">
            <text:p>./kuchyne/_APE0805.jpg</text:p>
          </table:table-cell>
          <table:table-cell table:formula="of:=VLOOKUP(LEFT([.I344];IF(               ISNUMBER(FIND(&quot; &quot;;[.I344]));FIND(&quot; &quot;;[.I344])-1;LEN([.I344])       )                );[Fotografie.B339:.D7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number-columns-repeated="8"/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kuchyne/_APE0805.jpg" calcext:value-type="string">
            <text:p>./kuchyne/_APE0805.jpg</text:p>
          </table:table-cell>
          <table:table-cell table:formula="of:=VLOOKUP(LEFT([.I345];IF(               ISNUMBER(FIND(&quot; &quot;;[.I345]));FIND(&quot; &quot;;[.I345])-1;LEN([.I345])       )                );[Fotografie.B340:.D7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number-columns-repeated="8"/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kuchyne/_APE0805.jpg" calcext:value-type="string">
            <text:p>./kuchyne/_APE0805.jpg</text:p>
          </table:table-cell>
          <table:table-cell table:formula="of:=VLOOKUP(LEFT([.I346];IF(               ISNUMBER(FIND(&quot; &quot;;[.I346]));FIND(&quot; &quot;;[.I346])-1;LEN([.I346])       )                );[Fotografie.B341:.D7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number-columns-repeated="8"/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kuchyne/_APE0805.jpg" calcext:value-type="string">
            <text:p>./kuchyne/_APE0805.jpg</text:p>
          </table:table-cell>
          <table:table-cell table:formula="of:=VLOOKUP(LEFT([.I347];IF(               ISNUMBER(FIND(&quot; &quot;;[.I347]));FIND(&quot; &quot;;[.I347])-1;LEN([.I347])       )                );[Fotografie.B342:.D7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number-columns-repeated="8"/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kuchyne/_APE0805.jpg" calcext:value-type="string">
            <text:p>./kuchyne/_APE0805.jpg</text:p>
          </table:table-cell>
          <table:table-cell table:formula="of:=VLOOKUP(LEFT([.I348];IF(               ISNUMBER(FIND(&quot; &quot;;[.I348]));FIND(&quot; &quot;;[.I348])-1;LEN([.I348])       )                );[Fotografie.B343:.D7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number-columns-repeated="8"/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kuchyne/_APE0805.jpg" calcext:value-type="string">
            <text:p>./kuchyne/_APE0805.jpg</text:p>
          </table:table-cell>
          <table:table-cell table:formula="of:=VLOOKUP(LEFT([.I349];IF(               ISNUMBER(FIND(&quot; &quot;;[.I349]));FIND(&quot; &quot;;[.I349])-1;LEN([.I349])       )                );[Fotografie.B344:.D7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number-columns-repeated="8"/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kuchyne/_APE0805.jpg" calcext:value-type="string">
            <text:p>./kuchyne/_APE0805.jpg</text:p>
          </table:table-cell>
          <table:table-cell table:formula="of:=VLOOKUP(LEFT([.I350];IF(               ISNUMBER(FIND(&quot; &quot;;[.I350]));FIND(&quot; &quot;;[.I350])-1;LEN([.I350])       )                );[Fotografie.B345:.D7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number-columns-repeated="8"/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kuchyne/_APE0805.jpg" calcext:value-type="string">
            <text:p>./kuchyne/_APE0805.jpg</text:p>
          </table:table-cell>
          <table:table-cell table:formula="of:=VLOOKUP(LEFT([.I351];IF(               ISNUMBER(FIND(&quot; &quot;;[.I351]));FIND(&quot; &quot;;[.I351])-1;LEN([.I351])       )                );[Fotografie.B346:.D7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number-columns-repeated="8"/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kuchyne/_APE0805.jpg" calcext:value-type="string">
            <text:p>./kuchyne/_APE0805.jpg</text:p>
          </table:table-cell>
          <table:table-cell table:formula="of:=VLOOKUP(LEFT([.I352];IF(               ISNUMBER(FIND(&quot; &quot;;[.I352]));FIND(&quot; &quot;;[.I352])-1;LEN([.I352])       )                );[Fotografie.B347:.D7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number-columns-repeated="8"/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kuchyne/_APE0805.jpg" calcext:value-type="string">
            <text:p>./kuchyne/_APE0805.jpg</text:p>
          </table:table-cell>
          <table:table-cell table:formula="of:=VLOOKUP(LEFT([.I353];IF(               ISNUMBER(FIND(&quot; &quot;;[.I353]));FIND(&quot; &quot;;[.I353])-1;LEN([.I353])       )                );[Fotografie.B348:.D7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number-columns-repeated="8"/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kuchyne/_APE0805.jpg" calcext:value-type="string">
            <text:p>./kuchyne/_APE0805.jpg</text:p>
          </table:table-cell>
          <table:table-cell table:formula="of:=VLOOKUP(LEFT([.I354];IF(               ISNUMBER(FIND(&quot; &quot;;[.I354]));FIND(&quot; &quot;;[.I354])-1;LEN([.I354])       )                );[Fotografie.B349:.D7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number-columns-repeated="8"/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kuchyne/_APE0805.jpg" calcext:value-type="string">
            <text:p>./kuchyne/_APE0805.jpg</text:p>
          </table:table-cell>
          <table:table-cell table:formula="of:=VLOOKUP(LEFT([.I355];IF(               ISNUMBER(FIND(&quot; &quot;;[.I355]));FIND(&quot; &quot;;[.I355])-1;LEN([.I355])       )                );[Fotografie.B350:.D7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number-columns-repeated="8"/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kuchyne/_APE0805.jpg" calcext:value-type="string">
            <text:p>./kuchyne/_APE0805.jpg</text:p>
          </table:table-cell>
          <table:table-cell table:formula="of:=VLOOKUP(LEFT([.I356];IF(               ISNUMBER(FIND(&quot; &quot;;[.I356]));FIND(&quot; &quot;;[.I356])-1;LEN([.I356])       )                );[Fotografie.B351:.D7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number-columns-repeated="8"/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kuchyne/_APE0805.jpg" calcext:value-type="string">
            <text:p>./kuchyne/_APE0805.jpg</text:p>
          </table:table-cell>
          <table:table-cell table:formula="of:=VLOOKUP(LEFT([.I357];IF(               ISNUMBER(FIND(&quot; &quot;;[.I357]));FIND(&quot; &quot;;[.I357])-1;LEN([.I357])       )                );[Fotografie.B352:.D7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number-columns-repeated="8"/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kuchyne/_APE0805.jpg" calcext:value-type="string">
            <text:p>./kuchyne/_APE0805.jpg</text:p>
          </table:table-cell>
          <table:table-cell table:formula="of:=VLOOKUP(LEFT([.I358];IF(               ISNUMBER(FIND(&quot; &quot;;[.I358]));FIND(&quot; &quot;;[.I358])-1;LEN([.I358])       )                );[Fotografie.B353:.D7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number-columns-repeated="8"/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kuchyne/_APE0805.jpg" calcext:value-type="string">
            <text:p>./kuchyne/_APE0805.jpg</text:p>
          </table:table-cell>
          <table:table-cell table:formula="of:=VLOOKUP(LEFT([.I359];IF(               ISNUMBER(FIND(&quot; &quot;;[.I359]));FIND(&quot; &quot;;[.I359])-1;LEN([.I359])       )                );[Fotografie.B354:.D7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number-columns-repeated="8"/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kuchyne/_APE0805.jpg" calcext:value-type="string">
            <text:p>./kuchyne/_APE0805.jpg</text:p>
          </table:table-cell>
          <table:table-cell table:formula="of:=VLOOKUP(LEFT([.I360];IF(               ISNUMBER(FIND(&quot; &quot;;[.I360]));FIND(&quot; &quot;;[.I360])-1;LEN([.I360])       )                );[Fotografie.B355:.D7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number-columns-repeated="8"/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kuchyne/_APE0805.jpg" calcext:value-type="string">
            <text:p>./kuchyne/_APE0805.jpg</text:p>
          </table:table-cell>
          <table:table-cell table:formula="of:=VLOOKUP(LEFT([.I361];IF(               ISNUMBER(FIND(&quot; &quot;;[.I361]));FIND(&quot; &quot;;[.I361])-1;LEN([.I361])       )                );[Fotografie.B356:.D7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number-columns-repeated="8"/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kuchyne/_APE0805.jpg" calcext:value-type="string">
            <text:p>./kuchyne/_APE0805.jpg</text:p>
          </table:table-cell>
          <table:table-cell table:formula="of:=VLOOKUP(LEFT([.I362];IF(               ISNUMBER(FIND(&quot; &quot;;[.I362]));FIND(&quot; &quot;;[.I362])-1;LEN([.I362])       )                );[Fotografie.B357:.D7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number-columns-repeated="8"/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kuchyne/_APE0805.jpg" calcext:value-type="string">
            <text:p>./kuchyne/_APE0805.jpg</text:p>
          </table:table-cell>
          <table:table-cell table:formula="of:=VLOOKUP(LEFT([.I363];IF(               ISNUMBER(FIND(&quot; &quot;;[.I363]));FIND(&quot; &quot;;[.I363])-1;LEN([.I363])       )                );[Fotografie.B358:.D7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number-columns-repeated="8"/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kuchyne/_APE0805.jpg" calcext:value-type="string">
            <text:p>./kuchyne/_APE0805.jpg</text:p>
          </table:table-cell>
          <table:table-cell table:formula="of:=VLOOKUP(LEFT([.I364];IF(               ISNUMBER(FIND(&quot; &quot;;[.I364]));FIND(&quot; &quot;;[.I364])-1;LEN([.I364])       )                );[Fotografie.B359:.D76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number-columns-repeated="8"/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kuchyne/_APE0805.jpg" calcext:value-type="string">
            <text:p>./kuchyne/_APE0805.jpg</text:p>
          </table:table-cell>
          <table:table-cell table:formula="of:=VLOOKUP(LEFT([.I365];IF(               ISNUMBER(FIND(&quot; &quot;;[.I365]));FIND(&quot; &quot;;[.I365])-1;LEN([.I365])       )                );[Fotografie.B360:.D76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number-columns-repeated="8"/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kuchyne/_APE0805.jpg" calcext:value-type="string">
            <text:p>./kuchyne/_APE0805.jpg</text:p>
          </table:table-cell>
          <table:table-cell table:formula="of:=VLOOKUP(LEFT([.I366];IF(               ISNUMBER(FIND(&quot; &quot;;[.I366]));FIND(&quot; &quot;;[.I366])-1;LEN([.I366])       )                );[Fotografie.B361:.D76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number-columns-repeated="8"/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kuchyne/_APE0805.jpg" calcext:value-type="string">
            <text:p>./kuchyne/_APE0805.jpg</text:p>
          </table:table-cell>
          <table:table-cell table:formula="of:=VLOOKUP(LEFT([.I367];IF(               ISNUMBER(FIND(&quot; &quot;;[.I367]));FIND(&quot; &quot;;[.I367])-1;LEN([.I367])       )                );[Fotografie.B362:.D76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number-columns-repeated="8"/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kuchyne/_APE0805.jpg" calcext:value-type="string">
            <text:p>./kuchyne/_APE0805.jpg</text:p>
          </table:table-cell>
          <table:table-cell table:formula="of:=VLOOKUP(LEFT([.I368];IF(               ISNUMBER(FIND(&quot; &quot;;[.I368]));FIND(&quot; &quot;;[.I368])-1;LEN([.I368])       )                );[Fotografie.B363:.D76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number-columns-repeated="8"/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kuchyne/_APE0805.jpg" calcext:value-type="string">
            <text:p>./kuchyne/_APE0805.jpg</text:p>
          </table:table-cell>
          <table:table-cell table:formula="of:=VLOOKUP(LEFT([.I369];IF(               ISNUMBER(FIND(&quot; &quot;;[.I369]));FIND(&quot; &quot;;[.I369])-1;LEN([.I369])       )                );[Fotografie.B364:.D76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number-columns-repeated="8"/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kuchyne/_APE0805.jpg" calcext:value-type="string">
            <text:p>./kuchyne/_APE0805.jpg</text:p>
          </table:table-cell>
          <table:table-cell table:formula="of:=VLOOKUP(LEFT([.I370];IF(               ISNUMBER(FIND(&quot; &quot;;[.I370]));FIND(&quot; &quot;;[.I370])-1;LEN([.I370])       )                );[Fotografie.B365:.D76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number-columns-repeated="8"/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kuchyne/_APE0805.jpg" calcext:value-type="string">
            <text:p>./kuchyne/_APE0805.jpg</text:p>
          </table:table-cell>
          <table:table-cell table:formula="of:=VLOOKUP(LEFT([.I371];IF(               ISNUMBER(FIND(&quot; &quot;;[.I371]));FIND(&quot; &quot;;[.I371])-1;LEN([.I371])       )                );[Fotografie.B366:.D77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number-columns-repeated="8"/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kuchyne/_APE0805.jpg" calcext:value-type="string">
            <text:p>./kuchyne/_APE0805.jpg</text:p>
          </table:table-cell>
          <table:table-cell table:formula="of:=VLOOKUP(LEFT([.I372];IF(               ISNUMBER(FIND(&quot; &quot;;[.I372]));FIND(&quot; &quot;;[.I372])-1;LEN([.I372])       )                );[Fotografie.B367:.D7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number-columns-repeated="8"/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kuchyne/_APE0805.jpg" calcext:value-type="string">
            <text:p>./kuchyne/_APE0805.jpg</text:p>
          </table:table-cell>
          <table:table-cell table:formula="of:=VLOOKUP(LEFT([.I373];IF(               ISNUMBER(FIND(&quot; &quot;;[.I373]));FIND(&quot; &quot;;[.I373])-1;LEN([.I373])       )                );[Fotografie.B368:.D77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number-columns-repeated="8"/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kuchyne/_APE0805.jpg" calcext:value-type="string">
            <text:p>./kuchyne/_APE0805.jpg</text:p>
          </table:table-cell>
          <table:table-cell table:formula="of:=VLOOKUP(LEFT([.I374];IF(               ISNUMBER(FIND(&quot; &quot;;[.I374]));FIND(&quot; &quot;;[.I374])-1;LEN([.I374])       )                );[Fotografie.B369:.D77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number-columns-repeated="8"/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kuchyne/_APE0805.jpg" calcext:value-type="string">
            <text:p>./kuchyne/_APE0805.jpg</text:p>
          </table:table-cell>
          <table:table-cell table:formula="of:=VLOOKUP(LEFT([.I375];IF(               ISNUMBER(FIND(&quot; &quot;;[.I375]));FIND(&quot; &quot;;[.I375])-1;LEN([.I375])       )                );[Fotografie.B370:.D77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number-columns-repeated="8"/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kuchyne/_APE0805.jpg" calcext:value-type="string">
            <text:p>./kuchyne/_APE0805.jpg</text:p>
          </table:table-cell>
          <table:table-cell table:formula="of:=VLOOKUP(LEFT([.I376];IF(               ISNUMBER(FIND(&quot; &quot;;[.I376]));FIND(&quot; &quot;;[.I376])-1;LEN([.I376])       )                );[Fotografie.B371:.D77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number-columns-repeated="8"/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kuchyne/_APE0805.jpg" calcext:value-type="string">
            <text:p>./kuchyne/_APE0805.jpg</text:p>
          </table:table-cell>
          <table:table-cell table:formula="of:=VLOOKUP(LEFT([.I377];IF(               ISNUMBER(FIND(&quot; &quot;;[.I377]));FIND(&quot; &quot;;[.I377])-1;LEN([.I377])       )                );[Fotografie.B372:.D77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number-columns-repeated="8"/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kuchyne/_APE0805.jpg" calcext:value-type="string">
            <text:p>./kuchyne/_APE0805.jpg</text:p>
          </table:table-cell>
          <table:table-cell table:formula="of:=VLOOKUP(LEFT([.I378];IF(               ISNUMBER(FIND(&quot; &quot;;[.I378]));FIND(&quot; &quot;;[.I378])-1;LEN([.I378])       )                );[Fotografie.B373:.D77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number-columns-repeated="8"/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kuchyne/_APE0805.jpg" calcext:value-type="string">
            <text:p>./kuchyne/_APE0805.jpg</text:p>
          </table:table-cell>
          <table:table-cell table:formula="of:=VLOOKUP(LEFT([.I379];IF(               ISNUMBER(FIND(&quot; &quot;;[.I379]));FIND(&quot; &quot;;[.I379])-1;LEN([.I379])       )                );[Fotografie.B374:.D77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number-columns-repeated="8"/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kuchyne/_APE0805.jpg" calcext:value-type="string">
            <text:p>./kuchyne/_APE0805.jpg</text:p>
          </table:table-cell>
          <table:table-cell table:formula="of:=VLOOKUP(LEFT([.I380];IF(               ISNUMBER(FIND(&quot; &quot;;[.I380]));FIND(&quot; &quot;;[.I380])-1;LEN([.I380])       )                );[Fotografie.B375:.D77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number-columns-repeated="8"/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kuchyne/_APE0805.jpg" calcext:value-type="string">
            <text:p>./kuchyne/_APE0805.jpg</text:p>
          </table:table-cell>
          <table:table-cell table:formula="of:=VLOOKUP(LEFT([.I381];IF(               ISNUMBER(FIND(&quot; &quot;;[.I381]));FIND(&quot; &quot;;[.I381])-1;LEN([.I381])       )                );[Fotografie.B376:.D78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number-columns-repeated="8"/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kuchyne/_APE0805.jpg" calcext:value-type="string">
            <text:p>./kuchyne/_APE0805.jpg</text:p>
          </table:table-cell>
          <table:table-cell table:formula="of:=VLOOKUP(LEFT([.I382];IF(               ISNUMBER(FIND(&quot; &quot;;[.I382]));FIND(&quot; &quot;;[.I382])-1;LEN([.I382])       )                );[Fotografie.B377:.D78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number-columns-repeated="8"/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kuchyne/_APE0805.jpg" calcext:value-type="string">
            <text:p>./kuchyne/_APE0805.jpg</text:p>
          </table:table-cell>
          <table:table-cell table:formula="of:=VLOOKUP(LEFT([.I383];IF(               ISNUMBER(FIND(&quot; &quot;;[.I383]));FIND(&quot; &quot;;[.I383])-1;LEN([.I383])       )                );[Fotografie.B378:.D7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number-columns-repeated="8"/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kuchyne/_APE0805.jpg" calcext:value-type="string">
            <text:p>./kuchyne/_APE0805.jpg</text:p>
          </table:table-cell>
          <table:table-cell table:formula="of:=VLOOKUP(LEFT([.I384];IF(               ISNUMBER(FIND(&quot; &quot;;[.I384]));FIND(&quot; &quot;;[.I384])-1;LEN([.I384])       )                );[Fotografie.B379:.D7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number-columns-repeated="8"/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kuchyne/_APE0805.jpg" calcext:value-type="string">
            <text:p>./kuchyne/_APE0805.jpg</text:p>
          </table:table-cell>
          <table:table-cell table:formula="of:=VLOOKUP(LEFT([.I385];IF(               ISNUMBER(FIND(&quot; &quot;;[.I385]));FIND(&quot; &quot;;[.I385])-1;LEN([.I385])       )                );[Fotografie.B380:.D7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number-columns-repeated="8"/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kuchyne/_APE0805.jpg" calcext:value-type="string">
            <text:p>./kuchyne/_APE0805.jpg</text:p>
          </table:table-cell>
          <table:table-cell table:formula="of:=VLOOKUP(LEFT([.I386];IF(               ISNUMBER(FIND(&quot; &quot;;[.I386]));FIND(&quot; &quot;;[.I386])-1;LEN([.I386])       )                );[Fotografie.B381:.D7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number-columns-repeated="8"/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kuchyne/_APE0805.jpg" calcext:value-type="string">
            <text:p>./kuchyne/_APE0805.jpg</text:p>
          </table:table-cell>
          <table:table-cell table:formula="of:=VLOOKUP(LEFT([.I387];IF(               ISNUMBER(FIND(&quot; &quot;;[.I387]));FIND(&quot; &quot;;[.I387])-1;LEN([.I387])       )                );[Fotografie.B382:.D7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number-columns-repeated="8"/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kuchyne/_APE0805.jpg" calcext:value-type="string">
            <text:p>./kuchyne/_APE0805.jpg</text:p>
          </table:table-cell>
          <table:table-cell table:formula="of:=VLOOKUP(LEFT([.I388];IF(               ISNUMBER(FIND(&quot; &quot;;[.I388]));FIND(&quot; &quot;;[.I388])-1;LEN([.I388])       )                );[Fotografie.B383:.D7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number-columns-repeated="8"/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kuchyne/_APE0805.jpg" calcext:value-type="string">
            <text:p>./kuchyne/_APE0805.jpg</text:p>
          </table:table-cell>
          <table:table-cell table:formula="of:=VLOOKUP(LEFT([.I389];IF(               ISNUMBER(FIND(&quot; &quot;;[.I389]));FIND(&quot; &quot;;[.I389])-1;LEN([.I389])       )                );[Fotografie.B384:.D7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number-columns-repeated="8"/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kuchyne/_APE0805.jpg" calcext:value-type="string">
            <text:p>./kuchyne/_APE0805.jpg</text:p>
          </table:table-cell>
          <table:table-cell table:formula="of:=VLOOKUP(LEFT([.I390];IF(               ISNUMBER(FIND(&quot; &quot;;[.I390]));FIND(&quot; &quot;;[.I390])-1;LEN([.I390])       )                );[Fotografie.B385:.D7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number-columns-repeated="8"/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kuchyne/_APE0805.jpg" calcext:value-type="string">
            <text:p>./kuchyne/_APE0805.jpg</text:p>
          </table:table-cell>
          <table:table-cell table:formula="of:=VLOOKUP(LEFT([.I391];IF(               ISNUMBER(FIND(&quot; &quot;;[.I391]));FIND(&quot; &quot;;[.I391])-1;LEN([.I391])       )                );[Fotografie.B386:.D7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number-columns-repeated="8"/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kuchyne/_APE0805.jpg" calcext:value-type="string">
            <text:p>./kuchyne/_APE0805.jpg</text:p>
          </table:table-cell>
          <table:table-cell table:formula="of:=VLOOKUP(LEFT([.I392];IF(               ISNUMBER(FIND(&quot; &quot;;[.I392]));FIND(&quot; &quot;;[.I392])-1;LEN([.I392])       )                );[Fotografie.B387:.D7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number-columns-repeated="8"/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kuchyne/_APE0805.jpg" calcext:value-type="string">
            <text:p>./kuchyne/_APE0805.jpg</text:p>
          </table:table-cell>
          <table:table-cell table:formula="of:=VLOOKUP(LEFT([.I393];IF(               ISNUMBER(FIND(&quot; &quot;;[.I393]));FIND(&quot; &quot;;[.I393])-1;LEN([.I393])       )                );[Fotografie.B388:.D7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number-columns-repeated="8"/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kuchyne/_APE0805.jpg" calcext:value-type="string">
            <text:p>./kuchyne/_APE0805.jpg</text:p>
          </table:table-cell>
          <table:table-cell table:formula="of:=VLOOKUP(LEFT([.I394];IF(               ISNUMBER(FIND(&quot; &quot;;[.I394]));FIND(&quot; &quot;;[.I394])-1;LEN([.I394])       )                );[Fotografie.B389:.D7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number-columns-repeated="8"/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kuchyne/_APE0805.jpg" calcext:value-type="string">
            <text:p>./kuchyne/_APE0805.jpg</text:p>
          </table:table-cell>
          <table:table-cell table:formula="of:=VLOOKUP(LEFT([.I395];IF(               ISNUMBER(FIND(&quot; &quot;;[.I395]));FIND(&quot; &quot;;[.I395])-1;LEN([.I395])       )                );[Fotografie.B390:.D7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number-columns-repeated="8"/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kuchyne/_APE0805.jpg" calcext:value-type="string">
            <text:p>./kuchyne/_APE0805.jpg</text:p>
          </table:table-cell>
          <table:table-cell table:formula="of:=VLOOKUP(LEFT([.I396];IF(               ISNUMBER(FIND(&quot; &quot;;[.I396]));FIND(&quot; &quot;;[.I396])-1;LEN([.I396])       )                );[Fotografie.B391:.D7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number-columns-repeated="8"/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kuchyne/_APE0805.jpg" calcext:value-type="string">
            <text:p>./kuchyne/_APE0805.jpg</text:p>
          </table:table-cell>
          <table:table-cell table:formula="of:=VLOOKUP(LEFT([.I397];IF(               ISNUMBER(FIND(&quot; &quot;;[.I397]));FIND(&quot; &quot;;[.I397])-1;LEN([.I397])       )                );[Fotografie.B392:.D7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number-columns-repeated="8"/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kuchyne/_APE0805.jpg" calcext:value-type="string">
            <text:p>./kuchyne/_APE0805.jpg</text:p>
          </table:table-cell>
          <table:table-cell table:formula="of:=VLOOKUP(LEFT([.I398];IF(               ISNUMBER(FIND(&quot; &quot;;[.I398]));FIND(&quot; &quot;;[.I398])-1;LEN([.I398])       )                );[Fotografie.B393:.D7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number-columns-repeated="8"/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kuchyne/_APE0805.jpg" calcext:value-type="string">
            <text:p>./kuchyne/_APE0805.jpg</text:p>
          </table:table-cell>
          <table:table-cell table:formula="of:=VLOOKUP(LEFT([.I399];IF(               ISNUMBER(FIND(&quot; &quot;;[.I399]));FIND(&quot; &quot;;[.I399])-1;LEN([.I399])       )                );[Fotografie.B394:.D7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number-columns-repeated="8"/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kuchyne/_APE0805.jpg" calcext:value-type="string">
            <text:p>./kuchyne/_APE0805.jpg</text:p>
          </table:table-cell>
          <table:table-cell table:formula="of:=VLOOKUP(LEFT([.I400];IF(               ISNUMBER(FIND(&quot; &quot;;[.I400]));FIND(&quot; &quot;;[.I400])-1;LEN([.I400])       )                );[Fotografie.B395:.D7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number-columns-repeated="8"/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kuchyne/_APE0805.jpg" calcext:value-type="string">
            <text:p>./kuchyne/_APE0805.jpg</text:p>
          </table:table-cell>
          <table:table-cell table:formula="of:=VLOOKUP(LEFT([.I401];IF(               ISNUMBER(FIND(&quot; &quot;;[.I401]));FIND(&quot; &quot;;[.I401])-1;LEN([.I401])       )                );[Fotografie.B396:.D8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number-columns-repeated="8"/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kuchyne/_APE0805.jpg" calcext:value-type="string">
            <text:p>./kuchyne/_APE0805.jpg</text:p>
          </table:table-cell>
          <table:table-cell table:formula="of:=VLOOKUP(LEFT([.I402];IF(               ISNUMBER(FIND(&quot; &quot;;[.I402]));FIND(&quot; &quot;;[.I402])-1;LEN([.I402])       )                );[Fotografie.B397:.D8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number-columns-repeated="8"/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kuchyne/_APE0805.jpg" calcext:value-type="string">
            <text:p>./kuchyne/_APE0805.jpg</text:p>
          </table:table-cell>
          <table:table-cell table:formula="of:=VLOOKUP(LEFT([.I403];IF(               ISNUMBER(FIND(&quot; &quot;;[.I403]));FIND(&quot; &quot;;[.I403])-1;LEN([.I403])       )                );[Fotografie.B398:.D80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3]+1" office:value-type="float" office:value="400" calcext:value-type="float">
            <text:p>400</text:p>
          </table:table-cell>
          <table:table-cell table:number-columns-repeated="8"/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kuchyne/_APE0805.jpg" calcext:value-type="string">
            <text:p>./kuchyne/_APE0805.jpg</text:p>
          </table:table-cell>
          <table:table-cell table:formula="of:=VLOOKUP(LEFT([.I404];IF(               ISNUMBER(FIND(&quot; &quot;;[.I404]));FIND(&quot; &quot;;[.I404])-1;LEN([.I404])       )                );[Fotografie.B399:.D80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4]+1" office:value-type="float" office:value="401" calcext:value-type="float">
            <text:p>401</text:p>
          </table:table-cell>
          <table:table-cell table:number-columns-repeated="8"/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kuchyne/_APE0805.jpg" calcext:value-type="string">
            <text:p>./kuchyne/_APE0805.jpg</text:p>
          </table:table-cell>
          <table:table-cell table:formula="of:=VLOOKUP(LEFT([.I405];IF(               ISNUMBER(FIND(&quot; &quot;;[.I405]));FIND(&quot; &quot;;[.I405])-1;LEN([.I405])       )                );[Fotografie.B400:.D80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5]+1" office:value-type="float" office:value="402" calcext:value-type="float">
            <text:p>402</text:p>
          </table:table-cell>
          <table:table-cell table:number-columns-repeated="8"/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kuchyne/_APE0805.jpg" calcext:value-type="string">
            <text:p>./kuchyne/_APE0805.jpg</text:p>
          </table:table-cell>
          <table:table-cell table:formula="of:=VLOOKUP(LEFT([.I406];IF(               ISNUMBER(FIND(&quot; &quot;;[.I406]));FIND(&quot; &quot;;[.I406])-1;LEN([.I406])       )                );[Fotografie.B401:.D8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6]+1" office:value-type="float" office:value="403" calcext:value-type="float">
            <text:p>403</text:p>
          </table:table-cell>
          <table:table-cell table:number-columns-repeated="8"/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kuchyne/_APE0805.jpg" calcext:value-type="string">
            <text:p>./kuchyne/_APE0805.jpg</text:p>
          </table:table-cell>
          <table:table-cell table:formula="of:=VLOOKUP(LEFT([.I407];IF(               ISNUMBER(FIND(&quot; &quot;;[.I407]));FIND(&quot; &quot;;[.I407])-1;LEN([.I407])       )                );[Fotografie.B402:.D80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7]+1" office:value-type="float" office:value="404" calcext:value-type="float">
            <text:p>404</text:p>
          </table:table-cell>
          <table:table-cell table:number-columns-repeated="8"/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kuchyne/_APE0805.jpg" calcext:value-type="string">
            <text:p>./kuchyne/_APE0805.jpg</text:p>
          </table:table-cell>
          <table:table-cell table:formula="of:=VLOOKUP(LEFT([.I408];IF(               ISNUMBER(FIND(&quot; &quot;;[.I408]));FIND(&quot; &quot;;[.I408])-1;LEN([.I408])       )                );[Fotografie.B403:.D80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8]+1" office:value-type="float" office:value="405" calcext:value-type="float">
            <text:p>405</text:p>
          </table:table-cell>
          <table:table-cell table:number-columns-repeated="8"/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kuchyne/_APE0805.jpg" calcext:value-type="string">
            <text:p>./kuchyne/_APE0805.jpg</text:p>
          </table:table-cell>
          <table:table-cell table:formula="of:=VLOOKUP(LEFT([.I409];IF(               ISNUMBER(FIND(&quot; &quot;;[.I409]));FIND(&quot; &quot;;[.I409])-1;LEN([.I409])       )                );[Fotografie.B404:.D80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9]+1" office:value-type="float" office:value="406" calcext:value-type="float">
            <text:p>406</text:p>
          </table:table-cell>
          <table:table-cell table:number-columns-repeated="8"/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kuchyne/_APE0805.jpg" calcext:value-type="string">
            <text:p>./kuchyne/_APE0805.jpg</text:p>
          </table:table-cell>
          <table:table-cell table:formula="of:=VLOOKUP(LEFT([.I410];IF(               ISNUMBER(FIND(&quot; &quot;;[.I410]));FIND(&quot; &quot;;[.I410])-1;LEN([.I410])       )                );[Fotografie.B405:.D80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0]+1" office:value-type="float" office:value="407" calcext:value-type="float">
            <text:p>407</text:p>
          </table:table-cell>
          <table:table-cell table:number-columns-repeated="8"/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kuchyne/_APE0805.jpg" calcext:value-type="string">
            <text:p>./kuchyne/_APE0805.jpg</text:p>
          </table:table-cell>
          <table:table-cell table:formula="of:=VLOOKUP(LEFT([.I411];IF(               ISNUMBER(FIND(&quot; &quot;;[.I411]));FIND(&quot; &quot;;[.I411])-1;LEN([.I411])       )                );[Fotografie.B406:.D81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1]+1" office:value-type="float" office:value="408" calcext:value-type="float">
            <text:p>408</text:p>
          </table:table-cell>
          <table:table-cell table:number-columns-repeated="8"/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kuchyne/_APE0805.jpg" calcext:value-type="string">
            <text:p>./kuchyne/_APE0805.jpg</text:p>
          </table:table-cell>
          <table:table-cell table:formula="of:=VLOOKUP(LEFT([.I412];IF(               ISNUMBER(FIND(&quot; &quot;;[.I412]));FIND(&quot; &quot;;[.I412])-1;LEN([.I412])       )                );[Fotografie.B407:.D81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2]+1" office:value-type="float" office:value="409" calcext:value-type="float">
            <text:p>409</text:p>
          </table:table-cell>
          <table:table-cell table:number-columns-repeated="8"/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kuchyne/_APE0805.jpg" calcext:value-type="string">
            <text:p>./kuchyne/_APE0805.jpg</text:p>
          </table:table-cell>
          <table:table-cell table:formula="of:=VLOOKUP(LEFT([.I413];IF(               ISNUMBER(FIND(&quot; &quot;;[.I413]));FIND(&quot; &quot;;[.I413])-1;LEN([.I413])       )                );[Fotografie.B408:.D81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3]+1" office:value-type="float" office:value="410" calcext:value-type="float">
            <text:p>410</text:p>
          </table:table-cell>
          <table:table-cell table:number-columns-repeated="8"/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kuchyne/_APE0805.jpg" calcext:value-type="string">
            <text:p>./kuchyne/_APE0805.jpg</text:p>
          </table:table-cell>
          <table:table-cell table:formula="of:=VLOOKUP(LEFT([.I414];IF(               ISNUMBER(FIND(&quot; &quot;;[.I414]));FIND(&quot; &quot;;[.I414])-1;LEN([.I414])       )                );[Fotografie.B409:.D81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4]+1" office:value-type="float" office:value="411" calcext:value-type="float">
            <text:p>411</text:p>
          </table:table-cell>
          <table:table-cell table:number-columns-repeated="8"/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kuchyne/_APE0805.jpg" calcext:value-type="string">
            <text:p>./kuchyne/_APE0805.jpg</text:p>
          </table:table-cell>
          <table:table-cell table:formula="of:=VLOOKUP(LEFT([.I415];IF(               ISNUMBER(FIND(&quot; &quot;;[.I415]));FIND(&quot; &quot;;[.I415])-1;LEN([.I415])       )                );[Fotografie.B410:.D81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5]+1" office:value-type="float" office:value="412" calcext:value-type="float">
            <text:p>412</text:p>
          </table:table-cell>
          <table:table-cell table:number-columns-repeated="8"/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kuchyne/_APE0805.jpg" calcext:value-type="string">
            <text:p>./kuchyne/_APE0805.jpg</text:p>
          </table:table-cell>
          <table:table-cell table:formula="of:=VLOOKUP(LEFT([.I416];IF(               ISNUMBER(FIND(&quot; &quot;;[.I416]));FIND(&quot; &quot;;[.I416])-1;LEN([.I416])       )                );[Fotografie.B411:.D81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6]+1" office:value-type="float" office:value="413" calcext:value-type="float">
            <text:p>413</text:p>
          </table:table-cell>
          <table:table-cell table:number-columns-repeated="8"/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kuchyne/_APE0805.jpg" calcext:value-type="string">
            <text:p>./kuchyne/_APE0805.jpg</text:p>
          </table:table-cell>
          <table:table-cell table:formula="of:=VLOOKUP(LEFT([.I417];IF(               ISNUMBER(FIND(&quot; &quot;;[.I417]));FIND(&quot; &quot;;[.I417])-1;LEN([.I417])       )                );[Fotografie.B412:.D81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7]+1" office:value-type="float" office:value="414" calcext:value-type="float">
            <text:p>414</text:p>
          </table:table-cell>
          <table:table-cell table:number-columns-repeated="8"/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kuchyne/_APE0805.jpg" calcext:value-type="string">
            <text:p>./kuchyne/_APE0805.jpg</text:p>
          </table:table-cell>
          <table:table-cell table:formula="of:=VLOOKUP(LEFT([.I418];IF(               ISNUMBER(FIND(&quot; &quot;;[.I418]));FIND(&quot; &quot;;[.I418])-1;LEN([.I418])       )                );[Fotografie.B413:.D81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8]+1" office:value-type="float" office:value="415" calcext:value-type="float">
            <text:p>415</text:p>
          </table:table-cell>
          <table:table-cell table:number-columns-repeated="8"/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kuchyne/_APE0805.jpg" calcext:value-type="string">
            <text:p>./kuchyne/_APE0805.jpg</text:p>
          </table:table-cell>
          <table:table-cell table:formula="of:=VLOOKUP(LEFT([.I419];IF(               ISNUMBER(FIND(&quot; &quot;;[.I419]));FIND(&quot; &quot;;[.I419])-1;LEN([.I419])       )                );[Fotografie.B414:.D81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19]+1" office:value-type="float" office:value="416" calcext:value-type="float">
            <text:p>416</text:p>
          </table:table-cell>
          <table:table-cell table:number-columns-repeated="8"/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kuchyne/_APE0805.jpg" calcext:value-type="string">
            <text:p>./kuchyne/_APE0805.jpg</text:p>
          </table:table-cell>
          <table:table-cell table:formula="of:=VLOOKUP(LEFT([.I420];IF(               ISNUMBER(FIND(&quot; &quot;;[.I420]));FIND(&quot; &quot;;[.I420])-1;LEN([.I420])       )                );[Fotografie.B415:.D81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0]+1" office:value-type="float" office:value="417" calcext:value-type="float">
            <text:p>417</text:p>
          </table:table-cell>
          <table:table-cell table:number-columns-repeated="8"/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kuchyne/_APE0805.jpg" calcext:value-type="string">
            <text:p>./kuchyne/_APE0805.jpg</text:p>
          </table:table-cell>
          <table:table-cell table:formula="of:=VLOOKUP(LEFT([.I421];IF(               ISNUMBER(FIND(&quot; &quot;;[.I421]));FIND(&quot; &quot;;[.I421])-1;LEN([.I421])       )                );[Fotografie.B416:.D8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1]+1" office:value-type="float" office:value="418" calcext:value-type="float">
            <text:p>418</text:p>
          </table:table-cell>
          <table:table-cell table:number-columns-repeated="8"/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kuchyne/_APE0805.jpg" calcext:value-type="string">
            <text:p>./kuchyne/_APE0805.jpg</text:p>
          </table:table-cell>
          <table:table-cell table:formula="of:=VLOOKUP(LEFT([.I422];IF(               ISNUMBER(FIND(&quot; &quot;;[.I422]));FIND(&quot; &quot;;[.I422])-1;LEN([.I422])       )                );[Fotografie.B417:.D8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2]+1" office:value-type="float" office:value="419" calcext:value-type="float">
            <text:p>419</text:p>
          </table:table-cell>
          <table:table-cell table:number-columns-repeated="8"/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kuchyne/_APE0805.jpg" calcext:value-type="string">
            <text:p>./kuchyne/_APE0805.jpg</text:p>
          </table:table-cell>
          <table:table-cell table:formula="of:=VLOOKUP(LEFT([.I423];IF(               ISNUMBER(FIND(&quot; &quot;;[.I423]));FIND(&quot; &quot;;[.I423])-1;LEN([.I423])       )                );[Fotografie.B418:.D8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3]+1" office:value-type="float" office:value="420" calcext:value-type="float">
            <text:p>420</text:p>
          </table:table-cell>
          <table:table-cell table:number-columns-repeated="8"/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kuchyne/_APE0805.jpg" calcext:value-type="string">
            <text:p>./kuchyne/_APE0805.jpg</text:p>
          </table:table-cell>
          <table:table-cell table:formula="of:=VLOOKUP(LEFT([.I424];IF(               ISNUMBER(FIND(&quot; &quot;;[.I424]));FIND(&quot; &quot;;[.I424])-1;LEN([.I424])       )                );[Fotografie.B419:.D8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4]+1" office:value-type="float" office:value="421" calcext:value-type="float">
            <text:p>421</text:p>
          </table:table-cell>
          <table:table-cell table:number-columns-repeated="8"/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kuchyne/_APE0805.jpg" calcext:value-type="string">
            <text:p>./kuchyne/_APE0805.jpg</text:p>
          </table:table-cell>
          <table:table-cell table:formula="of:=VLOOKUP(LEFT([.I425];IF(               ISNUMBER(FIND(&quot; &quot;;[.I425]));FIND(&quot; &quot;;[.I425])-1;LEN([.I425])       )                );[Fotografie.B420:.D8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5]+1" office:value-type="float" office:value="422" calcext:value-type="float">
            <text:p>422</text:p>
          </table:table-cell>
          <table:table-cell table:number-columns-repeated="8"/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kuchyne/_APE0805.jpg" calcext:value-type="string">
            <text:p>./kuchyne/_APE0805.jpg</text:p>
          </table:table-cell>
          <table:table-cell table:formula="of:=VLOOKUP(LEFT([.I426];IF(               ISNUMBER(FIND(&quot; &quot;;[.I426]));FIND(&quot; &quot;;[.I426])-1;LEN([.I426])       )                );[Fotografie.B421:.D8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6]+1" office:value-type="float" office:value="423" calcext:value-type="float">
            <text:p>423</text:p>
          </table:table-cell>
          <table:table-cell table:number-columns-repeated="8"/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kuchyne/_APE0805.jpg" calcext:value-type="string">
            <text:p>./kuchyne/_APE0805.jpg</text:p>
          </table:table-cell>
          <table:table-cell table:formula="of:=VLOOKUP(LEFT([.I427];IF(               ISNUMBER(FIND(&quot; &quot;;[.I427]));FIND(&quot; &quot;;[.I427])-1;LEN([.I427])       )                );[Fotografie.B422:.D8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7]+1" office:value-type="float" office:value="424" calcext:value-type="float">
            <text:p>424</text:p>
          </table:table-cell>
          <table:table-cell table:number-columns-repeated="8"/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kuchyne/_APE0805.jpg" calcext:value-type="string">
            <text:p>./kuchyne/_APE0805.jpg</text:p>
          </table:table-cell>
          <table:table-cell table:formula="of:=VLOOKUP(LEFT([.I428];IF(               ISNUMBER(FIND(&quot; &quot;;[.I428]));FIND(&quot; &quot;;[.I428])-1;LEN([.I428])       )                );[Fotografie.B423:.D8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8]+1" office:value-type="float" office:value="425" calcext:value-type="float">
            <text:p>425</text:p>
          </table:table-cell>
          <table:table-cell table:number-columns-repeated="8"/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kuchyne/_APE0805.jpg" calcext:value-type="string">
            <text:p>./kuchyne/_APE0805.jpg</text:p>
          </table:table-cell>
          <table:table-cell table:formula="of:=VLOOKUP(LEFT([.I429];IF(               ISNUMBER(FIND(&quot; &quot;;[.I429]));FIND(&quot; &quot;;[.I429])-1;LEN([.I429])       )                );[Fotografie.B424:.D8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29]+1" office:value-type="float" office:value="426" calcext:value-type="float">
            <text:p>426</text:p>
          </table:table-cell>
          <table:table-cell table:number-columns-repeated="8"/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kuchyne/_APE0805.jpg" calcext:value-type="string">
            <text:p>./kuchyne/_APE0805.jpg</text:p>
          </table:table-cell>
          <table:table-cell table:formula="of:=VLOOKUP(LEFT([.I430];IF(               ISNUMBER(FIND(&quot; &quot;;[.I430]));FIND(&quot; &quot;;[.I430])-1;LEN([.I430])       )                );[Fotografie.B425:.D8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0]+1" office:value-type="float" office:value="427" calcext:value-type="float">
            <text:p>427</text:p>
          </table:table-cell>
          <table:table-cell table:number-columns-repeated="8"/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kuchyne/_APE0805.jpg" calcext:value-type="string">
            <text:p>./kuchyne/_APE0805.jpg</text:p>
          </table:table-cell>
          <table:table-cell table:formula="of:=VLOOKUP(LEFT([.I431];IF(               ISNUMBER(FIND(&quot; &quot;;[.I431]));FIND(&quot; &quot;;[.I431])-1;LEN([.I431])       )                );[Fotografie.B426:.D8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1]+1" office:value-type="float" office:value="428" calcext:value-type="float">
            <text:p>428</text:p>
          </table:table-cell>
          <table:table-cell table:number-columns-repeated="8"/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kuchyne/_APE0805.jpg" calcext:value-type="string">
            <text:p>./kuchyne/_APE0805.jpg</text:p>
          </table:table-cell>
          <table:table-cell table:formula="of:=VLOOKUP(LEFT([.I432];IF(               ISNUMBER(FIND(&quot; &quot;;[.I432]));FIND(&quot; &quot;;[.I432])-1;LEN([.I432])       )                );[Fotografie.B427:.D8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2]+1" office:value-type="float" office:value="429" calcext:value-type="float">
            <text:p>429</text:p>
          </table:table-cell>
          <table:table-cell table:number-columns-repeated="8"/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kuchyne/_APE0805.jpg" calcext:value-type="string">
            <text:p>./kuchyne/_APE0805.jpg</text:p>
          </table:table-cell>
          <table:table-cell table:formula="of:=VLOOKUP(LEFT([.I433];IF(               ISNUMBER(FIND(&quot; &quot;;[.I433]));FIND(&quot; &quot;;[.I433])-1;LEN([.I433])       )                );[Fotografie.B428:.D8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3]+1" office:value-type="float" office:value="430" calcext:value-type="float">
            <text:p>430</text:p>
          </table:table-cell>
          <table:table-cell table:number-columns-repeated="8"/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kuchyne/_APE0805.jpg" calcext:value-type="string">
            <text:p>./kuchyne/_APE0805.jpg</text:p>
          </table:table-cell>
          <table:table-cell table:formula="of:=VLOOKUP(LEFT([.I434];IF(               ISNUMBER(FIND(&quot; &quot;;[.I434]));FIND(&quot; &quot;;[.I434])-1;LEN([.I434])       )                );[Fotografie.B429:.D8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4]+1" office:value-type="float" office:value="431" calcext:value-type="float">
            <text:p>431</text:p>
          </table:table-cell>
          <table:table-cell table:number-columns-repeated="8"/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kuchyne/_APE0805.jpg" calcext:value-type="string">
            <text:p>./kuchyne/_APE0805.jpg</text:p>
          </table:table-cell>
          <table:table-cell table:formula="of:=VLOOKUP(LEFT([.I435];IF(               ISNUMBER(FIND(&quot; &quot;;[.I435]));FIND(&quot; &quot;;[.I435])-1;LEN([.I435])       )                );[Fotografie.B430:.D8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5]+1" office:value-type="float" office:value="432" calcext:value-type="float">
            <text:p>432</text:p>
          </table:table-cell>
          <table:table-cell table:number-columns-repeated="8"/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kuchyne/_APE0805.jpg" calcext:value-type="string">
            <text:p>./kuchyne/_APE0805.jpg</text:p>
          </table:table-cell>
          <table:table-cell table:formula="of:=VLOOKUP(LEFT([.I436];IF(               ISNUMBER(FIND(&quot; &quot;;[.I436]));FIND(&quot; &quot;;[.I436])-1;LEN([.I436])       )                );[Fotografie.B431:.D8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6]+1" office:value-type="float" office:value="433" calcext:value-type="float">
            <text:p>433</text:p>
          </table:table-cell>
          <table:table-cell table:number-columns-repeated="8"/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kuchyne/_APE0805.jpg" calcext:value-type="string">
            <text:p>./kuchyne/_APE0805.jpg</text:p>
          </table:table-cell>
          <table:table-cell table:formula="of:=VLOOKUP(LEFT([.I437];IF(               ISNUMBER(FIND(&quot; &quot;;[.I437]));FIND(&quot; &quot;;[.I437])-1;LEN([.I437])       )                );[Fotografie.B432:.D83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7]+1" office:value-type="float" office:value="434" calcext:value-type="float">
            <text:p>434</text:p>
          </table:table-cell>
          <table:table-cell table:number-columns-repeated="8"/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kuchyne/_APE0805.jpg" calcext:value-type="string">
            <text:p>./kuchyne/_APE0805.jpg</text:p>
          </table:table-cell>
          <table:table-cell table:formula="of:=VLOOKUP(LEFT([.I438];IF(               ISNUMBER(FIND(&quot; &quot;;[.I438]));FIND(&quot; &quot;;[.I438])-1;LEN([.I438])       )                );[Fotografie.B433:.D8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8]+1" office:value-type="float" office:value="435" calcext:value-type="float">
            <text:p>435</text:p>
          </table:table-cell>
          <table:table-cell table:number-columns-repeated="8"/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kuchyne/_APE0805.jpg" calcext:value-type="string">
            <text:p>./kuchyne/_APE0805.jpg</text:p>
          </table:table-cell>
          <table:table-cell table:formula="of:=VLOOKUP(LEFT([.I439];IF(               ISNUMBER(FIND(&quot; &quot;;[.I439]));FIND(&quot; &quot;;[.I439])-1;LEN([.I439])       )                );[Fotografie.B434:.D8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39]+1" office:value-type="float" office:value="436" calcext:value-type="float">
            <text:p>436</text:p>
          </table:table-cell>
          <table:table-cell table:number-columns-repeated="8"/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./kuchyne/_APE0805.jpg" calcext:value-type="string">
            <text:p>./kuchyne/_APE0805.jpg</text:p>
          </table:table-cell>
          <table:table-cell table:formula="of:=VLOOKUP(LEFT([.I440];IF(               ISNUMBER(FIND(&quot; &quot;;[.I440]));FIND(&quot; &quot;;[.I440])-1;LEN([.I440])       )                );[Fotografie.B435:.D8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0]+1" office:value-type="float" office:value="437" calcext:value-type="float">
            <text:p>437</text:p>
          </table:table-cell>
          <table:table-cell table:number-columns-repeated="8"/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./kuchyne/_APE0805.jpg" calcext:value-type="string">
            <text:p>./kuchyne/_APE0805.jpg</text:p>
          </table:table-cell>
          <table:table-cell table:formula="of:=VLOOKUP(LEFT([.I441];IF(               ISNUMBER(FIND(&quot; &quot;;[.I441]));FIND(&quot; &quot;;[.I441])-1;LEN([.I441])       )                );[Fotografie.B436:.D84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1]+1" office:value-type="float" office:value="438" calcext:value-type="float">
            <text:p>438</text:p>
          </table:table-cell>
          <table:table-cell table:number-columns-repeated="8"/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./kuchyne/_APE0805.jpg" calcext:value-type="string">
            <text:p>./kuchyne/_APE0805.jpg</text:p>
          </table:table-cell>
          <table:table-cell table:formula="of:=VLOOKUP(LEFT([.I442];IF(               ISNUMBER(FIND(&quot; &quot;;[.I442]));FIND(&quot; &quot;;[.I442])-1;LEN([.I442])       )                );[Fotografie.B437:.D84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2]+1" office:value-type="float" office:value="439" calcext:value-type="float">
            <text:p>439</text:p>
          </table:table-cell>
          <table:table-cell table:number-columns-repeated="8"/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./kuchyne/_APE0805.jpg" calcext:value-type="string">
            <text:p>./kuchyne/_APE0805.jpg</text:p>
          </table:table-cell>
          <table:table-cell table:formula="of:=VLOOKUP(LEFT([.I443];IF(               ISNUMBER(FIND(&quot; &quot;;[.I443]));FIND(&quot; &quot;;[.I443])-1;LEN([.I443])       )                );[Fotografie.B438:.D8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3]+1" office:value-type="float" office:value="440" calcext:value-type="float">
            <text:p>440</text:p>
          </table:table-cell>
          <table:table-cell table:number-columns-repeated="8"/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./kuchyne/_APE0805.jpg" calcext:value-type="string">
            <text:p>./kuchyne/_APE0805.jpg</text:p>
          </table:table-cell>
          <table:table-cell table:formula="of:=VLOOKUP(LEFT([.I444];IF(               ISNUMBER(FIND(&quot; &quot;;[.I444]));FIND(&quot; &quot;;[.I444])-1;LEN([.I444])       )                );[Fotografie.B439:.D8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4]+1" office:value-type="float" office:value="441" calcext:value-type="float">
            <text:p>441</text:p>
          </table:table-cell>
          <table:table-cell table:number-columns-repeated="8"/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./kuchyne/_APE0805.jpg" calcext:value-type="string">
            <text:p>./kuchyne/_APE0805.jpg</text:p>
          </table:table-cell>
          <table:table-cell table:formula="of:=VLOOKUP(LEFT([.I445];IF(               ISNUMBER(FIND(&quot; &quot;;[.I445]));FIND(&quot; &quot;;[.I445])-1;LEN([.I445])       )                );[Fotografie.B440:.D8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5]+1" office:value-type="float" office:value="442" calcext:value-type="float">
            <text:p>442</text:p>
          </table:table-cell>
          <table:table-cell table:number-columns-repeated="8"/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./kuchyne/_APE0805.jpg" calcext:value-type="string">
            <text:p>./kuchyne/_APE0805.jpg</text:p>
          </table:table-cell>
          <table:table-cell table:formula="of:=VLOOKUP(LEFT([.I446];IF(               ISNUMBER(FIND(&quot; &quot;;[.I446]));FIND(&quot; &quot;;[.I446])-1;LEN([.I446])       )                );[Fotografie.B441:.D8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6]+1" office:value-type="float" office:value="443" calcext:value-type="float">
            <text:p>443</text:p>
          </table:table-cell>
          <table:table-cell table:number-columns-repeated="8"/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./kuchyne/_APE0805.jpg" calcext:value-type="string">
            <text:p>./kuchyne/_APE0805.jpg</text:p>
          </table:table-cell>
          <table:table-cell table:formula="of:=VLOOKUP(LEFT([.I447];IF(               ISNUMBER(FIND(&quot; &quot;;[.I447]));FIND(&quot; &quot;;[.I447])-1;LEN([.I447])       )                );[Fotografie.B442:.D8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7]+1" office:value-type="float" office:value="444" calcext:value-type="float">
            <text:p>444</text:p>
          </table:table-cell>
          <table:table-cell table:number-columns-repeated="8"/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./kuchyne/_APE0805.jpg" calcext:value-type="string">
            <text:p>./kuchyne/_APE0805.jpg</text:p>
          </table:table-cell>
          <table:table-cell table:formula="of:=VLOOKUP(LEFT([.I448];IF(               ISNUMBER(FIND(&quot; &quot;;[.I448]));FIND(&quot; &quot;;[.I448])-1;LEN([.I448])       )                );[Fotografie.B443:.D8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8]+1" office:value-type="float" office:value="445" calcext:value-type="float">
            <text:p>445</text:p>
          </table:table-cell>
          <table:table-cell table:number-columns-repeated="8"/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./kuchyne/_APE0805.jpg" calcext:value-type="string">
            <text:p>./kuchyne/_APE0805.jpg</text:p>
          </table:table-cell>
          <table:table-cell table:formula="of:=VLOOKUP(LEFT([.I449];IF(               ISNUMBER(FIND(&quot; &quot;;[.I449]));FIND(&quot; &quot;;[.I449])-1;LEN([.I449])       )                );[Fotografie.B444:.D8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49]+1" office:value-type="float" office:value="446" calcext:value-type="float">
            <text:p>446</text:p>
          </table:table-cell>
          <table:table-cell table:number-columns-repeated="8"/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./kuchyne/_APE0805.jpg" calcext:value-type="string">
            <text:p>./kuchyne/_APE0805.jpg</text:p>
          </table:table-cell>
          <table:table-cell table:formula="of:=VLOOKUP(LEFT([.I450];IF(               ISNUMBER(FIND(&quot; &quot;;[.I450]));FIND(&quot; &quot;;[.I450])-1;LEN([.I450])       )                );[Fotografie.B445:.D8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0]+1" office:value-type="float" office:value="447" calcext:value-type="float">
            <text:p>447</text:p>
          </table:table-cell>
          <table:table-cell table:number-columns-repeated="8"/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./kuchyne/_APE0805.jpg" calcext:value-type="string">
            <text:p>./kuchyne/_APE0805.jpg</text:p>
          </table:table-cell>
          <table:table-cell table:formula="of:=VLOOKUP(LEFT([.I451];IF(               ISNUMBER(FIND(&quot; &quot;;[.I451]));FIND(&quot; &quot;;[.I451])-1;LEN([.I451])       )                );[Fotografie.B446:.D8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1]+1" office:value-type="float" office:value="448" calcext:value-type="float">
            <text:p>448</text:p>
          </table:table-cell>
          <table:table-cell table:number-columns-repeated="8"/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./kuchyne/_APE0805.jpg" calcext:value-type="string">
            <text:p>./kuchyne/_APE0805.jpg</text:p>
          </table:table-cell>
          <table:table-cell table:formula="of:=VLOOKUP(LEFT([.I452];IF(               ISNUMBER(FIND(&quot; &quot;;[.I452]));FIND(&quot; &quot;;[.I452])-1;LEN([.I452])       )                );[Fotografie.B447:.D8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2]+1" office:value-type="float" office:value="449" calcext:value-type="float">
            <text:p>449</text:p>
          </table:table-cell>
          <table:table-cell table:number-columns-repeated="8"/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./kuchyne/_APE0805.jpg" calcext:value-type="string">
            <text:p>./kuchyne/_APE0805.jpg</text:p>
          </table:table-cell>
          <table:table-cell table:formula="of:=VLOOKUP(LEFT([.I453];IF(               ISNUMBER(FIND(&quot; &quot;;[.I453]));FIND(&quot; &quot;;[.I453])-1;LEN([.I453])       )                );[Fotografie.B448:.D8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3]+1" office:value-type="float" office:value="450" calcext:value-type="float">
            <text:p>450</text:p>
          </table:table-cell>
          <table:table-cell table:number-columns-repeated="8"/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./kuchyne/_APE0805.jpg" calcext:value-type="string">
            <text:p>./kuchyne/_APE0805.jpg</text:p>
          </table:table-cell>
          <table:table-cell table:formula="of:=VLOOKUP(LEFT([.I454];IF(               ISNUMBER(FIND(&quot; &quot;;[.I454]));FIND(&quot; &quot;;[.I454])-1;LEN([.I454])       )                );[Fotografie.B449:.D8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4]+1" office:value-type="float" office:value="451" calcext:value-type="float">
            <text:p>451</text:p>
          </table:table-cell>
          <table:table-cell table:number-columns-repeated="8"/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./kuchyne/_APE0805.jpg" calcext:value-type="string">
            <text:p>./kuchyne/_APE0805.jpg</text:p>
          </table:table-cell>
          <table:table-cell table:formula="of:=VLOOKUP(LEFT([.I455];IF(               ISNUMBER(FIND(&quot; &quot;;[.I455]));FIND(&quot; &quot;;[.I455])-1;LEN([.I455])       )                );[Fotografie.B450:.D8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5]+1" office:value-type="float" office:value="452" calcext:value-type="float">
            <text:p>452</text:p>
          </table:table-cell>
          <table:table-cell table:number-columns-repeated="8"/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./kuchyne/_APE0805.jpg" calcext:value-type="string">
            <text:p>./kuchyne/_APE0805.jpg</text:p>
          </table:table-cell>
          <table:table-cell table:formula="of:=VLOOKUP(LEFT([.I456];IF(               ISNUMBER(FIND(&quot; &quot;;[.I456]));FIND(&quot; &quot;;[.I456])-1;LEN([.I456])       )                );[Fotografie.B451:.D8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6]+1" office:value-type="float" office:value="453" calcext:value-type="float">
            <text:p>453</text:p>
          </table:table-cell>
          <table:table-cell table:number-columns-repeated="8"/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./kuchyne/_APE0805.jpg" calcext:value-type="string">
            <text:p>./kuchyne/_APE0805.jpg</text:p>
          </table:table-cell>
          <table:table-cell table:formula="of:=VLOOKUP(LEFT([.I457];IF(               ISNUMBER(FIND(&quot; &quot;;[.I457]));FIND(&quot; &quot;;[.I457])-1;LEN([.I457])       )                );[Fotografie.B452:.D8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7]+1" office:value-type="float" office:value="454" calcext:value-type="float">
            <text:p>454</text:p>
          </table:table-cell>
          <table:table-cell table:number-columns-repeated="8"/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./kuchyne/_APE0805.jpg" calcext:value-type="string">
            <text:p>./kuchyne/_APE0805.jpg</text:p>
          </table:table-cell>
          <table:table-cell table:formula="of:=VLOOKUP(LEFT([.I458];IF(               ISNUMBER(FIND(&quot; &quot;;[.I458]));FIND(&quot; &quot;;[.I458])-1;LEN([.I458])       )                );[Fotografie.B453:.D8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8]+1" office:value-type="float" office:value="455" calcext:value-type="float">
            <text:p>455</text:p>
          </table:table-cell>
          <table:table-cell table:number-columns-repeated="8"/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./kuchyne/_APE0805.jpg" calcext:value-type="string">
            <text:p>./kuchyne/_APE0805.jpg</text:p>
          </table:table-cell>
          <table:table-cell table:formula="of:=VLOOKUP(LEFT([.I459];IF(               ISNUMBER(FIND(&quot; &quot;;[.I459]));FIND(&quot; &quot;;[.I459])-1;LEN([.I459])       )                );[Fotografie.B454:.D8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59]+1" office:value-type="float" office:value="456" calcext:value-type="float">
            <text:p>456</text:p>
          </table:table-cell>
          <table:table-cell table:number-columns-repeated="8"/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./kuchyne/_APE0805.jpg" calcext:value-type="string">
            <text:p>./kuchyne/_APE0805.jpg</text:p>
          </table:table-cell>
          <table:table-cell table:formula="of:=VLOOKUP(LEFT([.I460];IF(               ISNUMBER(FIND(&quot; &quot;;[.I460]));FIND(&quot; &quot;;[.I460])-1;LEN([.I460])       )                );[Fotografie.B455:.D8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0]+1" office:value-type="float" office:value="457" calcext:value-type="float">
            <text:p>457</text:p>
          </table:table-cell>
          <table:table-cell table:number-columns-repeated="8"/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./kuchyne/_APE0805.jpg" calcext:value-type="string">
            <text:p>./kuchyne/_APE0805.jpg</text:p>
          </table:table-cell>
          <table:table-cell table:formula="of:=VLOOKUP(LEFT([.I461];IF(               ISNUMBER(FIND(&quot; &quot;;[.I461]));FIND(&quot; &quot;;[.I461])-1;LEN([.I461])       )                );[Fotografie.B456:.D8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1]+1" office:value-type="float" office:value="458" calcext:value-type="float">
            <text:p>458</text:p>
          </table:table-cell>
          <table:table-cell table:number-columns-repeated="8"/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./kuchyne/_APE0805.jpg" calcext:value-type="string">
            <text:p>./kuchyne/_APE0805.jpg</text:p>
          </table:table-cell>
          <table:table-cell table:formula="of:=VLOOKUP(LEFT([.I462];IF(               ISNUMBER(FIND(&quot; &quot;;[.I462]));FIND(&quot; &quot;;[.I462])-1;LEN([.I462])       )                );[Fotografie.B457:.D8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2]+1" office:value-type="float" office:value="459" calcext:value-type="float">
            <text:p>459</text:p>
          </table:table-cell>
          <table:table-cell table:number-columns-repeated="8"/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./kuchyne/_APE0805.jpg" calcext:value-type="string">
            <text:p>./kuchyne/_APE0805.jpg</text:p>
          </table:table-cell>
          <table:table-cell table:formula="of:=VLOOKUP(LEFT([.I463];IF(               ISNUMBER(FIND(&quot; &quot;;[.I463]));FIND(&quot; &quot;;[.I463])-1;LEN([.I463])       )                );[Fotografie.B458:.D8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3]+1" office:value-type="float" office:value="460" calcext:value-type="float">
            <text:p>460</text:p>
          </table:table-cell>
          <table:table-cell table:number-columns-repeated="8"/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./kuchyne/_APE0805.jpg" calcext:value-type="string">
            <text:p>./kuchyne/_APE0805.jpg</text:p>
          </table:table-cell>
          <table:table-cell table:formula="of:=VLOOKUP(LEFT([.I464];IF(               ISNUMBER(FIND(&quot; &quot;;[.I464]));FIND(&quot; &quot;;[.I464])-1;LEN([.I464])       )                );[Fotografie.B459:.D86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4]+1" office:value-type="float" office:value="461" calcext:value-type="float">
            <text:p>461</text:p>
          </table:table-cell>
          <table:table-cell table:number-columns-repeated="8"/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./kuchyne/_APE0805.jpg" calcext:value-type="string">
            <text:p>./kuchyne/_APE0805.jpg</text:p>
          </table:table-cell>
          <table:table-cell table:formula="of:=VLOOKUP(LEFT([.I465];IF(               ISNUMBER(FIND(&quot; &quot;;[.I465]));FIND(&quot; &quot;;[.I465])-1;LEN([.I465])       )                );[Fotografie.B460:.D86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5]+1" office:value-type="float" office:value="462" calcext:value-type="float">
            <text:p>462</text:p>
          </table:table-cell>
          <table:table-cell table:number-columns-repeated="8"/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./kuchyne/_APE0805.jpg" calcext:value-type="string">
            <text:p>./kuchyne/_APE0805.jpg</text:p>
          </table:table-cell>
          <table:table-cell table:formula="of:=VLOOKUP(LEFT([.I466];IF(               ISNUMBER(FIND(&quot; &quot;;[.I466]));FIND(&quot; &quot;;[.I466])-1;LEN([.I466])       )                );[Fotografie.B461:.D86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6]+1" office:value-type="float" office:value="463" calcext:value-type="float">
            <text:p>463</text:p>
          </table:table-cell>
          <table:table-cell table:number-columns-repeated="8"/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./kuchyne/_APE0805.jpg" calcext:value-type="string">
            <text:p>./kuchyne/_APE0805.jpg</text:p>
          </table:table-cell>
          <table:table-cell table:formula="of:=VLOOKUP(LEFT([.I467];IF(               ISNUMBER(FIND(&quot; &quot;;[.I467]));FIND(&quot; &quot;;[.I467])-1;LEN([.I467])       )                );[Fotografie.B462:.D86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7]+1" office:value-type="float" office:value="464" calcext:value-type="float">
            <text:p>464</text:p>
          </table:table-cell>
          <table:table-cell table:number-columns-repeated="8"/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./kuchyne/_APE0805.jpg" calcext:value-type="string">
            <text:p>./kuchyne/_APE0805.jpg</text:p>
          </table:table-cell>
          <table:table-cell table:formula="of:=VLOOKUP(LEFT([.I468];IF(               ISNUMBER(FIND(&quot; &quot;;[.I468]));FIND(&quot; &quot;;[.I468])-1;LEN([.I468])       )                );[Fotografie.B463:.D86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8]+1" office:value-type="float" office:value="465" calcext:value-type="float">
            <text:p>465</text:p>
          </table:table-cell>
          <table:table-cell table:number-columns-repeated="8"/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./kuchyne/_APE0805.jpg" calcext:value-type="string">
            <text:p>./kuchyne/_APE0805.jpg</text:p>
          </table:table-cell>
          <table:table-cell table:formula="of:=VLOOKUP(LEFT([.I469];IF(               ISNUMBER(FIND(&quot; &quot;;[.I469]));FIND(&quot; &quot;;[.I469])-1;LEN([.I469])       )                );[Fotografie.B464:.D86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69]+1" office:value-type="float" office:value="466" calcext:value-type="float">
            <text:p>466</text:p>
          </table:table-cell>
          <table:table-cell table:number-columns-repeated="8"/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./kuchyne/_APE0805.jpg" calcext:value-type="string">
            <text:p>./kuchyne/_APE0805.jpg</text:p>
          </table:table-cell>
          <table:table-cell table:formula="of:=VLOOKUP(LEFT([.I470];IF(               ISNUMBER(FIND(&quot; &quot;;[.I470]));FIND(&quot; &quot;;[.I470])-1;LEN([.I470])       )                );[Fotografie.B465:.D86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0]+1" office:value-type="float" office:value="467" calcext:value-type="float">
            <text:p>467</text:p>
          </table:table-cell>
          <table:table-cell table:number-columns-repeated="8"/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./kuchyne/_APE0805.jpg" calcext:value-type="string">
            <text:p>./kuchyne/_APE0805.jpg</text:p>
          </table:table-cell>
          <table:table-cell table:formula="of:=VLOOKUP(LEFT([.I471];IF(               ISNUMBER(FIND(&quot; &quot;;[.I471]));FIND(&quot; &quot;;[.I471])-1;LEN([.I471])       )                );[Fotografie.B466:.D87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1]+1" office:value-type="float" office:value="468" calcext:value-type="float">
            <text:p>468</text:p>
          </table:table-cell>
          <table:table-cell table:number-columns-repeated="8"/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./kuchyne/_APE0805.jpg" calcext:value-type="string">
            <text:p>./kuchyne/_APE0805.jpg</text:p>
          </table:table-cell>
          <table:table-cell table:formula="of:=VLOOKUP(LEFT([.I472];IF(               ISNUMBER(FIND(&quot; &quot;;[.I472]));FIND(&quot; &quot;;[.I472])-1;LEN([.I472])       )                );[Fotografie.B467:.D8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2]+1" office:value-type="float" office:value="469" calcext:value-type="float">
            <text:p>469</text:p>
          </table:table-cell>
          <table:table-cell table:number-columns-repeated="8"/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./kuchyne/_APE0805.jpg" calcext:value-type="string">
            <text:p>./kuchyne/_APE0805.jpg</text:p>
          </table:table-cell>
          <table:table-cell table:formula="of:=VLOOKUP(LEFT([.I473];IF(               ISNUMBER(FIND(&quot; &quot;;[.I473]));FIND(&quot; &quot;;[.I473])-1;LEN([.I473])       )                );[Fotografie.B468:.D87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3]+1" office:value-type="float" office:value="470" calcext:value-type="float">
            <text:p>470</text:p>
          </table:table-cell>
          <table:table-cell table:number-columns-repeated="8"/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./kuchyne/_APE0805.jpg" calcext:value-type="string">
            <text:p>./kuchyne/_APE0805.jpg</text:p>
          </table:table-cell>
          <table:table-cell table:formula="of:=VLOOKUP(LEFT([.I474];IF(               ISNUMBER(FIND(&quot; &quot;;[.I474]));FIND(&quot; &quot;;[.I474])-1;LEN([.I474])       )                );[Fotografie.B469:.D87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4]+1" office:value-type="float" office:value="471" calcext:value-type="float">
            <text:p>471</text:p>
          </table:table-cell>
          <table:table-cell table:number-columns-repeated="8"/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./kuchyne/_APE0805.jpg" calcext:value-type="string">
            <text:p>./kuchyne/_APE0805.jpg</text:p>
          </table:table-cell>
          <table:table-cell table:formula="of:=VLOOKUP(LEFT([.I475];IF(               ISNUMBER(FIND(&quot; &quot;;[.I475]));FIND(&quot; &quot;;[.I475])-1;LEN([.I475])       )                );[Fotografie.B470:.D87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5]+1" office:value-type="float" office:value="472" calcext:value-type="float">
            <text:p>472</text:p>
          </table:table-cell>
          <table:table-cell table:number-columns-repeated="8"/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./kuchyne/_APE0805.jpg" calcext:value-type="string">
            <text:p>./kuchyne/_APE0805.jpg</text:p>
          </table:table-cell>
          <table:table-cell table:formula="of:=VLOOKUP(LEFT([.I476];IF(               ISNUMBER(FIND(&quot; &quot;;[.I476]));FIND(&quot; &quot;;[.I476])-1;LEN([.I476])       )                );[Fotografie.B471:.D87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6]+1" office:value-type="float" office:value="473" calcext:value-type="float">
            <text:p>473</text:p>
          </table:table-cell>
          <table:table-cell table:number-columns-repeated="8"/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./kuchyne/_APE0805.jpg" calcext:value-type="string">
            <text:p>./kuchyne/_APE0805.jpg</text:p>
          </table:table-cell>
          <table:table-cell table:formula="of:=VLOOKUP(LEFT([.I477];IF(               ISNUMBER(FIND(&quot; &quot;;[.I477]));FIND(&quot; &quot;;[.I477])-1;LEN([.I477])       )                );[Fotografie.B472:.D87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7]+1" office:value-type="float" office:value="474" calcext:value-type="float">
            <text:p>474</text:p>
          </table:table-cell>
          <table:table-cell table:number-columns-repeated="8"/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./kuchyne/_APE0805.jpg" calcext:value-type="string">
            <text:p>./kuchyne/_APE0805.jpg</text:p>
          </table:table-cell>
          <table:table-cell table:formula="of:=VLOOKUP(LEFT([.I478];IF(               ISNUMBER(FIND(&quot; &quot;;[.I478]));FIND(&quot; &quot;;[.I478])-1;LEN([.I478])       )                );[Fotografie.B473:.D87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8]+1" office:value-type="float" office:value="475" calcext:value-type="float">
            <text:p>475</text:p>
          </table:table-cell>
          <table:table-cell table:number-columns-repeated="8"/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./kuchyne/_APE0805.jpg" calcext:value-type="string">
            <text:p>./kuchyne/_APE0805.jpg</text:p>
          </table:table-cell>
          <table:table-cell table:formula="of:=VLOOKUP(LEFT([.I479];IF(               ISNUMBER(FIND(&quot; &quot;;[.I479]));FIND(&quot; &quot;;[.I479])-1;LEN([.I479])       )                );[Fotografie.B474:.D87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79]+1" office:value-type="float" office:value="476" calcext:value-type="float">
            <text:p>476</text:p>
          </table:table-cell>
          <table:table-cell table:number-columns-repeated="8"/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./kuchyne/_APE0805.jpg" calcext:value-type="string">
            <text:p>./kuchyne/_APE0805.jpg</text:p>
          </table:table-cell>
          <table:table-cell table:formula="of:=VLOOKUP(LEFT([.I480];IF(               ISNUMBER(FIND(&quot; &quot;;[.I480]));FIND(&quot; &quot;;[.I480])-1;LEN([.I480])       )                );[Fotografie.B475:.D87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0]+1" office:value-type="float" office:value="477" calcext:value-type="float">
            <text:p>477</text:p>
          </table:table-cell>
          <table:table-cell table:number-columns-repeated="8"/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./kuchyne/_APE0805.jpg" calcext:value-type="string">
            <text:p>./kuchyne/_APE0805.jpg</text:p>
          </table:table-cell>
          <table:table-cell table:formula="of:=VLOOKUP(LEFT([.I481];IF(               ISNUMBER(FIND(&quot; &quot;;[.I481]));FIND(&quot; &quot;;[.I481])-1;LEN([.I481])       )                );[Fotografie.B476:.D88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1]+1" office:value-type="float" office:value="478" calcext:value-type="float">
            <text:p>478</text:p>
          </table:table-cell>
          <table:table-cell table:number-columns-repeated="8"/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./kuchyne/_APE0805.jpg" calcext:value-type="string">
            <text:p>./kuchyne/_APE0805.jpg</text:p>
          </table:table-cell>
          <table:table-cell table:formula="of:=VLOOKUP(LEFT([.I482];IF(               ISNUMBER(FIND(&quot; &quot;;[.I482]));FIND(&quot; &quot;;[.I482])-1;LEN([.I482])       )                );[Fotografie.B477:.D88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2]+1" office:value-type="float" office:value="479" calcext:value-type="float">
            <text:p>479</text:p>
          </table:table-cell>
          <table:table-cell table:number-columns-repeated="8"/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./kuchyne/_APE0805.jpg" calcext:value-type="string">
            <text:p>./kuchyne/_APE0805.jpg</text:p>
          </table:table-cell>
          <table:table-cell table:formula="of:=VLOOKUP(LEFT([.I483];IF(               ISNUMBER(FIND(&quot; &quot;;[.I483]));FIND(&quot; &quot;;[.I483])-1;LEN([.I483])       )                );[Fotografie.B478:.D8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3]+1" office:value-type="float" office:value="480" calcext:value-type="float">
            <text:p>480</text:p>
          </table:table-cell>
          <table:table-cell table:number-columns-repeated="8"/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./kuchyne/_APE0805.jpg" calcext:value-type="string">
            <text:p>./kuchyne/_APE0805.jpg</text:p>
          </table:table-cell>
          <table:table-cell table:formula="of:=VLOOKUP(LEFT([.I484];IF(               ISNUMBER(FIND(&quot; &quot;;[.I484]));FIND(&quot; &quot;;[.I484])-1;LEN([.I484])       )                );[Fotografie.B479:.D8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4]+1" office:value-type="float" office:value="481" calcext:value-type="float">
            <text:p>481</text:p>
          </table:table-cell>
          <table:table-cell table:number-columns-repeated="8"/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./kuchyne/_APE0805.jpg" calcext:value-type="string">
            <text:p>./kuchyne/_APE0805.jpg</text:p>
          </table:table-cell>
          <table:table-cell table:formula="of:=VLOOKUP(LEFT([.I485];IF(               ISNUMBER(FIND(&quot; &quot;;[.I485]));FIND(&quot; &quot;;[.I485])-1;LEN([.I485])       )                );[Fotografie.B480:.D8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5]+1" office:value-type="float" office:value="482" calcext:value-type="float">
            <text:p>482</text:p>
          </table:table-cell>
          <table:table-cell table:number-columns-repeated="8"/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./kuchyne/_APE0805.jpg" calcext:value-type="string">
            <text:p>./kuchyne/_APE0805.jpg</text:p>
          </table:table-cell>
          <table:table-cell table:formula="of:=VLOOKUP(LEFT([.I486];IF(               ISNUMBER(FIND(&quot; &quot;;[.I486]));FIND(&quot; &quot;;[.I486])-1;LEN([.I486])       )                );[Fotografie.B481:.D8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6]+1" office:value-type="float" office:value="483" calcext:value-type="float">
            <text:p>483</text:p>
          </table:table-cell>
          <table:table-cell table:number-columns-repeated="8"/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./kuchyne/_APE0805.jpg" calcext:value-type="string">
            <text:p>./kuchyne/_APE0805.jpg</text:p>
          </table:table-cell>
          <table:table-cell table:formula="of:=VLOOKUP(LEFT([.I487];IF(               ISNUMBER(FIND(&quot; &quot;;[.I487]));FIND(&quot; &quot;;[.I487])-1;LEN([.I487])       )                );[Fotografie.B482:.D8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7]+1" office:value-type="float" office:value="484" calcext:value-type="float">
            <text:p>484</text:p>
          </table:table-cell>
          <table:table-cell table:number-columns-repeated="8"/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./kuchyne/_APE0805.jpg" calcext:value-type="string">
            <text:p>./kuchyne/_APE0805.jpg</text:p>
          </table:table-cell>
          <table:table-cell table:formula="of:=VLOOKUP(LEFT([.I488];IF(               ISNUMBER(FIND(&quot; &quot;;[.I488]));FIND(&quot; &quot;;[.I488])-1;LEN([.I488])       )                );[Fotografie.B483:.D8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8]+1" office:value-type="float" office:value="485" calcext:value-type="float">
            <text:p>485</text:p>
          </table:table-cell>
          <table:table-cell table:number-columns-repeated="8"/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./kuchyne/_APE0805.jpg" calcext:value-type="string">
            <text:p>./kuchyne/_APE0805.jpg</text:p>
          </table:table-cell>
          <table:table-cell table:formula="of:=VLOOKUP(LEFT([.I489];IF(               ISNUMBER(FIND(&quot; &quot;;[.I489]));FIND(&quot; &quot;;[.I489])-1;LEN([.I489])       )                );[Fotografie.B484:.D8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9]+1" office:value-type="float" office:value="486" calcext:value-type="float">
            <text:p>486</text:p>
          </table:table-cell>
          <table:table-cell table:number-columns-repeated="8"/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./kuchyne/_APE0805.jpg" calcext:value-type="string">
            <text:p>./kuchyne/_APE0805.jpg</text:p>
          </table:table-cell>
          <table:table-cell table:formula="of:=VLOOKUP(LEFT([.I490];IF(               ISNUMBER(FIND(&quot; &quot;;[.I490]));FIND(&quot; &quot;;[.I490])-1;LEN([.I490])       )                );[Fotografie.B485:.D8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0]+1" office:value-type="float" office:value="487" calcext:value-type="float">
            <text:p>487</text:p>
          </table:table-cell>
          <table:table-cell table:number-columns-repeated="8"/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./kuchyne/_APE0805.jpg" calcext:value-type="string">
            <text:p>./kuchyne/_APE0805.jpg</text:p>
          </table:table-cell>
          <table:table-cell table:formula="of:=VLOOKUP(LEFT([.I491];IF(               ISNUMBER(FIND(&quot; &quot;;[.I491]));FIND(&quot; &quot;;[.I491])-1;LEN([.I491])       )                );[Fotografie.B486:.D8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1]+1" office:value-type="float" office:value="488" calcext:value-type="float">
            <text:p>488</text:p>
          </table:table-cell>
          <table:table-cell table:number-columns-repeated="8"/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./kuchyne/_APE0805.jpg" calcext:value-type="string">
            <text:p>./kuchyne/_APE0805.jpg</text:p>
          </table:table-cell>
          <table:table-cell table:formula="of:=VLOOKUP(LEFT([.I492];IF(               ISNUMBER(FIND(&quot; &quot;;[.I492]));FIND(&quot; &quot;;[.I492])-1;LEN([.I492])       )                );[Fotografie.B487:.D8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2]+1" office:value-type="float" office:value="489" calcext:value-type="float">
            <text:p>489</text:p>
          </table:table-cell>
          <table:table-cell table:number-columns-repeated="8"/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./kuchyne/_APE0805.jpg" calcext:value-type="string">
            <text:p>./kuchyne/_APE0805.jpg</text:p>
          </table:table-cell>
          <table:table-cell table:formula="of:=VLOOKUP(LEFT([.I493];IF(               ISNUMBER(FIND(&quot; &quot;;[.I493]));FIND(&quot; &quot;;[.I493])-1;LEN([.I493])       )                );[Fotografie.B488:.D8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3]+1" office:value-type="float" office:value="490" calcext:value-type="float">
            <text:p>490</text:p>
          </table:table-cell>
          <table:table-cell table:number-columns-repeated="8"/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./kuchyne/_APE0805.jpg" calcext:value-type="string">
            <text:p>./kuchyne/_APE0805.jpg</text:p>
          </table:table-cell>
          <table:table-cell table:formula="of:=VLOOKUP(LEFT([.I494];IF(               ISNUMBER(FIND(&quot; &quot;;[.I494]));FIND(&quot; &quot;;[.I494])-1;LEN([.I494])       )                );[Fotografie.B489:.D8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4]+1" office:value-type="float" office:value="491" calcext:value-type="float">
            <text:p>491</text:p>
          </table:table-cell>
          <table:table-cell table:number-columns-repeated="8"/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./kuchyne/_APE0805.jpg" calcext:value-type="string">
            <text:p>./kuchyne/_APE0805.jpg</text:p>
          </table:table-cell>
          <table:table-cell table:formula="of:=VLOOKUP(LEFT([.I495];IF(               ISNUMBER(FIND(&quot; &quot;;[.I495]));FIND(&quot; &quot;;[.I495])-1;LEN([.I495])       )                );[Fotografie.B490:.D8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5]+1" office:value-type="float" office:value="492" calcext:value-type="float">
            <text:p>492</text:p>
          </table:table-cell>
          <table:table-cell table:number-columns-repeated="8"/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./kuchyne/_APE0805.jpg" calcext:value-type="string">
            <text:p>./kuchyne/_APE0805.jpg</text:p>
          </table:table-cell>
          <table:table-cell table:formula="of:=VLOOKUP(LEFT([.I496];IF(               ISNUMBER(FIND(&quot; &quot;;[.I496]));FIND(&quot; &quot;;[.I496])-1;LEN([.I496])       )                );[Fotografie.B491:.D8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6]+1" office:value-type="float" office:value="493" calcext:value-type="float">
            <text:p>493</text:p>
          </table:table-cell>
          <table:table-cell table:number-columns-repeated="8"/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./kuchyne/_APE0805.jpg" calcext:value-type="string">
            <text:p>./kuchyne/_APE0805.jpg</text:p>
          </table:table-cell>
          <table:table-cell table:formula="of:=VLOOKUP(LEFT([.I497];IF(               ISNUMBER(FIND(&quot; &quot;;[.I497]));FIND(&quot; &quot;;[.I497])-1;LEN([.I497])       )                );[Fotografie.B492:.D8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7]+1" office:value-type="float" office:value="494" calcext:value-type="float">
            <text:p>494</text:p>
          </table:table-cell>
          <table:table-cell table:number-columns-repeated="8"/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./kuchyne/_APE0805.jpg" calcext:value-type="string">
            <text:p>./kuchyne/_APE0805.jpg</text:p>
          </table:table-cell>
          <table:table-cell table:formula="of:=VLOOKUP(LEFT([.I498];IF(               ISNUMBER(FIND(&quot; &quot;;[.I498]));FIND(&quot; &quot;;[.I498])-1;LEN([.I498])       )                );[Fotografie.B493:.D8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8]+1" office:value-type="float" office:value="495" calcext:value-type="float">
            <text:p>495</text:p>
          </table:table-cell>
          <table:table-cell table:number-columns-repeated="8"/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./kuchyne/_APE0805.jpg" calcext:value-type="string">
            <text:p>./kuchyne/_APE0805.jpg</text:p>
          </table:table-cell>
          <table:table-cell table:formula="of:=VLOOKUP(LEFT([.I499];IF(               ISNUMBER(FIND(&quot; &quot;;[.I499]));FIND(&quot; &quot;;[.I499])-1;LEN([.I499])       )                );[Fotografie.B494:.D8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9]+1" office:value-type="float" office:value="496" calcext:value-type="float">
            <text:p>496</text:p>
          </table:table-cell>
          <table:table-cell table:number-columns-repeated="8"/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./kuchyne/_APE0805.jpg" calcext:value-type="string">
            <text:p>./kuchyne/_APE0805.jpg</text:p>
          </table:table-cell>
          <table:table-cell table:formula="of:=VLOOKUP(LEFT([.I500];IF(               ISNUMBER(FIND(&quot; &quot;;[.I500]));FIND(&quot; &quot;;[.I500])-1;LEN([.I500])       )                );[Fotografie.B495:.D8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0]+1" office:value-type="float" office:value="497" calcext:value-type="float">
            <text:p>497</text:p>
          </table:table-cell>
          <table:table-cell table:number-columns-repeated="8"/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./kuchyne/_APE0805.jpg" calcext:value-type="string">
            <text:p>./kuchyne/_APE0805.jpg</text:p>
          </table:table-cell>
          <table:table-cell table:formula="of:=VLOOKUP(LEFT([.I501];IF(               ISNUMBER(FIND(&quot; &quot;;[.I501]));FIND(&quot; &quot;;[.I501])-1;LEN([.I501])       )                );[Fotografie.B496:.D9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1]+1" office:value-type="float" office:value="498" calcext:value-type="float">
            <text:p>498</text:p>
          </table:table-cell>
          <table:table-cell table:number-columns-repeated="8"/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./kuchyne/_APE0805.jpg" calcext:value-type="string">
            <text:p>./kuchyne/_APE0805.jpg</text:p>
          </table:table-cell>
          <table:table-cell table:formula="of:=VLOOKUP(LEFT([.I502];IF(               ISNUMBER(FIND(&quot; &quot;;[.I502]));FIND(&quot; &quot;;[.I502])-1;LEN([.I502])       )                );[Fotografie.B497:.D9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2]+1" office:value-type="float" office:value="499" calcext:value-type="float">
            <text:p>499</text:p>
          </table:table-cell>
          <table:table-cell table:number-columns-repeated="8"/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&quot;-- nahled --&quot;);[.J502])" office:value-type="string" office:string-value="./kuchyne/_APE0805.jpg" calcext:value-type="string">
            <text:p>./kuchyne/_APE0805.jpg</text:p>
          </table:table-cell>
          <table:table-cell table:formula="of:=IF([.K502]=&quot;&quot;;&quot;&quot;;[.K502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3]+1" office:value-type="float" office:value="500" calcext:value-type="float">
            <text:p>500</text:p>
          </table:table-cell>
          <table:table-cell table:number-columns-repeated="8"/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&quot;-- nahled --&quot;);[.J503])" office:value-type="string" office:string-value="./kuchyne/_APE0805.jpg" calcext:value-type="string">
            <text:p>./kuchyne/_APE0805.jpg</text:p>
          </table:table-cell>
          <table:table-cell table:formula="of:=IF([.K503]=&quot;&quot;;&quot;&quot;;[.K503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4]+1" office:value-type="float" office:value="501" calcext:value-type="float">
            <text:p>501</text:p>
          </table:table-cell>
          <table:table-cell table:number-columns-repeated="8"/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&quot;-- nahled --&quot;);[.J504])" office:value-type="string" office:string-value="./kuchyne/_APE0805.jpg" calcext:value-type="string">
            <text:p>./kuchyne/_APE0805.jpg</text:p>
          </table:table-cell>
          <table:table-cell table:formula="of:=IF([.K504]=&quot;&quot;;&quot;&quot;;[.K504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5]+1" office:value-type="float" office:value="502" calcext:value-type="float">
            <text:p>502</text:p>
          </table:table-cell>
          <table:table-cell table:number-columns-repeated="8"/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&quot;-- nahled --&quot;);[.J505])" office:value-type="string" office:string-value="./kuchyne/_APE0805.jpg" calcext:value-type="string">
            <text:p>./kuchyne/_APE0805.jpg</text:p>
          </table:table-cell>
          <table:table-cell table:formula="of:=IF([.K505]=&quot;&quot;;&quot;&quot;;[.K505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6]+1" office:value-type="float" office:value="503" calcext:value-type="float">
            <text:p>503</text:p>
          </table:table-cell>
          <table:table-cell table:number-columns-repeated="8"/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&quot;-- nahled --&quot;);[.J506])" office:value-type="string" office:string-value="./kuchyne/_APE0805.jpg" calcext:value-type="string">
            <text:p>./kuchyne/_APE0805.jpg</text:p>
          </table:table-cell>
          <table:table-cell table:formula="of:=IF([.K506]=&quot;&quot;;&quot;&quot;;[.K506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7]+1" office:value-type="float" office:value="504" calcext:value-type="float">
            <text:p>504</text:p>
          </table:table-cell>
          <table:table-cell table:number-columns-repeated="8"/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&quot;-- nahled --&quot;);[.J507])" office:value-type="string" office:string-value="./kuchyne/_APE0805.jpg" calcext:value-type="string">
            <text:p>./kuchyne/_APE0805.jpg</text:p>
          </table:table-cell>
          <table:table-cell table:formula="of:=IF([.K507]=&quot;&quot;;&quot;&quot;;[.K507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8]+1" office:value-type="float" office:value="505" calcext:value-type="float">
            <text:p>505</text:p>
          </table:table-cell>
          <table:table-cell table:number-columns-repeated="8"/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&quot;-- nahled --&quot;);[.J508])" office:value-type="string" office:string-value="./kuchyne/_APE0805.jpg" calcext:value-type="string">
            <text:p>./kuchyne/_APE0805.jpg</text:p>
          </table:table-cell>
          <table:table-cell table:formula="of:=IF([.K508]=&quot;&quot;;&quot;&quot;;[.K508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9]+1" office:value-type="float" office:value="506" calcext:value-type="float">
            <text:p>506</text:p>
          </table:table-cell>
          <table:table-cell table:number-columns-repeated="8"/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&quot;-- nahled --&quot;);[.J509])" office:value-type="string" office:string-value="./kuchyne/_APE0805.jpg" calcext:value-type="string">
            <text:p>./kuchyne/_APE0805.jpg</text:p>
          </table:table-cell>
          <table:table-cell table:formula="of:=IF([.K509]=&quot;&quot;;&quot;&quot;;[.K509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0]+1" office:value-type="float" office:value="507" calcext:value-type="float">
            <text:p>507</text:p>
          </table:table-cell>
          <table:table-cell table:number-columns-repeated="8"/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&quot;-- nahled --&quot;);[.J510])" office:value-type="string" office:string-value="./kuchyne/_APE0805.jpg" calcext:value-type="string">
            <text:p>./kuchyne/_APE0805.jpg</text:p>
          </table:table-cell>
          <table:table-cell table:formula="of:=IF([.K510]=&quot;&quot;;&quot;&quot;;[.K510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1]+1" office:value-type="float" office:value="508" calcext:value-type="float">
            <text:p>508</text:p>
          </table:table-cell>
          <table:table-cell table:number-columns-repeated="8"/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&quot;-- nahled --&quot;);[.J511])" office:value-type="string" office:string-value="./kuchyne/_APE0805.jpg" calcext:value-type="string">
            <text:p>./kuchyne/_APE0805.jpg</text:p>
          </table:table-cell>
          <table:table-cell table:formula="of:=IF([.K511]=&quot;&quot;;&quot;&quot;;[.K511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2]+1" office:value-type="float" office:value="509" calcext:value-type="float">
            <text:p>509</text:p>
          </table:table-cell>
          <table:table-cell table:number-columns-repeated="8"/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&quot;-- nahled --&quot;);[.J512])" office:value-type="string" office:string-value="./kuchyne/_APE0805.jpg" calcext:value-type="string">
            <text:p>./kuchyne/_APE0805.jpg</text:p>
          </table:table-cell>
          <table:table-cell table:formula="of:=IF([.K512]=&quot;&quot;;&quot;&quot;;[.K512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3]+1" office:value-type="float" office:value="510" calcext:value-type="float">
            <text:p>510</text:p>
          </table:table-cell>
          <table:table-cell table:number-columns-repeated="8"/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&quot;-- nahled --&quot;);[.J513])" office:value-type="string" office:string-value="./kuchyne/_APE0805.jpg" calcext:value-type="string">
            <text:p>./kuchyne/_APE0805.jpg</text:p>
          </table:table-cell>
          <table:table-cell table:formula="of:=IF([.K513]=&quot;&quot;;&quot;&quot;;[.K513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4]+1" office:value-type="float" office:value="511" calcext:value-type="float">
            <text:p>511</text:p>
          </table:table-cell>
          <table:table-cell table:number-columns-repeated="8"/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&quot;-- nahled --&quot;);[.J514])" office:value-type="string" office:string-value="./kuchyne/_APE0805.jpg" calcext:value-type="string">
            <text:p>./kuchyne/_APE0805.jpg</text:p>
          </table:table-cell>
          <table:table-cell table:formula="of:=IF([.K514]=&quot;&quot;;&quot;&quot;;[.K514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5]+1" office:value-type="float" office:value="512" calcext:value-type="float">
            <text:p>512</text:p>
          </table:table-cell>
          <table:table-cell table:number-columns-repeated="8"/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&quot;-- nahled --&quot;);[.J515])" office:value-type="string" office:string-value="./kuchyne/_APE0805.jpg" calcext:value-type="string">
            <text:p>./kuchyne/_APE0805.jpg</text:p>
          </table:table-cell>
          <table:table-cell table:formula="of:=IF([.K515]=&quot;&quot;;&quot;&quot;;[.K515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6]+1" office:value-type="float" office:value="513" calcext:value-type="float">
            <text:p>513</text:p>
          </table:table-cell>
          <table:table-cell table:number-columns-repeated="8"/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&quot;-- nahled --&quot;);[.J516])" office:value-type="string" office:string-value="./kuchyne/_APE0805.jpg" calcext:value-type="string">
            <text:p>./kuchyne/_APE0805.jpg</text:p>
          </table:table-cell>
          <table:table-cell table:formula="of:=IF([.K516]=&quot;&quot;;&quot;&quot;;[.K516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7]+1" office:value-type="float" office:value="514" calcext:value-type="float">
            <text:p>514</text:p>
          </table:table-cell>
          <table:table-cell table:number-columns-repeated="8"/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&quot;-- nahled --&quot;);[.J517])" office:value-type="string" office:string-value="./kuchyne/_APE0805.jpg" calcext:value-type="string">
            <text:p>./kuchyne/_APE0805.jpg</text:p>
          </table:table-cell>
          <table:table-cell table:formula="of:=IF([.K517]=&quot;&quot;;&quot;&quot;;[.K517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8]+1" office:value-type="float" office:value="515" calcext:value-type="float">
            <text:p>515</text:p>
          </table:table-cell>
          <table:table-cell table:number-columns-repeated="8"/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&quot;-- nahled --&quot;);[.J518])" office:value-type="string" office:string-value="./kuchyne/_APE0805.jpg" calcext:value-type="string">
            <text:p>./kuchyne/_APE0805.jpg</text:p>
          </table:table-cell>
          <table:table-cell table:formula="of:=IF([.K518]=&quot;&quot;;&quot;&quot;;[.K518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9]+1" office:value-type="float" office:value="516" calcext:value-type="float">
            <text:p>516</text:p>
          </table:table-cell>
          <table:table-cell table:number-columns-repeated="8"/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&quot;-- nahled --&quot;);[.J519])" office:value-type="string" office:string-value="./kuchyne/_APE0805.jpg" calcext:value-type="string">
            <text:p>./kuchyne/_APE0805.jpg</text:p>
          </table:table-cell>
          <table:table-cell table:formula="of:=IF([.K519]=&quot;&quot;;&quot;&quot;;[.K519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0]+1" office:value-type="float" office:value="517" calcext:value-type="float">
            <text:p>517</text:p>
          </table:table-cell>
          <table:table-cell table:number-columns-repeated="8"/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&quot;-- nahled --&quot;);[.J520])" office:value-type="string" office:string-value="./kuchyne/_APE0805.jpg" calcext:value-type="string">
            <text:p>./kuchyne/_APE0805.jpg</text:p>
          </table:table-cell>
          <table:table-cell table:formula="of:=IF([.K520]=&quot;&quot;;&quot;&quot;;[.K520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1]+1" office:value-type="float" office:value="518" calcext:value-type="float">
            <text:p>518</text:p>
          </table:table-cell>
          <table:table-cell table:number-columns-repeated="8"/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&quot;-- nahled --&quot;);[.J521])" office:value-type="string" office:string-value="./kuchyne/_APE0805.jpg" calcext:value-type="string">
            <text:p>./kuchyne/_APE0805.jpg</text:p>
          </table:table-cell>
          <table:table-cell table:formula="of:=IF([.K521]=&quot;&quot;;&quot;&quot;;[.K521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2]+1" office:value-type="float" office:value="519" calcext:value-type="float">
            <text:p>519</text:p>
          </table:table-cell>
          <table:table-cell table:number-columns-repeated="8"/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&quot;-- nahled --&quot;);[.J522])" office:value-type="string" office:string-value="./kuchyne/_APE0805.jpg" calcext:value-type="string">
            <text:p>./kuchyne/_APE0805.jpg</text:p>
          </table:table-cell>
          <table:table-cell table:formula="of:=IF([.K522]=&quot;&quot;;&quot;&quot;;[.K522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3]+1" office:value-type="float" office:value="520" calcext:value-type="float">
            <text:p>520</text:p>
          </table:table-cell>
          <table:table-cell table:number-columns-repeated="8"/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&quot;-- nahled --&quot;);[.J523])" office:value-type="string" office:string-value="./kuchyne/_APE0805.jpg" calcext:value-type="string">
            <text:p>./kuchyne/_APE0805.jpg</text:p>
          </table:table-cell>
          <table:table-cell table:formula="of:=IF([.K523]=&quot;&quot;;&quot;&quot;;[.K523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4]+1" office:value-type="float" office:value="521" calcext:value-type="float">
            <text:p>521</text:p>
          </table:table-cell>
          <table:table-cell table:number-columns-repeated="8"/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&quot;-- nahled --&quot;);[.J524])" office:value-type="string" office:string-value="./kuchyne/_APE0805.jpg" calcext:value-type="string">
            <text:p>./kuchyne/_APE0805.jpg</text:p>
          </table:table-cell>
          <table:table-cell table:formula="of:=IF([.K524]=&quot;&quot;;&quot;&quot;;[.K524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5]+1" office:value-type="float" office:value="522" calcext:value-type="float">
            <text:p>522</text:p>
          </table:table-cell>
          <table:table-cell table:number-columns-repeated="8"/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&quot;-- nahled --&quot;);[.J525])" office:value-type="string" office:string-value="./kuchyne/_APE0805.jpg" calcext:value-type="string">
            <text:p>./kuchyne/_APE0805.jpg</text:p>
          </table:table-cell>
          <table:table-cell table:formula="of:=IF([.K525]=&quot;&quot;;&quot;&quot;;[.K525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6]+1" office:value-type="float" office:value="523" calcext:value-type="float">
            <text:p>523</text:p>
          </table:table-cell>
          <table:table-cell table:number-columns-repeated="8"/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&quot;-- nahled --&quot;);[.J526])" office:value-type="string" office:string-value="./kuchyne/_APE0805.jpg" calcext:value-type="string">
            <text:p>./kuchyne/_APE0805.jpg</text:p>
          </table:table-cell>
          <table:table-cell table:formula="of:=IF([.K526]=&quot;&quot;;&quot;&quot;;[.K526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7]+1" office:value-type="float" office:value="524" calcext:value-type="float">
            <text:p>524</text:p>
          </table:table-cell>
          <table:table-cell table:number-columns-repeated="8"/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&quot;-- nahled --&quot;);[.J527])" office:value-type="string" office:string-value="./kuchyne/_APE0805.jpg" calcext:value-type="string">
            <text:p>./kuchyne/_APE0805.jpg</text:p>
          </table:table-cell>
          <table:table-cell table:formula="of:=IF([.K527]=&quot;&quot;;&quot;&quot;;[.K527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8]+1" office:value-type="float" office:value="525" calcext:value-type="float">
            <text:p>525</text:p>
          </table:table-cell>
          <table:table-cell table:number-columns-repeated="8"/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&quot;-- nahled --&quot;);[.J528])" office:value-type="string" office:string-value="./kuchyne/_APE0805.jpg" calcext:value-type="string">
            <text:p>./kuchyne/_APE0805.jpg</text:p>
          </table:table-cell>
          <table:table-cell table:formula="of:=IF([.K528]=&quot;&quot;;&quot;&quot;;[.K528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9]+1" office:value-type="float" office:value="526" calcext:value-type="float">
            <text:p>526</text:p>
          </table:table-cell>
          <table:table-cell table:number-columns-repeated="8"/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&quot;-- nahled --&quot;);[.J529])" office:value-type="string" office:string-value="./kuchyne/_APE0805.jpg" calcext:value-type="string">
            <text:p>./kuchyne/_APE0805.jpg</text:p>
          </table:table-cell>
          <table:table-cell table:formula="of:=IF([.K529]=&quot;&quot;;&quot;&quot;;[.K529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0]+1" office:value-type="float" office:value="527" calcext:value-type="float">
            <text:p>527</text:p>
          </table:table-cell>
          <table:table-cell table:number-columns-repeated="8"/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&quot;-- nahled --&quot;);[.J530])" office:value-type="string" office:string-value="./kuchyne/_APE0805.jpg" calcext:value-type="string">
            <text:p>./kuchyne/_APE0805.jpg</text:p>
          </table:table-cell>
          <table:table-cell table:formula="of:=IF([.K530]=&quot;&quot;;&quot;&quot;;[.K530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1]+1" office:value-type="float" office:value="528" calcext:value-type="float">
            <text:p>528</text:p>
          </table:table-cell>
          <table:table-cell table:number-columns-repeated="8"/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&quot;-- nahled --&quot;);[.J531])" office:value-type="string" office:string-value="./kuchyne/_APE0805.jpg" calcext:value-type="string">
            <text:p>./kuchyne/_APE0805.jpg</text:p>
          </table:table-cell>
          <table:table-cell table:formula="of:=IF([.K531]=&quot;&quot;;&quot;&quot;;[.K531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2]+1" office:value-type="float" office:value="529" calcext:value-type="float">
            <text:p>529</text:p>
          </table:table-cell>
          <table:table-cell table:number-columns-repeated="8"/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&quot;-- nahled --&quot;);[.J532])" office:value-type="string" office:string-value="./kuchyne/_APE0805.jpg" calcext:value-type="string">
            <text:p>./kuchyne/_APE0805.jpg</text:p>
          </table:table-cell>
          <table:table-cell table:formula="of:=IF([.K532]=&quot;&quot;;&quot;&quot;;[.K532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3]+1" office:value-type="float" office:value="530" calcext:value-type="float">
            <text:p>530</text:p>
          </table:table-cell>
          <table:table-cell table:number-columns-repeated="8"/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&quot;-- nahled --&quot;);[.J533])" office:value-type="string" office:string-value="./kuchyne/_APE0805.jpg" calcext:value-type="string">
            <text:p>./kuchyne/_APE0805.jpg</text:p>
          </table:table-cell>
          <table:table-cell table:formula="of:=IF([.K533]=&quot;&quot;;&quot;&quot;;[.K533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4]+1" office:value-type="float" office:value="531" calcext:value-type="float">
            <text:p>531</text:p>
          </table:table-cell>
          <table:table-cell table:number-columns-repeated="8"/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&quot;-- nahled --&quot;);[.J534])" office:value-type="string" office:string-value="./kuchyne/_APE0805.jpg" calcext:value-type="string">
            <text:p>./kuchyne/_APE0805.jpg</text:p>
          </table:table-cell>
          <table:table-cell table:formula="of:=IF([.K534]=&quot;&quot;;&quot;&quot;;[.K534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5]+1" office:value-type="float" office:value="532" calcext:value-type="float">
            <text:p>532</text:p>
          </table:table-cell>
          <table:table-cell table:number-columns-repeated="8"/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&quot;-- nahled --&quot;);[.J535])" office:value-type="string" office:string-value="./kuchyne/_APE0805.jpg" calcext:value-type="string">
            <text:p>./kuchyne/_APE0805.jpg</text:p>
          </table:table-cell>
          <table:table-cell table:formula="of:=IF([.K535]=&quot;&quot;;&quot;&quot;;[.K535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6]+1" office:value-type="float" office:value="533" calcext:value-type="float">
            <text:p>533</text:p>
          </table:table-cell>
          <table:table-cell table:number-columns-repeated="8"/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&quot;-- nahled --&quot;);[.J536])" office:value-type="string" office:string-value="./kuchyne/_APE0805.jpg" calcext:value-type="string">
            <text:p>./kuchyne/_APE0805.jpg</text:p>
          </table:table-cell>
          <table:table-cell table:formula="of:=IF([.K536]=&quot;&quot;;&quot;&quot;;[.K536]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7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formula="of:=[.A538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formula="of:=[.A539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formula="of:=[.A540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formula="of:=[.A541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formula="of:=[.A542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formula="of:=[.A543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[.A544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formula="of:=[.A545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formula="of:=[.A546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formula="of:=[.A547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formula="of:=[.A548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formula="of:=[.A549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formula="of:=[.A550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formula="of:=[.A551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formula="of:=[.A552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formula="of:=[.A553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formula="of:=[.A554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formula="of:=[.A555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formula="of:=[.A556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formula="of:=[.A557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formula="of:=[.A558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formula="of:=[.A559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formula="of:=[.A560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formula="of:=[.A561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formula="of:=[.A562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formula="of:=[.A563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formula="of:=[.A564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[.A565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formula="of:=[.A566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formula="of:=[.A567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0" table:default-cell-style-name="Default"/>
        <table:table-row table:style-name="ro1">
          <table:table-cell table:style-name="ce16"/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esta</text:p>
          </table:table-cell>
          <table:table-cell table:style-name="ce16" office:value-type="string" calcext:value-type="string">
            <text:p>Lokace</text:p>
          </table:table-cell>
          <table:table-cell table:style-name="ce16" table:number-columns-repeated="1020"/>
        </table:table-row>
        <table:table-row table:style-name="ro1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1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Evidence.C36:Evidence.C47" table:orientation="column"/>
        <table:database-range table:name="__Anonymous_Sheet_DB__1" table:target-range-address="Evidence.A4:Evidence.N3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5:41:33.23374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6T09:43:09.294658481</dc:date>
    <dc:creator>Petr Michalec</dc:creator>
    <meta:editing-duration>P1DT6H25S</meta:editing-duration>
    <meta:editing-cycles>27</meta:editing-cycles>
    <meta:generator>LibreOffice/4.2.4.2$Linux_X86_64 LibreOffice_project/420m0$Build-2</meta:generator>
    <meta:printed-by>Petr Michalec</meta:printed-by>
    <meta:print-date>2014-06-24T22:06:45.138547982</meta:print-date>
    <meta:document-statistic meta:table-count="3" meta:cell-count="2385" meta:object-count="0"/>
  </office:meta>
</office:document-meta>
</file>